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monospace"/>
    <style:font-face style:name="adelle" svg:font-family="adelle, sans-serif"/>
    <style:font-face style:name="ff-dagny-web-pro" svg:font-family="ff-dagny-web-pro, sans-serif"/>
    <style:font-face style:name="inherit" svg:font-family="inherit"/>
    <style:font-face style:name="FreeSans1" svg:font-family="FreeSans" style:font-family-generic="swiss"/>
    <style:font-face style:name="LM Mono 12" svg:font-family="'LM Mono 12'" style:font-pitch="fixed"/>
    <style:font-face style:name="LM Mono 9" svg:font-family="'LM Mono 9'" style:font-pitch="fixed"/>
    <style:font-face style:name="Courier New" svg:font-family="'Courier New'"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mic Sans MS" fo:font-size="10pt" officeooo:rsid="0000be3c" officeooo:paragraph-rsid="0000be3c"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officeooo:rsid="0000be3c" officeooo:paragraph-rsid="0000be3c" style:font-size-asian="10pt" style:font-size-complex="10pt"/>
    </style:style>
    <style:style style:name="P4" style:family="paragraph" style:parent-style-name="Standard">
      <style:paragraph-properties fo:break-before="page" fo:background-color="transparent">
        <style:background-image/>
      </style:paragraph-properties>
      <style:text-properties fo:font-size="10pt" officeooo:rsid="0008fa98" officeooo:paragraph-rsid="0008fa98" style:font-size-asian="10pt" style:font-size-complex="10pt"/>
    </style:style>
    <style:style style:name="P5" style:family="paragraph" style:parent-style-name="Standard">
      <style:paragraph-properties fo:background-color="#cfe7f5">
        <style:background-image/>
      </style:paragraph-properties>
      <style:text-properties fo:font-size="10pt" officeooo:rsid="0008fa98" officeooo:paragraph-rsid="0008fa98" style:font-size-asian="10pt" style:font-size-complex="10pt"/>
    </style:style>
    <style:style style:name="P6" style:family="paragraph" style:parent-style-name="Standard">
      <style:paragraph-properties fo:background-color="#cfe7f5">
        <style:background-image/>
      </style:paragraph-properties>
      <style:text-properties fo:font-size="10pt" officeooo:rsid="000e1e2e" officeooo:paragraph-rsid="000e1e2e" style:font-size-asian="10pt" style:font-size-complex="10pt"/>
    </style:style>
    <style:style style:name="P7" style:family="paragraph" style:parent-style-name="Standard">
      <style:paragraph-properties fo:background-color="#e6e6ff">
        <style:background-image/>
      </style:paragraph-properties>
      <style:text-properties fo:color="#0000ff" style:font-name="Comic Sans MS" fo:font-size="10pt" fo:font-weight="normal" officeooo:rsid="0000be3c" officeooo:paragraph-rsid="0000be3c" fo:background-color="transparent" style:font-size-asian="10pt" style:font-weight-asian="normal" style:font-size-complex="10pt" style:font-weight-complex="normal"/>
    </style:style>
    <style:style style:name="P8" style:family="paragraph" style:parent-style-name="Standard">
      <style:paragraph-properties fo:background-color="#e6e6ff">
        <style:background-image/>
      </style:paragraph-properties>
      <style:text-properties fo:color="#0000ff" style:font-name="Comic Sans MS" fo:font-size="10pt" fo:font-weight="normal" officeooo:rsid="0000be3c" officeooo:paragraph-rsid="0000be3c" style:font-size-asian="10pt" style:font-weight-asian="normal" style:font-size-complex="10pt" style:font-weight-complex="normal"/>
    </style:style>
    <style:style style:name="P9" style:family="paragraph" style:parent-style-name="Standard">
      <style:paragraph-properties fo:background-color="#e6e6ff">
        <style:background-image/>
      </style:paragraph-properties>
      <style:text-properties fo:color="#0000ff" style:font-name="Comic Sans MS" fo:font-size="10pt" officeooo:rsid="0000be3c" officeooo:paragraph-rsid="0000be3c" style:font-size-asian="10pt" style:font-size-complex="10pt"/>
    </style:style>
    <style:style style:name="P10" style:family="paragraph" style:parent-style-name="Standard">
      <style:paragraph-properties fo:background-color="#e6e6ff">
        <style:background-image/>
      </style:paragraph-properties>
      <style:text-properties fo:color="#0000ff" style:font-name="Comic Sans MS" fo:font-size="10pt" officeooo:rsid="00029f1a" officeooo:paragraph-rsid="00029f1a" style:font-size-asian="10pt" style:font-size-complex="10pt"/>
    </style:style>
    <style:style style:name="P11" style:family="paragraph" style:parent-style-name="Standard">
      <style:paragraph-properties fo:background-color="#e6e6ff">
        <style:background-image/>
      </style:paragraph-properties>
      <style:text-properties fo:color="#0000ff" style:font-name="Comic Sans MS" fo:font-size="10pt" officeooo:rsid="00032086" officeooo:paragraph-rsid="00032086" style:font-size-asian="10pt" style:font-size-complex="10pt"/>
    </style:style>
    <style:style style:name="P12" style:family="paragraph" style:parent-style-name="Standard">
      <style:paragraph-properties fo:background-color="#e6e6ff">
        <style:background-image/>
      </style:paragraph-properties>
      <style:text-properties fo:color="#0000ff" style:font-name="Comic Sans MS" fo:font-size="10pt" officeooo:paragraph-rsid="00032086" style:font-size-asian="10pt" style:font-size-complex="10pt"/>
    </style:style>
    <style:style style:name="P13" style:family="paragraph" style:parent-style-name="Standard">
      <style:paragraph-properties fo:background-color="#e6e6ff">
        <style:background-image/>
      </style:paragraph-properties>
      <style:text-properties fo:color="#0000ff" style:font-name="Comic Sans MS" fo:font-size="10pt" officeooo:rsid="0003262a" officeooo:paragraph-rsid="0003262a" style:font-size-asian="10pt" style:font-size-complex="10pt"/>
    </style:style>
    <style:style style:name="P14" style:family="paragraph" style:parent-style-name="Standard">
      <style:paragraph-properties fo:background-color="#e6e6ff">
        <style:background-image/>
      </style:paragraph-properties>
      <style:text-properties style:font-name="FreeMono" fo:font-size="10pt" fo:font-weight="normal" officeooo:rsid="0000be3c" officeooo:paragraph-rsid="0000be3c" style:font-size-asian="10pt" style:font-weight-asian="normal" style:font-size-complex="10pt" style:font-weight-complex="normal"/>
    </style:style>
    <style:style style:name="P15" style:family="paragraph" style:parent-style-name="Standard">
      <style:paragraph-properties fo:background-color="#e6e6ff">
        <style:background-image/>
      </style:paragraph-properties>
      <style:text-properties style:font-name="Comic Sans MS" fo:font-size="10pt" fo:font-weight="normal" officeooo:rsid="0000be3c" officeooo:paragraph-rsid="0000be3c" style:font-size-asian="10pt" style:font-weight-asian="normal" style:font-size-complex="10pt" style:font-weight-complex="normal"/>
    </style:style>
    <style:style style:name="P16" style:family="paragraph" style:parent-style-name="Standard">
      <style:paragraph-properties fo:background-color="#e6e6ff">
        <style:background-image/>
      </style:paragraph-properties>
      <style:text-properties officeooo:paragraph-rsid="00029f1a"/>
    </style:style>
    <style:style style:name="P17" style:family="paragraph" style:parent-style-name="Standard">
      <style:paragraph-properties fo:background-color="#e6e6ff">
        <style:background-image/>
      </style:paragraph-properties>
      <style:text-properties fo:font-size="10pt" fo:font-weight="normal" officeooo:rsid="0000be3c" officeooo:paragraph-rsid="0000be3c" style:font-size-asian="10pt" style:font-weight-asian="normal" style:font-size-complex="10pt" style:font-weight-complex="normal"/>
    </style:style>
    <style:style style:name="P18" style:family="paragraph" style:parent-style-name="Standard">
      <style:paragraph-properties fo:background-color="#e6e6ff">
        <style:background-image/>
      </style:paragraph-properties>
      <style:text-properties fo:font-size="10pt" officeooo:paragraph-rsid="0000be3c" style:font-size-asian="10pt" style:font-size-complex="10pt"/>
    </style:style>
    <style:style style:name="P19" style:family="paragraph" style:parent-style-name="Standard">
      <style:paragraph-properties fo:background-color="#e6e6ff">
        <style:background-image/>
      </style:paragraph-properties>
      <style:text-properties officeooo:paragraph-rsid="0003262a"/>
    </style:style>
    <style:style style:name="P20" style:family="paragraph" style:parent-style-name="Standard">
      <style:paragraph-properties fo:background-color="transparent">
        <style:background-image/>
      </style:paragraph-properties>
      <style:text-properties fo:color="#0000ff" style:font-name="Comic Sans MS" fo:font-size="10pt" officeooo:rsid="00029f1a" officeooo:paragraph-rsid="00029f1a" style:font-size-asian="10pt" style:font-size-complex="10pt"/>
    </style:style>
    <style:style style:name="P21" style:family="paragraph" style:parent-style-name="Standard">
      <style:paragraph-properties fo:background-color="transparent">
        <style:background-image/>
      </style:paragraph-properties>
      <style:text-properties fo:color="#0000ff" style:font-name="Comic Sans MS" fo:font-size="10pt" officeooo:rsid="00032086" officeooo:paragraph-rsid="00032086" style:font-size-asian="10pt" style:font-size-complex="10pt"/>
    </style:style>
    <style:style style:name="P22" style:family="paragraph" style:parent-style-name="Standard">
      <style:paragraph-properties fo:background-color="transparent">
        <style:background-image/>
      </style:paragraph-properties>
      <style:text-properties fo:color="#0000ff" style:font-name="Comic Sans MS" fo:font-size="10pt" officeooo:paragraph-rsid="00032086" style:font-size-asian="10pt" style:font-size-complex="10pt"/>
    </style:style>
    <style:style style:name="P23" style:family="paragraph" style:parent-style-name="Standard">
      <style:paragraph-properties fo:background-color="transparent">
        <style:background-image/>
      </style:paragraph-properties>
      <style:text-properties fo:color="#0000ff" style:font-name="Comic Sans MS" fo:font-size="10pt" officeooo:rsid="0003262a" officeooo:paragraph-rsid="0003262a" style:font-size-asian="10pt" style:font-size-complex="10pt"/>
    </style:style>
    <style:style style:name="P24" style:family="paragraph" style:parent-style-name="Standard">
      <style:paragraph-properties fo:background-color="transparent">
        <style:background-image/>
      </style:paragraph-properties>
      <style:text-properties fo:font-size="10pt" officeooo:paragraph-rsid="00029f1a" style:font-size-asian="10pt" style:font-size-complex="10pt"/>
    </style:style>
    <style:style style:name="P25" style:family="paragraph" style:parent-style-name="Standard">
      <style:paragraph-properties fo:background-color="transparent">
        <style:background-image/>
      </style:paragraph-properties>
      <style:text-properties fo:font-size="10pt" officeooo:paragraph-rsid="0003262a" style:font-size-asian="10pt" style:font-size-complex="10pt"/>
    </style:style>
    <style:style style:name="P26" style:family="paragraph" style:parent-style-name="Standard">
      <style:paragraph-properties fo:background-color="transparent">
        <style:background-image/>
      </style:paragraph-properties>
      <style:text-properties fo:font-size="10pt" officeooo:rsid="0008fa98" officeooo:paragraph-rsid="0008fa98" style:font-size-asian="10pt" style:font-size-complex="10pt"/>
    </style:style>
    <style:style style:name="P27" style:family="paragraph" style:parent-style-name="Standard">
      <style:paragraph-properties fo:background-color="transparent">
        <style:background-image/>
      </style:paragraph-properties>
      <style:text-properties fo:font-size="10pt" officeooo:rsid="000e1e2e" officeooo:paragraph-rsid="000e1e2e" style:font-size-asian="10pt" style:font-size-complex="10pt"/>
    </style:style>
    <style:style style:name="P28" style:family="paragraph" style:parent-style-name="Standard">
      <style:paragraph-properties fo:background-color="transparent">
        <style:background-image/>
      </style:paragraph-properties>
      <style:text-properties fo:font-variant="normal" fo:text-transform="none" fo:color="#565e65" style:font-name="adelle" fo:font-size="10pt" fo:letter-spacing="normal" fo:font-style="normal" officeooo:rsid="00032086" officeooo:paragraph-rsid="00032086" style:font-size-asian="10pt" style:font-size-complex="10pt"/>
    </style:style>
    <style:style style:name="P29" style:family="paragraph" style:parent-style-name="Standard">
      <style:paragraph-properties fo:background-color="#ffffcc">
        <style:background-image/>
      </style:paragraph-properties>
      <style:text-properties fo:color="#0000ff" style:font-name="Comic Sans MS" fo:font-size="10pt" officeooo:paragraph-rsid="00032086" style:font-size-asian="10pt" style:font-size-complex="10pt"/>
    </style:style>
    <style:style style:name="P30" style:family="paragraph" style:parent-style-name="Text_20_body">
      <style:text-properties fo:font-size="10pt" officeooo:paragraph-rsid="00111aac" style:font-size-asian="8.75pt" style:font-size-complex="10pt"/>
    </style:style>
    <style:style style:name="P31" style:family="paragraph" style:parent-style-name="Text_20_body">
      <style:text-properties fo:font-size="10pt" style:text-underline-style="none" officeooo:rsid="00127038" officeooo:paragraph-rsid="00127038" style:font-size-asian="10pt" style:font-size-complex="10pt"/>
    </style:style>
    <style:style style:name="P32" style:family="paragraph" style:parent-style-name="Text_20_body">
      <style:text-properties fo:font-size="10pt" style:text-underline-style="none" officeooo:rsid="0012fb8e" officeooo:paragraph-rsid="0012fb8e" style:font-size-asian="10pt" style:font-size-complex="10pt"/>
    </style:style>
    <style:style style:name="P33" style:family="paragraph" style:parent-style-name="Text_20_body">
      <style:paragraph-properties fo:margin-left="0in" fo:margin-right="0in" fo:margin-top="0in" fo:margin-bottom="0in" style:contextual-spacing="false" fo:line-height="140%" fo:widows="1" fo:text-indent="0in" style:auto-text-indent="false" fo:padding="0in" fo:border="none"/>
    </style:style>
    <style:style style:name="P34" style:family="paragraph" style:parent-style-name="Text_20_body" style:list-style-name="L1">
      <style:paragraph-properties fo:margin-left="0in" fo:margin-right="0in" fo:margin-top="0in" fo:margin-bottom="0in" style:contextual-spacing="false" fo:line-height="140%" fo:widows="1" fo:text-indent="0in" style:auto-text-indent="false" fo:padding="0in" fo:border="none"/>
    </style:style>
    <style:style style:name="P35" style:family="paragraph" style:parent-style-name="Text_20_body" style:list-style-name="L3">
      <style:paragraph-properties fo:margin-left="0in" fo:margin-right="0in" fo:margin-top="0in" fo:margin-bottom="0in" style:contextual-spacing="false" fo:line-height="140%" fo:widows="1" fo:text-indent="0in" style:auto-text-indent="false" fo:padding="0in" fo:border="none"/>
    </style:style>
    <style:style style:name="P36" style:family="paragraph" style:parent-style-name="Text_20_body" style:list-style-name="L4">
      <style:paragraph-properties fo:margin-left="0in" fo:margin-right="0in" fo:margin-top="0in" fo:margin-bottom="0in" style:contextual-spacing="false" fo:line-height="140%" fo:widows="1" fo:text-indent="0in" style:auto-text-indent="false" fo:padding="0in" fo:border="none"/>
    </style:style>
    <style:style style:name="P37" style:family="paragraph" style:parent-style-name="Text_20_body" style:list-style-name="L6">
      <style:paragraph-properties fo:margin-left="0in" fo:margin-right="0in" fo:margin-top="0in" fo:margin-bottom="0in" style:contextual-spacing="false" fo:line-height="140%" fo:widows="1" fo:text-indent="0in" style:auto-text-indent="false" fo:padding="0in" fo:border="none"/>
    </style:style>
    <style:style style:name="P38" style:family="paragraph" style:parent-style-name="Text_20_body" style:list-style-name="L9">
      <style:paragraph-properties fo:margin-left="0in" fo:margin-right="0in" fo:margin-top="0in" fo:margin-bottom="0in" style:contextual-spacing="false" fo:line-height="140%" fo:widows="1" fo:text-indent="0in" style:auto-text-indent="false" fo:padding="0in" fo:border="none"/>
    </style:style>
    <style:style style:name="P39" style:family="paragraph" style:parent-style-name="Text_20_body" style:list-style-name="L14">
      <style:paragraph-properties fo:margin-left="0in" fo:margin-right="0in" fo:margin-top="0in" fo:margin-bottom="0in" style:contextual-spacing="false" fo:line-height="140%" fo:widows="1" fo:text-indent="0in" style:auto-text-indent="false" fo:padding="0in" fo:border="none"/>
    </style:style>
    <style:style style:name="P40" style:family="paragraph" style:parent-style-name="Text_20_body" style:list-style-name="L20">
      <style:paragraph-properties fo:margin-left="0in" fo:margin-right="0in" fo:margin-top="0in" fo:margin-bottom="0in" style:contextual-spacing="false" fo:line-height="140%" fo:widows="1" fo:text-indent="0in" style:auto-text-indent="false" fo:padding="0in" fo:border="none"/>
    </style:style>
    <style:style style:name="P41" style:family="paragraph" style:parent-style-name="Text_20_body" style:list-style-name="L21">
      <style:paragraph-properties fo:margin-left="0in" fo:margin-right="0in" fo:margin-top="0in" fo:margin-bottom="0in" style:contextual-spacing="false" fo:line-height="140%" fo:widows="1" fo:text-indent="0in" style:auto-text-indent="false" fo:padding="0in" fo:border="none"/>
    </style:style>
    <style:style style:name="P42" style:family="paragraph" style:parent-style-name="Text_20_body" style:list-style-name="L23">
      <style:paragraph-properties fo:margin-left="0in" fo:margin-right="0in" fo:margin-top="0in" fo:margin-bottom="0in" style:contextual-spacing="false" fo:line-height="140%" fo:widows="1" fo:text-indent="0in" style:auto-text-indent="false" fo:padding="0in" fo:border="none"/>
    </style:style>
    <style:style style:name="P43" style:family="paragraph" style:parent-style-name="Text_20_body">
      <style:paragraph-properties fo:margin-left="0in" fo:margin-right="0in" fo:margin-top="0in" fo:margin-bottom="0in" style:contextual-spacing="false" fo:line-height="150%" fo:widows="1" fo:text-indent="0in" style:auto-text-indent="false" fo:padding="0in" fo:border="none"/>
      <style:text-properties fo:font-variant="normal" fo:text-transform="none" fo:color="#565e65" style:font-name="inherit" fo:font-size="10pt" fo:letter-spacing="normal" fo:font-style="normal" fo:font-weight="normal" style:font-size-asian="10pt" style:font-size-complex="10pt" fo:padding="0in" fo:border="none"/>
    </style:style>
    <style:style style:name="P44" style:family="paragraph" style:parent-style-name="Text_20_body">
      <style:paragraph-properties fo:margin-left="0in" fo:margin-right="0in" fo:margin-top="0in" fo:margin-bottom="0in" style:contextual-spacing="false" fo:line-height="140%" fo:widows="1" fo:text-indent="0in" style:auto-text-indent="false" fo:padding="0in" fo:border="none"/>
      <style:text-properties fo:font-size="10pt" style:font-size-asian="10pt" style:font-size-complex="10pt"/>
    </style:style>
    <style:style style:name="P45" style:family="paragraph" style:parent-style-name="Text_20_body">
      <style:paragraph-properties fo:margin-left="0in" fo:margin-right="0in" fo:margin-top="0in" fo:margin-bottom="0in" style:contextual-spacing="false" fo:line-height="150%" fo:widows="1" fo:text-indent="0in" style:auto-text-indent="false" fo:padding="0in" fo:border="none"/>
      <style:text-properties fo:color="#565e65" style:font-name="inherit" fo:font-size="10pt" style:font-size-asian="10pt" style:font-size-complex="10pt" fo:padding="0in" fo:border="none"/>
    </style:style>
    <style:style style:name="P46" style:family="paragraph" style:parent-style-name="Text_20_body">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47" style:family="paragraph" style:parent-style-name="Text_20_body" style:list-style-name="L5">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48" style:family="paragraph" style:parent-style-name="Text_20_body" style:list-style-name="L8">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49" style:family="paragraph" style:parent-style-name="Text_20_body" style:list-style-name="L10">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0" style:family="paragraph" style:parent-style-name="Text_20_body" style:list-style-name="L12">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1" style:family="paragraph" style:parent-style-name="Text_20_body" style:list-style-name="L13">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2" style:family="paragraph" style:parent-style-name="Text_20_body" style:list-style-name="L15">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3" style:family="paragraph" style:parent-style-name="Text_20_body" style:list-style-name="L16">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4" style:family="paragraph" style:parent-style-name="Text_20_body" style:list-style-name="L17">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5" style:family="paragraph" style:parent-style-name="Text_20_body" style:list-style-name="L18">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6" style:family="paragraph" style:parent-style-name="Text_20_body" style:list-style-name="L19">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7" style:family="paragraph" style:parent-style-name="Text_20_body" style:list-style-name="L20">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8" style:family="paragraph" style:parent-style-name="Text_20_body" style:list-style-name="L22">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59" style:family="paragraph" style:parent-style-name="Text_20_body" style:list-style-name="L24">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60" style:family="paragraph" style:parent-style-name="Text_20_body" style:list-style-name="L25">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61" style:family="paragraph" style:parent-style-name="Text_20_body" style:list-style-name="L26">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62" style:family="paragraph" style:parent-style-name="Text_20_body" style:list-style-name="L27">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63" style:family="paragraph" style:parent-style-name="Text_20_body" style:list-style-name="L28">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64" style:family="paragraph" style:parent-style-name="Text_20_body" style:list-style-name="L29">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65" style:family="paragraph" style:parent-style-name="Text_20_body" style:list-style-name="L30">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66" style:family="paragraph" style:parent-style-name="Text_20_body" style:list-style-name="L31">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67" style:family="paragraph" style:parent-style-name="Text_20_body" style:list-style-name="L32">
      <style:paragraph-properties fo:margin-left="0in" fo:margin-right="0in" fo:margin-top="0in" fo:margin-bottom="0in" style:contextual-spacing="false" fo:line-height="140%" fo:widows="1" fo:text-indent="0in" style:auto-text-indent="false" fo:background-color="#ffffcc" fo:padding="0in" fo:border="none">
        <style:background-image/>
      </style:paragraph-properties>
    </style:style>
    <style:style style:name="P68" style:family="paragraph" style:parent-style-name="Text_20_body" style:list-style-name="L5">
      <style:paragraph-properties fo:margin-left="0in" fo:margin-right="0in" fo:margin-top="0in" fo:margin-bottom="0in" style:contextual-spacing="false" fo:line-height="120%" fo:widows="1" fo:text-indent="0in" style:auto-text-indent="false" fo:background-color="#ffffcc" fo:padding="0in" fo:border="none">
        <style:background-image/>
      </style:paragraph-properties>
      <style:text-properties fo:font-variant="normal" fo:text-transform="none" fo:color="#ff0000" style:font-name="inherit" fo:font-size="10pt" fo:letter-spacing="normal" fo:font-style="normal" fo:font-weight="normal" style:font-size-asian="10pt" style:font-size-complex="10pt" fo:padding="0in" fo:border="none"/>
    </style:style>
    <style:style style:name="P69" style:family="paragraph" style:parent-style-name="Text_20_body" style:list-style-name="L11">
      <style:paragraph-properties fo:margin-left="0in" fo:margin-right="0in" fo:margin-top="0in" fo:margin-bottom="0in" style:contextual-spacing="false" fo:line-height="120%" fo:widows="1" fo:text-indent="0in" style:auto-text-indent="false" fo:background-color="#ffffcc" fo:padding="0in" fo:border="none">
        <style:background-image/>
      </style:paragraph-properties>
      <style:text-properties fo:font-variant="normal" fo:text-transform="none" fo:color="#ff0000" style:font-name="inherit" fo:font-size="10pt" fo:letter-spacing="normal" fo:font-style="normal" fo:font-weight="normal" style:font-size-asian="10pt" style:font-size-complex="10pt" fo:padding="0in" fo:border="none"/>
    </style:style>
    <style:style style:name="P70" style:family="paragraph" style:parent-style-name="Text_20_body">
      <style:paragraph-properties fo:margin-left="0in" fo:margin-right="0in" fo:margin-top="0in" fo:margin-bottom="0in" style:contextual-spacing="false" fo:line-height="150%" fo:widows="1" fo:text-indent="0in" style:auto-text-indent="false" fo:background-color="#ffffcc" fo:padding="0in" fo:border="none">
        <style:background-image/>
      </style:paragraph-properties>
      <style:text-properties fo:font-variant="normal" fo:text-transform="none" fo:color="#ff0000" style:font-name="inherit" fo:font-size="10pt" fo:letter-spacing="normal" fo:font-style="normal" fo:font-weight="normal" style:font-size-asian="10pt" style:font-size-complex="10pt" fo:padding="0in" fo:border="none"/>
    </style:style>
    <style:style style:name="P71" style:family="paragraph" style:parent-style-name="Text_20_body" style:list-style-name="L25">
      <style:paragraph-properties fo:margin-left="0in" fo:margin-right="0in" fo:margin-top="0in" fo:margin-bottom="0in" style:contextual-spacing="false" fo:line-height="120%" fo:widows="1" fo:text-indent="0in" style:auto-text-indent="false" fo:background-color="#ffffcc" fo:padding="0in" fo:border="none">
        <style:background-image/>
      </style:paragraph-properties>
    </style:style>
    <style:style style:name="P72" style:family="paragraph" style:parent-style-name="Text_20_body">
      <style:paragraph-properties fo:margin-left="0in" fo:margin-right="0in" fo:margin-top="0.0311in" fo:margin-bottom="0in" style:contextual-spacing="false" style:line-height-at-least="0.1665in" fo:widows="1" fo:text-indent="0in" style:auto-text-indent="false"/>
      <style:text-properties fo:font-variant="normal" fo:text-transform="none" fo:color="#f4f4f4" style:font-name="inherit" fo:font-size="10pt" fo:letter-spacing="normal" fo:font-style="normal" fo:font-weight="normal" fo:background-color="#5d6c79" style:font-size-asian="10pt" style:font-size-complex="10pt" fo:padding="0in" fo:border="none"/>
    </style:style>
    <style:style style:name="P73" style:family="paragraph" style:parent-style-name="Text_20_body">
      <style:paragraph-properties fo:margin-left="0in" fo:margin-right="0in" fo:margin-top="0.0311in" fo:margin-bottom="0in" style:contextual-spacing="false" style:line-height-at-least="0.1665in" fo:widows="1" fo:text-indent="0in" style:auto-text-indent="false"/>
      <style:text-properties fo:font-variant="normal" fo:text-transform="none" fo:color="#f4f4f4" style:font-name="inherit" fo:font-size="10pt" fo:letter-spacing="normal" fo:font-style="normal" fo:font-weight="bold" fo:background-color="#ffff66" style:font-size-asian="10pt" style:font-weight-asian="bold" style:font-size-complex="10pt" style:font-weight-complex="bold" fo:padding="0in" fo:border="none"/>
    </style:style>
    <style:style style:name="P74" style:family="paragraph" style:parent-style-name="Text_20_body" style:list-style-name="L32">
      <style:paragraph-properties fo:margin-left="0in" fo:margin-right="0in" fo:margin-top="0in" fo:margin-bottom="0.052in" style:contextual-spacing="false" fo:line-height="120%" fo:widows="1" fo:text-indent="0in" style:auto-text-indent="false" fo:background-color="#ffffcc" fo:padding="0in" fo:border="none">
        <style:background-image/>
      </style:paragraph-properties>
      <style:text-properties fo:font-variant="normal" fo:text-transform="none" fo:color="#ff0000" style:font-name="inherit" fo:font-size="10pt" fo:letter-spacing="normal" fo:font-style="normal" fo:font-weight="normal" style:font-size-asian="10pt" style:font-size-complex="10pt" fo:padding="0in" fo:border="none"/>
    </style:style>
    <style:style style:name="P75" style:family="paragraph" style:parent-style-name="Text_20_body">
      <style:paragraph-properties fo:margin-left="0in" fo:margin-right="0in" fo:margin-top="0.0311in" fo:margin-bottom="0.1965in" style:contextual-spacing="false" fo:text-indent="0in" style:auto-text-indent="false"/>
      <style:text-properties fo:color="#f4f4f4" style:font-name="inherit" fo:font-size="10pt" fo:background-color="#5d6c79" style:font-size-asian="10pt" style:font-size-complex="10pt" fo:padding="0in" fo:border="none"/>
    </style:style>
    <style:style style:name="P76" style:family="paragraph" style:list-style-name="L7">
      <style:paragraph-properties fo:background-color="#e6e6ff">
        <style:background-image/>
      </style:paragraph-properties>
    </style:style>
    <style:style style:name="P77" style:family="paragraph" style:parent-style-name="Text_20_body">
      <style:paragraph-properties fo:background-color="transparent">
        <style:background-image/>
      </style:paragraph-properties>
      <style:text-properties fo:font-variant="normal" fo:text-transform="none" fo:color="#454e5c" style:font-name="adelle" fo:font-size="10pt" fo:letter-spacing="normal" fo:font-style="normal" officeooo:paragraph-rsid="0003262a" fo:background-color="#ffff66" style:font-size-asian="10pt" style:font-size-complex="10pt"/>
    </style:style>
    <style:style style:name="P78" style:family="paragraph" style:parent-style-name="Text_20_body">
      <style:paragraph-properties fo:background-color="transparent">
        <style:background-image/>
      </style:paragraph-properties>
      <style:text-properties fo:font-size="10pt" style:text-underline-style="none" officeooo:rsid="0012fb8e" officeooo:paragraph-rsid="0012fb8e" style:font-size-asian="10pt" style:font-size-complex="10pt"/>
    </style:style>
    <style:style style:name="P79" style:family="paragraph" style:parent-style-name="Text_20_body">
      <style:paragraph-properties fo:background-color="transparent">
        <style:background-image/>
      </style:paragraph-properties>
      <style:text-properties fo:font-size="10pt" style:text-underline-style="none" officeooo:rsid="001774b4" officeooo:paragraph-rsid="001774b4" style:font-size-asian="10pt" style:font-size-complex="10pt"/>
    </style:style>
    <style:style style:name="P80" style:family="paragraph" style:parent-style-name="Text_20_body">
      <style:paragraph-properties fo:background-color="transparent">
        <style:background-image/>
      </style:paragraph-properties>
      <style:text-properties fo:font-size="10pt" style:text-underline-style="none" officeooo:rsid="001774b4" officeooo:paragraph-rsid="001774b4" fo:background-color="transparent" style:font-size-asian="10pt" style:font-size-complex="10pt"/>
    </style:style>
    <style:style style:name="P81" style:family="paragraph" style:parent-style-name="Text_20_body">
      <style:paragraph-properties fo:background-color="transparent">
        <style:background-image/>
      </style:paragraph-properties>
      <style:text-properties fo:color="#0000ff" style:font-name="Comic Sans MS" fo:font-size="10pt" style:text-underline-style="none" officeooo:rsid="001774b4" officeooo:paragraph-rsid="001774b4" style:font-size-asian="10pt" style:font-size-complex="10pt"/>
    </style:style>
    <style:style style:name="P82" style:family="paragraph" style:parent-style-name="Text_20_body">
      <style:paragraph-properties fo:background-color="#cfe7f5">
        <style:background-image/>
      </style:paragraph-properties>
      <style:text-properties fo:font-variant="normal" fo:text-transform="none" fo:color="#0000ff" style:font-name="Comic Sans MS" fo:font-size="10pt" fo:letter-spacing="normal" fo:font-style="normal" officeooo:rsid="0007ba05" officeooo:paragraph-rsid="0007ba05" fo:background-color="transparent" style:font-size-asian="10pt" style:font-size-complex="10pt"/>
    </style:style>
    <style:style style:name="P83" style:family="paragraph" style:parent-style-name="Text_20_body">
      <style:paragraph-properties fo:background-color="#cfe7f5">
        <style:background-image/>
      </style:paragraph-properties>
      <style:text-properties fo:font-variant="normal" fo:text-transform="none" fo:color="#0000ff" style:font-name="Comic Sans MS" fo:font-size="10pt" fo:letter-spacing="normal" fo:font-style="normal" officeooo:paragraph-rsid="0007ba05" fo:background-color="transparent" style:font-size-asian="10pt" style:font-size-complex="10pt"/>
    </style:style>
    <style:style style:name="P84" style:family="paragraph" style:parent-style-name="Text_20_body">
      <style:paragraph-properties fo:background-color="#cfe7f5">
        <style:background-image/>
      </style:paragraph-properties>
      <style:text-properties fo:color="#0000ff" style:font-name="Comic Sans MS" fo:font-size="10pt" style:text-underline-style="none" officeooo:rsid="001774b4" officeooo:paragraph-rsid="001774b4" style:font-size-asian="10pt" style:font-size-complex="10pt"/>
    </style:style>
    <style:style style:name="P85" style:family="paragraph" style:parent-style-name="Text_20_body">
      <style:paragraph-properties fo:background-color="#cfe7f5">
        <style:background-image/>
      </style:paragraph-properties>
      <style:text-properties fo:color="#0000ff" style:font-name="Comic Sans MS" fo:font-size="10pt" style:text-underline-style="none" fo:font-weight="bold" officeooo:rsid="0012fb8e" officeooo:paragraph-rsid="0012fb8e" style:font-size-asian="10pt" style:font-weight-asian="bold" style:font-size-complex="10pt" style:font-weight-complex="bold"/>
    </style:style>
    <style:style style:name="P86" style:family="paragraph" style:parent-style-name="Text_20_body">
      <style:paragraph-properties fo:background-color="#cfe7f5">
        <style:background-image/>
      </style:paragraph-properties>
      <style:text-properties fo:color="#0000ff" style:font-name="Comic Sans MS" fo:font-size="10pt" style:text-underline-style="none" fo:font-weight="normal" officeooo:rsid="0012fb8e" officeooo:paragraph-rsid="0012fb8e" style:font-size-asian="10pt" style:font-weight-asian="normal" style:font-size-complex="10pt" style:font-weight-complex="normal"/>
    </style:style>
    <style:style style:name="P87" style:family="paragraph" style:parent-style-name="Text_20_body">
      <style:paragraph-properties fo:background-color="#cfe7f5">
        <style:background-image/>
      </style:paragraph-properties>
      <style:text-properties fo:color="#0000ff" style:font-name="Comic Sans MS" fo:font-size="10pt" style:text-underline-style="none" officeooo:rsid="001774b4" officeooo:paragraph-rsid="001774b4" fo:background-color="transparent" style:font-size-asian="10pt" style:font-size-complex="10pt"/>
    </style:style>
    <style:style style:name="P88" style:family="paragraph" style:parent-style-name="Text_20_body">
      <style:paragraph-properties fo:background-color="#cfe7f5">
        <style:background-image/>
      </style:paragraph-properties>
      <style:text-properties fo:font-size="10pt" style:text-underline-style="none" officeooo:rsid="0012fb8e" officeooo:paragraph-rsid="0012fb8e" style:font-size-asian="10pt" style:font-size-complex="10pt"/>
    </style:style>
    <style:style style:name="P89" style:family="paragraph" style:parent-style-name="Heading_20_3">
      <style:text-properties fo:font-variant="normal" fo:text-transform="none" fo:color="#565e65" style:font-name="adelle" fo:font-size="10pt" fo:letter-spacing="normal" fo:font-style="normal" fo:font-weight="bold" officeooo:rsid="0000be3c" officeooo:paragraph-rsid="0000be3c" fo:background-color="#ffff66" style:font-size-asian="10pt" style:font-weight-asian="bold" style:font-size-complex="10pt" style:font-weight-complex="bold" fo:padding="0in" fo:border="none"/>
    </style:style>
    <style:style style:name="P90" style:family="paragraph" style:parent-style-name="Heading_20_3">
      <style:text-properties fo:font-variant="normal" fo:text-transform="none" fo:color="#565e65" style:font-name="adelle" fo:font-size="10pt" fo:letter-spacing="normal" fo:font-style="normal" style:text-underline-style="none" fo:font-weight="bold" officeooo:rsid="0012fb8e" officeooo:paragraph-rsid="0012fb8e" fo:background-color="#ffff66" style:font-size-asian="10pt" style:font-weight-asian="bold" style:font-size-complex="10pt" style:font-weight-complex="bold" fo:padding="0in" fo:border="none"/>
    </style:style>
    <style:style style:name="P91" style:family="paragraph" style:parent-style-name="Heading_20_3">
      <style:text-properties fo:font-weight="bold" officeooo:paragraph-rsid="00127038" fo:background-color="#ffff66" style:font-weight-asian="bold" style:font-weight-complex="bold"/>
    </style:style>
    <style:style style:name="P92" style:family="paragraph" style:parent-style-name="Heading_20_3">
      <style:text-properties fo:color="#565e65" style:font-name="adelle" fo:font-size="10pt" style:text-underline-style="none" fo:font-weight="bold" officeooo:rsid="0012fb8e" officeooo:paragraph-rsid="0012fb8e" fo:background-color="#ffff66" style:font-size-asian="10pt" style:font-weight-asian="bold" style:font-size-complex="10pt" style:font-weight-complex="bold"/>
    </style:style>
    <style:style style:name="P93" style:family="paragraph" style:parent-style-name="Heading_20_3">
      <style:paragraph-properties fo:margin-left="0in" fo:margin-right="0in" fo:margin-top="0in" fo:margin-bottom="0in" style:contextual-spacing="false" fo:line-height="140%" fo:widows="1" fo:text-indent="0in" style:auto-text-indent="false" fo:background-color="#99ffcc" fo:padding="0in" fo:border="none">
        <style:background-image/>
      </style:paragraph-properties>
      <style:text-properties fo:font-variant="normal" fo:text-transform="none" fo:color="#565e65" style:font-name="adelle" fo:font-size="12pt" fo:letter-spacing="normal" fo:font-style="normal" fo:font-weight="bold" fo:background-color="transparent" style:font-size-asian="12pt" style:font-weight-asian="bold" style:font-size-complex="12pt" style:font-weight-complex="bold" fo:padding="0in" fo:border="none"/>
    </style:style>
    <style:style style:name="P94" style:family="paragraph" style:parent-style-name="Heading_20_3">
      <style:paragraph-properties fo:break-before="page"/>
      <style:text-properties fo:font-variant="normal" fo:text-transform="none" fo:color="#565e65" style:font-name="adelle" fo:font-size="10pt" fo:letter-spacing="normal" fo:font-style="normal" fo:font-weight="bold" officeooo:rsid="0000be3c" officeooo:paragraph-rsid="0000be3c" fo:background-color="#ffff66" style:font-size-asian="10pt" style:font-weight-asian="bold" style:font-size-complex="10pt" style:font-weight-complex="bold" fo:padding="0in" fo:border="none"/>
    </style:style>
    <style:style style:name="P95"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officeooo:rsid="00029f1a" officeooo:paragraph-rsid="00029f1a" style:font-size-asian="10pt" style:font-size-complex="10pt"/>
    </style:style>
    <style:style style:name="P96"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officeooo:rsid="00032086" officeooo:paragraph-rsid="00032086" fo:background-color="#ffff66" style:font-size-asian="10pt" style:font-size-complex="10pt"/>
    </style:style>
    <style:style style:name="P97"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officeooo:rsid="0003262a" officeooo:paragraph-rsid="0003262a" fo:background-color="#ffff66" style:font-size-asian="10pt" style:font-size-complex="10pt"/>
    </style:style>
    <style:style style:name="P98"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fo:font-weight="bold" officeooo:rsid="00032086" officeooo:paragraph-rsid="00032086" fo:background-color="#ffff66" style:font-size-asian="10pt" style:font-weight-asian="bold" style:font-size-complex="10pt" style:font-weight-complex="bold" fo:padding="0in" fo:border="none"/>
    </style:style>
    <style:style style:name="P99"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fo:font-weight="bold" officeooo:rsid="00029f1a" officeooo:paragraph-rsid="00029f1a" fo:background-color="#ffff66" style:font-size-asian="10pt" style:font-weight-asian="bold" style:font-size-complex="10pt" style:font-weight-complex="bold" fo:padding="0in" fo:border="none"/>
    </style:style>
    <style:style style:name="P100"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fo:font-weight="bold" officeooo:paragraph-rsid="00032086" fo:background-color="#ffff66" style:font-size-asian="10pt" style:font-weight-asian="bold" style:font-size-complex="10pt" style:font-weight-complex="bold" fo:padding="0in" fo:border="none"/>
    </style:style>
    <style:style style:name="P101"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fo:font-weight="bold" officeooo:paragraph-rsid="0003262a" fo:background-color="#ffff66" style:font-size-asian="10pt" style:font-weight-asian="bold" style:font-size-complex="10pt" style:font-weight-complex="bold" fo:padding="0in" fo:border="none"/>
    </style:style>
    <style:style style:name="P102"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fo:font-weight="bold" officeooo:rsid="0003262a" officeooo:paragraph-rsid="0003262a" fo:background-color="#ffff66" style:font-size-asian="10pt" style:font-weight-asian="bold" style:font-size-complex="10pt" style:font-weight-complex="bold" fo:padding="0in" fo:border="none"/>
    </style:style>
    <style:style style:name="P103"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fo:font-weight="bold" officeooo:rsid="0008fa98" officeooo:paragraph-rsid="0008fa98" fo:background-color="#ffff66" style:font-size-asian="10pt" style:font-weight-asian="bold" style:font-size-complex="10pt" style:font-weight-complex="bold" fo:padding="0in" fo:border="none"/>
    </style:style>
    <style:style style:name="P104"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fo:font-weight="bold" officeooo:rsid="000e1e2e" officeooo:paragraph-rsid="000e1e2e" fo:background-color="#ffff66" style:font-size-asian="10pt" style:font-weight-asian="bold" style:font-size-complex="10pt" style:font-weight-complex="bold" fo:padding="0in" fo:border="none"/>
    </style:style>
    <style:style style:name="P105"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style:text-underline-style="none" fo:font-weight="bold" officeooo:rsid="0012fb8e" officeooo:paragraph-rsid="0012fb8e" fo:background-color="#ffff66" style:font-size-asian="10pt" style:font-weight-asian="bold" style:font-size-complex="10pt" style:font-weight-complex="bold" fo:padding="0in" fo:border="none"/>
    </style:style>
    <style:style style:name="P106" style:family="paragraph" style:parent-style-name="Heading_20_3">
      <style:paragraph-properties fo:background-color="transparent">
        <style:background-image/>
      </style:paragraph-properties>
      <style:text-properties fo:font-variant="normal" fo:text-transform="none" fo:color="#565e65" style:font-name="adelle" fo:font-size="10pt" fo:letter-spacing="normal" fo:font-style="normal" style:text-underline-style="none" fo:font-weight="bold" officeooo:rsid="001774b4" officeooo:paragraph-rsid="001774b4" fo:background-color="#ffff66" style:font-size-asian="10pt" style:font-weight-asian="bold" style:font-size-complex="10pt" style:font-weight-complex="bold" fo:padding="0in" fo:border="none"/>
    </style:style>
    <style:style style:name="P107" style:family="paragraph" style:parent-style-name="Heading_20_3">
      <style:paragraph-properties fo:background-color="#ffffcc">
        <style:background-image/>
      </style:paragraph-properties>
      <style:text-properties fo:font-variant="normal" fo:text-transform="none" fo:color="#565e65" style:font-name="adelle" fo:font-size="10pt" fo:letter-spacing="normal" fo:font-style="italic" style:text-underline-style="solid" style:text-underline-width="auto" style:text-underline-color="font-color" fo:font-weight="bold" officeooo:rsid="00032086" officeooo:paragraph-rsid="00032086" fo:background-color="transparent" style:font-size-asian="10pt" style:font-style-asian="italic" style:font-weight-asian="bold" style:font-size-complex="10pt" style:font-style-complex="italic" style:font-weight-complex="bold" fo:padding="0in" fo:border="none"/>
    </style:style>
    <style:style style:name="P108" style:family="paragraph" style:parent-style-name="Heading_20_3">
      <style:paragraph-properties fo:background-color="#99ffcc">
        <style:background-image/>
      </style:paragraph-properties>
      <style:text-properties fo:font-variant="normal" fo:text-transform="none" fo:color="#565e65" style:font-name="adelle" fo:font-size="12pt" fo:letter-spacing="normal" fo:font-style="normal" fo:font-weight="bold" fo:background-color="transparent" style:font-size-asian="12pt" style:font-weight-asian="bold" style:font-size-complex="12pt" style:font-weight-complex="bold" fo:padding="0in" fo:border="none"/>
    </style:style>
    <style:style style:name="P109" style:family="paragraph" style:parent-style-name="Heading_20_3">
      <style:paragraph-properties fo:background-color="#99ffcc">
        <style:background-image/>
      </style:paragraph-properties>
      <style:text-properties fo:font-variant="normal" fo:text-transform="none" fo:color="#565e65" style:font-name="adelle" fo:font-size="12pt" fo:letter-spacing="normal" fo:font-style="normal" fo:font-weight="bold" officeooo:rsid="0000be3c" officeooo:paragraph-rsid="0000be3c" fo:background-color="transparent" style:font-size-asian="12pt" style:font-weight-asian="bold" style:font-size-complex="12pt" style:font-weight-complex="bold" fo:padding="0in" fo:border="none"/>
    </style:style>
    <style:style style:name="P110" style:family="paragraph" style:parent-style-name="Heading_20_4">
      <style:paragraph-properties fo:margin-left="0in" fo:margin-right="0in" fo:margin-top="0.1563in" fo:margin-bottom="0.1563in" style:contextual-spacing="false" fo:line-height="145%" fo:widows="1" fo:text-indent="0in" style:auto-text-indent="false" fo:padding="0in" fo:border="none"/>
      <style:text-properties fo:font-variant="normal" fo:text-transform="none" fo:color="#565e65" style:font-name="adelle" fo:font-size="10pt" fo:letter-spacing="normal" fo:font-style="normal" fo:font-weight="bold" style:font-size-asian="10pt" style:font-size-complex="10pt"/>
    </style:style>
    <style:style style:name="P111" style:family="paragraph" style:parent-style-name="Heading_20_4">
      <style:paragraph-properties fo:margin-left="0in" fo:margin-right="0in" fo:margin-top="0.1563in" fo:margin-bottom="0.1563in" style:contextual-spacing="false" fo:line-height="145%" fo:widows="1" fo:text-indent="0in" style:auto-text-indent="false" fo:background-color="#ffffcc" fo:padding="0in" fo:border="none">
        <style:background-image/>
      </style:paragraph-properties>
      <style:text-properties fo:font-variant="normal" fo:text-transform="none" fo:color="#ff0000" style:font-name="adelle" fo:font-size="10pt" fo:letter-spacing="normal" fo:font-style="normal" fo:font-weight="bold" style:font-size-asian="10pt" style:font-size-complex="10pt"/>
    </style:style>
    <style:style style:name="P112" style:family="paragraph" style:parent-style-name="Heading_20_4">
      <style:paragraph-properties fo:margin-left="0in" fo:margin-right="0in" fo:margin-top="0.1563in" fo:margin-bottom="0.1563in" style:contextual-spacing="false" fo:line-height="145%" fo:widows="1" fo:text-indent="0in" style:auto-text-indent="false" fo:background-color="#ffffcc" fo:padding="0in" fo:border="none">
        <style:background-image/>
      </style:paragraph-properties>
      <style:text-properties fo:font-variant="normal" fo:text-transform="none" fo:color="#ff0066" style:font-name="adelle" fo:font-size="10pt" fo:letter-spacing="normal" fo:font-style="normal" fo:font-weight="bold" style:font-size-asian="10pt" style:font-size-complex="10pt"/>
    </style:style>
    <style:style style:name="P113" style:family="paragraph" style:parent-style-name="Heading_20_4">
      <style:paragraph-properties fo:margin-left="0in" fo:margin-right="0in" fo:margin-top="0.1563in" fo:margin-bottom="0.1563in" style:contextual-spacing="false" fo:line-height="145%" fo:widows="1" fo:text-indent="0in" style:auto-text-indent="false" fo:background-color="#ffffcc" fo:padding="0in" fo:border="none">
        <style:background-image/>
      </style:paragraph-properties>
      <style:text-properties fo:font-variant="normal" fo:text-transform="none" fo:color="#565e65" style:font-name="adelle" fo:font-size="10pt" fo:letter-spacing="normal" fo:font-style="normal" fo:font-weight="bold" fo:background-color="transparent" style:font-size-asian="10pt" style:font-size-complex="10pt"/>
    </style:style>
    <style:style style:name="P114" style:family="paragraph" style:parent-style-name="Heading_20_4">
      <style:paragraph-properties fo:margin-left="0in" fo:margin-right="0in" fo:margin-top="0.1563in" fo:margin-bottom="0.1563in" style:contextual-spacing="false" fo:line-height="145%" fo:widows="1" fo:text-indent="0in" style:auto-text-indent="false" fo:background-color="#ffffcc" fo:padding="0in" fo:border="none">
        <style:background-image/>
      </style:paragraph-properties>
      <style:text-properties fo:font-variant="normal" fo:text-transform="none" fo:color="#565e65" style:font-name="adelle" fo:font-size="10pt" fo:letter-spacing="normal" fo:font-style="normal" fo:font-weight="bold" style:font-size-asian="10pt" style:font-size-complex="10pt"/>
    </style:style>
    <style:style style:name="P115" style:family="paragraph" style:parent-style-name="Preformatted_20_Text">
      <style:paragraph-properties fo:margin-left="0in" fo:margin-right="0in" fo:margin-top="0in" fo:margin-bottom="0in" style:contextual-spacing="false" fo:line-height="140%" fo:widows="1" fo:text-indent="0in" style:auto-text-indent="false" fo:padding="0.1043in" fo:border="0.06pt solid #e0e0e0"/>
    </style:style>
    <style:style style:name="P116" style:family="paragraph" style:parent-style-name="Preformatted_20_Text">
      <style:paragraph-properties fo:margin-top="0in" fo:margin-bottom="0in" style:contextual-spacing="false" fo:line-height="140%" fo:widows="1" fo:padding="0.1043in" fo:border="0.06pt solid #e0e0e0"/>
    </style:style>
    <style:style style:name="P117" style:family="paragraph" style:parent-style-name="Heading_20_2">
      <style:paragraph-properties fo:background-color="#ccffcc">
        <style:background-image/>
      </style:paragraph-properties>
      <style:text-properties fo:font-variant="normal" fo:text-transform="none" fo:color="#454e5c" style:font-name="adelle" fo:font-size="10pt" fo:letter-spacing="normal" fo:font-style="normal" style:text-underline-style="none" officeooo:rsid="0012fb8e" officeooo:paragraph-rsid="0012fb8e" fo:background-color="transparent" style:font-size-asian="10pt" style:font-size-complex="10pt"/>
    </style:style>
    <style:style style:name="P118" style:family="paragraph" style:parent-style-name="Heading_20_2">
      <style:paragraph-properties fo:background-color="#ccffcc">
        <style:background-image/>
      </style:paragraph-properties>
      <style:text-properties fo:font-variant="normal" fo:text-transform="none" fo:color="#454e5c" style:font-name="adelle" fo:font-size="12pt" fo:letter-spacing="normal" fo:font-style="normal" officeooo:rsid="0008fa98" officeooo:paragraph-rsid="0008fa98" style:font-size-asian="12pt" style:font-size-complex="12pt"/>
    </style:style>
    <style:style style:name="P119" style:family="paragraph" style:parent-style-name="Heading_20_2">
      <style:paragraph-properties fo:background-color="#99ffcc">
        <style:background-image/>
      </style:paragraph-properties>
      <style:text-properties fo:font-variant="normal" fo:text-transform="none" fo:color="#454e5c" style:font-name="adelle" fo:font-size="10pt" fo:letter-spacing="normal" fo:font-style="normal" officeooo:paragraph-rsid="00032086" fo:background-color="transparent" style:font-size-asian="10pt" style:font-size-complex="10pt"/>
    </style:style>
    <style:style style:name="P120" style:family="paragraph" style:parent-style-name="Heading_20_2">
      <style:paragraph-properties fo:background-color="#99ffcc">
        <style:background-image/>
      </style:paragraph-properties>
      <style:text-properties fo:font-variant="normal" fo:text-transform="none" fo:color="#454e5c" style:font-name="adelle" fo:font-size="10pt" fo:letter-spacing="normal" fo:font-style="normal" fo:font-weight="bold" officeooo:paragraph-rsid="00127038" fo:background-color="transparent" style:font-size-asian="10pt" style:font-weight-asian="bold" style:font-size-complex="10pt" style:font-weight-complex="bold"/>
    </style:style>
    <style:style style:name="P121" style:family="paragraph" style:parent-style-name="Heading_20_2">
      <style:paragraph-properties fo:background-color="#99ffcc">
        <style:background-image/>
      </style:paragraph-properties>
      <style:text-properties fo:font-variant="normal" fo:text-transform="none" fo:color="#454e5c" style:font-name="adelle" fo:font-size="12pt" fo:letter-spacing="normal" fo:font-style="normal" officeooo:paragraph-rsid="0003262a" fo:background-color="transparent" style:font-size-asian="12pt" style:font-size-complex="12pt"/>
    </style:style>
    <style:style style:name="P122" style:family="paragraph" style:parent-style-name="Heading_20_2">
      <style:paragraph-properties fo:background-color="#99ffcc">
        <style:background-image/>
      </style:paragraph-properties>
      <style:text-properties fo:font-variant="normal" fo:text-transform="none" fo:color="#454e5c" style:font-name="adelle" fo:font-size="12pt" fo:letter-spacing="normal" fo:font-style="normal" officeooo:rsid="0000be3c" officeooo:paragraph-rsid="0000be3c" fo:background-color="transparent" style:font-size-asian="12pt" style:font-size-complex="12pt"/>
    </style:style>
    <style:style style:name="P123" style:family="paragraph" style:parent-style-name="Heading_20_2">
      <style:paragraph-properties fo:background-color="#99ffcc">
        <style:background-image/>
      </style:paragraph-properties>
      <style:text-properties fo:font-size="12pt" officeooo:paragraph-rsid="00029f1a" fo:background-color="transparent" style:font-size-asian="12pt" style:font-size-complex="12pt"/>
    </style:style>
    <style:style style:name="P124" style:family="paragraph" style:parent-style-name="Heading_20_1">
      <style:text-properties style:text-underline-style="solid" style:text-underline-width="auto" style:text-underline-color="font-color"/>
    </style:style>
    <style:style style:name="P125" style:family="paragraph" style:parent-style-name="Heading_20_1">
      <style:text-properties style:text-underline-style="solid" style:text-underline-width="auto" style:text-underline-color="font-color" officeooo:rsid="0009e670" officeooo:paragraph-rsid="0009e670"/>
    </style:style>
    <style:style style:name="P126" style:family="paragraph" style:parent-style-name="Heading_20_1">
      <style:text-properties fo:color="#000000" style:font-name="Liberation Sans" fo:font-size="18.2000007629395pt" style:text-underline-style="solid" style:text-underline-width="auto" style:text-underline-color="font-color" fo:font-weight="bold" officeooo:rsid="000ba4e4" officeooo:paragraph-rsid="00111aac" style:font-name-asian="Droid Sans Fallback" style:font-size-asian="18.2000007629395pt" style:font-weight-asian="bold" style:font-name-complex="FreeSans" style:font-size-complex="18.2000007629395pt" style:font-weight-complex="bold"/>
    </style:style>
    <style:style style:name="P127" style:family="paragraph" style:parent-style-name="Heading_20_1">
      <style:paragraph-properties fo:break-before="page"/>
      <style:text-properties style:text-underline-style="solid" style:text-underline-width="auto" style:text-underline-color="font-color" officeooo:rsid="000ba4e4" officeooo:paragraph-rsid="000ba4e4"/>
    </style:style>
    <style:style style:name="P128" style:family="paragraph" style:parent-style-name="Heading_20_1">
      <style:paragraph-properties fo:break-before="page"/>
      <style:text-properties officeooo:paragraph-rsid="0009e670"/>
    </style:style>
    <style:style style:name="T1" style:family="text">
      <style:text-properties fo:font-variant="normal" fo:text-transform="none" fo:color="#565e65" style:font-name="inherit" fo:font-size="14pt" fo:letter-spacing="normal" fo:font-style="normal" fo:font-weight="normal" fo:padding="0in" fo:border="none"/>
    </style:style>
    <style:style style:name="T2" style:family="text">
      <style:text-properties fo:font-variant="normal" fo:text-transform="none" fo:color="#565e65" style:font-name="inherit" fo:font-size="14pt" fo:letter-spacing="normal" fo:font-style="italic" fo:font-weight="normal" fo:padding="0in" fo:border="none"/>
    </style:style>
    <style:style style:name="T3" style:family="text">
      <style:text-properties fo:font-variant="normal" fo:text-transform="none" fo:color="#565e65" style:font-name="inherit" fo:letter-spacing="normal" fo:font-style="normal" fo:font-weight="normal" fo:padding="0in" fo:border="none"/>
    </style:style>
    <style:style style:name="T4" style:family="text">
      <style:text-properties fo:font-variant="normal" fo:text-transform="none" fo:color="#565e65" style:font-name="inherit" fo:letter-spacing="normal" fo:font-style="italic" fo:font-weight="normal" fo:padding="0in" fo:border="none"/>
    </style:style>
    <style:style style:name="T5" style:family="text">
      <style:text-properties fo:font-variant="normal" fo:text-transform="none" fo:color="#565e65" style:font-name="inherit" fo:font-size="10pt" fo:letter-spacing="normal" fo:font-style="normal" fo:font-weight="normal" officeooo:rsid="0000be3c" style:font-size-asian="10pt" style:font-size-complex="10pt" fo:padding="0in" fo:border="none"/>
    </style:style>
    <style:style style:name="T6" style:family="text">
      <style:text-properties fo:font-variant="normal" fo:text-transform="none" fo:color="#565e65" style:font-name="inherit" fo:font-size="10pt" fo:letter-spacing="normal" fo:font-style="normal" fo:font-weight="normal" style:font-size-asian="10pt" style:font-size-complex="10pt" fo:padding="0in" fo:border="none"/>
    </style:style>
    <style:style style:name="T7" style:family="text">
      <style:text-properties fo:font-variant="normal" fo:text-transform="none" fo:color="#565e65" style:font-name="inherit" fo:font-size="10pt" fo:letter-spacing="normal" fo:font-style="normal" fo:font-weight="normal" fo:background-color="#ff0000" loext:char-shading-value="0" style:font-size-asian="10pt" style:font-size-complex="10pt" fo:padding="0in" fo:border="none"/>
    </style:style>
    <style:style style:name="T8" style:family="text">
      <style:text-properties fo:font-variant="normal" fo:text-transform="none" fo:color="#565e65" style:font-name="inherit" fo:font-size="10pt" fo:letter-spacing="normal" fo:font-style="normal" fo:font-weight="normal" fo:background-color="transparent" loext:char-shading-value="0" style:font-size-asian="10pt" style:font-size-complex="10pt" fo:padding="0in" fo:border="none"/>
    </style:style>
    <style:style style:name="T9" style:family="text">
      <style:text-properties fo:font-variant="normal" fo:text-transform="none" fo:color="#565e65" style:font-name="inherit" fo:font-size="10pt" fo:letter-spacing="normal" fo:font-style="normal" fo:font-weight="bold" style:font-size-asian="10pt" style:font-size-complex="10pt" fo:padding="0in" fo:border="none"/>
    </style:style>
    <style:style style:name="T10" style:family="text">
      <style:text-properties fo:font-variant="normal" fo:text-transform="none" fo:color="#565e65" style:font-name="inherit" fo:font-size="10pt" fo:letter-spacing="normal" fo:font-style="italic" fo:font-weight="normal" style:font-size-asian="10pt" style:font-size-complex="10pt" fo:padding="0in" fo:border="none"/>
    </style:style>
    <style:style style:name="T11" style:family="text">
      <style:text-properties fo:font-variant="normal" fo:text-transform="none" fo:color="#565e65" style:font-name="Monaco" fo:font-size="14pt" fo:letter-spacing="normal" fo:font-style="normal" fo:font-weight="normal" fo:padding-left="0.0417in" fo:padding-right="0.0417in" fo:padding-top="0.0193in" fo:padding-bottom="0.0193in" fo:border="0.06pt solid #000000"/>
    </style:style>
    <style:style style:name="T12" style:family="text">
      <style:text-properties fo:font-variant="normal" fo:text-transform="none" fo:color="#565e65" style:font-name="Monaco" fo:font-size="14pt" fo:letter-spacing="normal" fo:font-style="italic" fo:font-weight="normal" fo:padding-left="0.0417in" fo:padding-right="0.0417in" fo:padding-top="0.0193in" fo:padding-bottom="0.0193in" fo:border="0.06pt solid #000000"/>
    </style:style>
    <style:style style:name="T13" style:family="text">
      <style:text-properties fo:font-variant="normal" fo:text-transform="none" fo:color="#565e65" style:font-name="Monaco" fo:letter-spacing="normal" fo:font-style="normal" fo:font-weight="normal" fo:padding-left="0.0417in" fo:padding-right="0.0417in" fo:padding-top="0.0193in" fo:padding-bottom="0.0193in" fo:border="0.06pt solid #000000"/>
    </style:style>
    <style:style style:name="T14" style:family="text">
      <style:text-properties fo:font-variant="normal" fo:text-transform="none" fo:color="#565e65" style:font-name="Monaco" fo:letter-spacing="normal" fo:font-style="italic" fo:font-weight="normal" fo:padding-left="0.0417in" fo:padding-right="0.0417in" fo:padding-top="0.0193in" fo:padding-bottom="0.0193in" fo:border="0.06pt solid #000000"/>
    </style:style>
    <style:style style:name="T15" style:family="text">
      <style:text-properties fo:font-variant="normal" fo:text-transform="none" fo:color="#565e65" style:font-name="Monaco" fo:font-size="10pt" fo:letter-spacing="normal" fo:font-style="normal" fo:font-weight="normal" style:font-size-asian="10pt" style:font-size-complex="10pt" fo:padding-left="0.0417in" fo:padding-right="0.0417in" fo:padding-top="0.0193in" fo:padding-bottom="0.0193in" fo:border="0.06pt solid #000000"/>
    </style:style>
    <style:style style:name="T16" style:family="text">
      <style:text-properties fo:font-variant="normal" fo:text-transform="none" fo:color="#565e65" style:font-name="Monaco" fo:font-size="10pt" fo:letter-spacing="normal" fo:font-style="normal" fo:font-weight="normal" fo:background-color="#ff0000" loext:char-shading-value="0" style:font-size-asian="10pt" style:font-size-complex="10pt" fo:padding-left="0.0417in" fo:padding-right="0.0417in" fo:padding-top="0.0193in" fo:padding-bottom="0.0193in" fo:border="0.06pt solid #000000"/>
    </style:style>
    <style:style style:name="T17" style:family="text">
      <style:text-properties fo:font-variant="normal" fo:text-transform="none" fo:color="#565e65" style:font-name="Monaco" fo:font-size="10pt" fo:letter-spacing="normal" fo:font-style="normal" fo:font-weight="normal" fo:background-color="transparent" loext:char-shading-value="0" style:font-size-asian="10pt" style:font-size-complex="10pt" fo:padding-left="0.0417in" fo:padding-right="0.0417in" fo:padding-top="0.0193in" fo:padding-bottom="0.0193in" fo:border="0.06pt solid #000000"/>
    </style:style>
    <style:style style:name="T18" style:family="text">
      <style:text-properties fo:font-variant="normal" fo:text-transform="none" fo:color="#565e65" style:font-name="Monaco" fo:font-size="10pt" fo:letter-spacing="normal" fo:font-style="italic" fo:font-weight="normal" style:font-size-asian="10pt" style:font-size-complex="10pt" fo:padding-left="0.0417in" fo:padding-right="0.0417in" fo:padding-top="0.0193in" fo:padding-bottom="0.0193in" fo:border="0.06pt solid #000000"/>
    </style:style>
    <style:style style:name="T19" style:family="text">
      <style:text-properties fo:font-variant="normal" fo:text-transform="none" fo:color="#565e65" style:font-name="adelle" fo:font-size="10pt" fo:letter-spacing="normal" fo:font-style="normal" style:text-underline-style="none" fo:font-weight="normal" officeooo:rsid="00127038" style:font-size-asian="10pt" style:font-size-complex="10pt" fo:padding="0in" fo:border="none"/>
    </style:style>
    <style:style style:name="T20" style:family="text">
      <style:text-properties fo:font-variant="normal" fo:text-transform="none" fo:color="#565e65" style:font-name="adelle" fo:font-size="10pt" fo:letter-spacing="normal" fo:font-style="normal" style:text-underline-style="none" officeooo:rsid="00127038" style:font-size-asian="10pt" style:font-size-complex="10pt" fo:padding="0in" fo:border="none"/>
    </style:style>
    <style:style style:name="T21" style:family="text">
      <style:text-properties fo:font-variant="normal" fo:text-transform="none" fo:color="#d74b4b" style:text-line-through-style="none" style:text-line-through-type="none" style:font-name="Monaco" fo:font-size="14pt" fo:letter-spacing="normal" fo:font-style="normal" style:text-underline-style="none" fo:font-weight="normal" style:text-blinking="false" fo:background-color="transparent" loext:char-shading-value="0" fo:padding-left="0.0417in" fo:padding-right="0.0417in" fo:padding-top="0.0193in" fo:padding-bottom="0.0193in" fo:border="0.06pt solid #000000"/>
    </style:style>
    <style:style style:name="T22" style:family="text">
      <style:text-properties fo:font-variant="normal" fo:text-transform="none" fo:color="#d74b4b" style:text-line-through-style="none" style:text-line-through-type="none" style:font-name="Monaco" fo:letter-spacing="normal" fo:font-style="normal" style:text-underline-style="none" fo:font-weight="normal" style:text-blinking="false" fo:background-color="transparent" loext:char-shading-value="0" fo:padding-left="0.0417in" fo:padding-right="0.0417in" fo:padding-top="0.0193in" fo:padding-bottom="0.0193in" fo:border="0.06pt solid #000000"/>
    </style:style>
    <style:style style:name="T23" style:family="text">
      <style:text-properties fo:font-variant="normal" fo:text-transform="none" fo:color="#d74b4b" style:text-line-through-style="none" style:text-line-through-type="none" style:font-name="Monaco" fo:font-size="10pt" fo:letter-spacing="normal" fo:font-style="normal" style:text-underline-style="none" fo:font-weight="normal" style:text-blinking="false" fo:background-color="transparent" loext:char-shading-value="0" style:font-size-asian="10pt" style:font-size-complex="10pt" fo:padding-left="0.0417in" fo:padding-right="0.0417in" fo:padding-top="0.0193in" fo:padding-bottom="0.0193in" fo:border="0.06pt solid #000000"/>
    </style:style>
    <style:style style:name="T24" style:family="text">
      <style:text-properties fo:font-variant="normal" fo:text-transform="none" fo:color="#d74b4b" style:text-line-through-style="none" style:text-line-through-type="none" style:font-name="Monaco" fo:font-size="10pt" fo:letter-spacing="normal" fo:font-style="normal" style:text-underline-style="none" fo:font-weight="normal" style:text-blinking="false" style:font-size-asian="10pt" style:font-size-complex="10pt" fo:padding-left="0.0417in" fo:padding-right="0.0417in" fo:padding-top="0.0193in" fo:padding-bottom="0.0193in" fo:border="0.06pt solid #000000"/>
    </style:style>
    <style:style style:name="T25" style:family="text">
      <style:text-properties fo:font-variant="normal" fo:text-transform="none" fo:color="#d74b4b" style:text-line-through-style="none" style:text-line-through-type="none" style:font-name="Monaco" fo:font-size="10pt" fo:letter-spacing="normal" fo:font-style="normal" style:text-underline-style="none" fo:font-weight="normal" style:text-blinking="false" fo:background-color="#ff0000" loext:char-shading-value="0" style:font-size-asian="10pt" style:font-size-complex="10pt" fo:padding-left="0.0417in" fo:padding-right="0.0417in" fo:padding-top="0.0193in" fo:padding-bottom="0.0193in" fo:border="0.06pt solid #000000"/>
    </style:style>
    <style:style style:name="T26" style:family="text">
      <style:text-properties fo:font-variant="normal" fo:text-transform="none" fo:color="#333333" style:font-name="Monaco" fo:font-size="14pt" fo:letter-spacing="normal" fo:font-style="normal" fo:font-weight="normal" fo:background-color="transparent" loext:char-shading-value="0" fo:padding="0in" fo:border="none"/>
    </style:style>
    <style:style style:name="T27" style:family="text">
      <style:text-properties fo:font-variant="normal" fo:text-transform="none" fo:color="#333333" style:font-name="Monaco" fo:letter-spacing="normal" fo:font-style="normal" fo:font-weight="normal" fo:background-color="transparent" loext:char-shading-value="0" fo:padding="0in" fo:border="none"/>
    </style:style>
    <style:style style:name="T28" style:family="text">
      <style:text-properties fo:font-variant="normal" fo:text-transform="none" fo:color="#333333" style:font-name="Monaco" fo:font-size="10pt" fo:letter-spacing="normal" fo:font-style="normal" fo:font-weight="normal" fo:background-color="transparent" loext:char-shading-value="0" style:font-size-asian="10pt" style:font-size-complex="10pt" fo:padding="0in" fo:border="none"/>
    </style:style>
    <style:style style:name="T29" style:family="text">
      <style:text-properties fo:font-variant="normal" fo:text-transform="none" fo:color="#333333" fo:letter-spacing="normal" fo:background-color="transparent" loext:char-shading-value="0" fo:padding="0in" fo:border="none"/>
    </style:style>
    <style:style style:name="T30" style:family="text">
      <style:text-properties fo:font-variant="normal" fo:text-transform="none" fo:color="#333333" fo:font-size="10pt" fo:letter-spacing="normal" fo:background-color="transparent" loext:char-shading-value="0" style:font-size-asian="10pt" style:font-size-complex="10pt" fo:padding="0in" fo:border="none"/>
    </style:style>
    <style:style style:name="T31" style:family="text">
      <style:text-properties fo:font-variant="normal" fo:text-transform="none" style:font-name="Monaco" fo:font-size="10pt" fo:letter-spacing="normal" fo:font-style="normal" fo:font-weight="normal" style:font-size-asian="10pt" style:font-size-complex="10pt" fo:padding-left="0.0417in" fo:padding-right="0.0417in" fo:padding-top="0.0193in" fo:padding-bottom="0.0193in" fo:border="0.06pt solid #000000"/>
    </style:style>
    <style:style style:name="T32" style:family="text">
      <style:text-properties fo:font-variant="normal" fo:text-transform="none" style:font-name="Monaco" fo:font-size="10pt" fo:letter-spacing="normal" fo:font-style="normal" fo:font-weight="normal" fo:background-color="transparent" loext:char-shading-value="0" style:font-size-asian="10pt" style:font-size-complex="10pt" fo:padding-left="0.0417in" fo:padding-right="0.0417in" fo:padding-top="0.0193in" fo:padding-bottom="0.0193in" fo:border="0.06pt solid #000000"/>
    </style:style>
    <style:style style:name="T33" style:family="text">
      <style:text-properties fo:font-variant="normal" fo:text-transform="none" fo:letter-spacing="normal" fo:font-style="normal"/>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fo:letter-spacing="normal" fo:font-style="normal" fo:font-weight="normal" fo:padding="0in" fo:border="none"/>
    </style:style>
    <style:style style:name="T36" style:family="text">
      <style:text-properties fo:font-variant="normal" fo:text-transform="none" fo:letter-spacing="normal" fo:font-style="normal" fo:font-weight="bold" style:font-name-asian="Droid Sans Fallback" style:font-weight-asian="bold" style:font-name-complex="FreeSans" style:font-weight-complex="bold"/>
    </style:style>
    <style:style style:name="T37" style:family="text">
      <style:text-properties fo:font-variant="normal" fo:text-transform="none" fo:letter-spacing="normal" fo:font-style="normal" style:font-name-asian="Droid Sans Fallback" style:font-name-complex="FreeSans"/>
    </style:style>
    <style:style style:name="T38" style:family="text">
      <style:text-properties fo:font-variant="normal" fo:text-transform="none" fo:letter-spacing="normal" fo:font-style="normal" fo:padding="0in" fo:border="none"/>
    </style:style>
    <style:style style:name="T39" style:family="text">
      <style:text-properties fo:font-variant="normal" fo:text-transform="none" fo:color="#0000ff" style:font-name="ff-dagny-web-pro" fo:letter-spacing="normal" fo:font-style="normal" fo:font-weight="normal"/>
    </style:style>
    <style:style style:name="T40" style:family="text">
      <style:text-properties fo:font-variant="normal" fo:text-transform="none" fo:color="#0000ff" style:font-name="ff-dagny-web-pro" fo:font-size="10pt" fo:letter-spacing="normal" fo:font-style="normal" fo:font-weight="normal" style:font-size-asian="10pt" style:font-size-complex="10pt"/>
    </style:style>
    <style:style style:name="T41" style:family="text">
      <style:text-properties fo:font-variant="normal" fo:text-transform="none" fo:color="#0000ff" style:font-name="Monaco" fo:font-size="10pt" fo:letter-spacing="normal" fo:font-style="normal" fo:font-weight="normal" style:font-size-asian="10pt" style:font-size-complex="10pt" fo:padding-left="0.0417in" fo:padding-right="0.0417in" fo:padding-top="0.0193in" fo:padding-bottom="0.0193in" fo:border="0.06pt solid #000000"/>
    </style:style>
    <style:style style:name="T42" style:family="text">
      <style:text-properties fo:font-variant="normal" fo:text-transform="none" fo:color="#0000ff" fo:font-size="10pt" fo:letter-spacing="normal" style:font-size-asian="10pt" style:font-size-complex="10pt"/>
    </style:style>
    <style:style style:name="T43" style:family="text">
      <style:text-properties fo:font-variant="normal" fo:text-transform="none" fo:color="#0000ff" style:font-name="Comic Sans MS" fo:font-size="10pt" fo:letter-spacing="normal" fo:font-style="normal" fo:font-weight="normal" style:font-size-asian="10pt" style:font-size-complex="10pt"/>
    </style:style>
    <style:style style:name="T44" style:family="text">
      <style:text-properties fo:font-variant="normal" fo:text-transform="none" fo:color="#0000ff" style:font-name="Comic Sans MS" fo:font-size="10pt" fo:letter-spacing="normal" fo:font-style="normal" fo:font-weight="normal" officeooo:rsid="0003262a" style:font-size-asian="10pt" style:font-size-complex="10pt"/>
    </style:style>
    <style:style style:name="T45" style:family="text">
      <style:text-properties fo:font-variant="normal" fo:text-transform="none" fo:color="#0000ff" style:font-name="Comic Sans MS" fo:font-size="10pt" fo:letter-spacing="normal" fo:font-style="normal" fo:font-weight="normal" style:font-size-asian="10pt" style:font-size-complex="10pt" fo:padding-left="0.0417in" fo:padding-right="0.0417in" fo:padding-top="0.0193in" fo:padding-bottom="0.0193in" fo:border="0.06pt solid #000000"/>
    </style:style>
    <style:style style:name="T46" style:family="text">
      <style:text-properties fo:font-variant="normal" fo:text-transform="none" fo:color="#0000ff" style:font-name="Comic Sans MS" fo:font-size="10pt" fo:letter-spacing="normal" style:font-size-asian="10pt" style:font-size-complex="10pt"/>
    </style:style>
    <style:style style:name="T47" style:family="text">
      <style:text-properties fo:font-variant="normal" fo:text-transform="none" fo:color="#0000ff" style:font-name="Comic Sans MS" fo:letter-spacing="normal" fo:font-style="normal" fo:font-weight="normal" officeooo:rsid="0003262a"/>
    </style:style>
    <style:style style:name="T48" style:family="text">
      <style:text-properties fo:font-variant="normal" fo:text-transform="none" fo:color="#0000ff" style:font-name="Comic Sans MS" fo:letter-spacing="normal" fo:font-style="normal" fo:font-weight="normal" style:font-name-asian="Droid Sans Fallback" style:font-weight-asian="normal" style:font-name-complex="FreeSans" style:font-weight-complex="normal"/>
    </style:style>
    <style:style style:name="T49" style:family="text">
      <style:text-properties fo:font-variant="normal" fo:text-transform="none" fo:color="#454e5c" style:font-name="adelle" fo:letter-spacing="normal" fo:font-style="normal"/>
    </style:style>
    <style:style style:name="T50" style:family="text">
      <style:text-properties fo:font-variant="normal" fo:text-transform="none" fo:color="#454e5c" style:font-name="adelle" fo:letter-spacing="normal" fo:font-style="normal" officeooo:rsid="0005fbc2"/>
    </style:style>
    <style:style style:name="T51" style:family="text">
      <style:text-properties fo:font-variant="normal" fo:text-transform="none" fo:color="#454e5c" style:font-name="adelle" fo:letter-spacing="normal" fo:font-style="normal" officeooo:rsid="0009e670"/>
    </style:style>
    <style:style style:name="T52" style:family="text">
      <style:text-properties fo:font-variant="normal" fo:text-transform="none" style:font-name="inherit" fo:font-size="10pt" fo:letter-spacing="normal" fo:font-style="normal" fo:font-weight="normal" style:font-size-asian="10pt" style:font-size-complex="10pt" fo:padding="0in" fo:border="none"/>
    </style:style>
    <style:style style:name="T53" style:family="text">
      <style:text-properties fo:font-variant="normal" fo:text-transform="none" style:font-name="inherit" fo:font-size="10pt" fo:letter-spacing="normal" fo:font-style="normal" fo:font-weight="normal" fo:background-color="transparent" loext:char-shading-value="0" style:font-size-asian="10pt" style:font-size-complex="10pt" fo:padding="0in" fo:border="none"/>
    </style:style>
    <style:style style:name="T54" style:family="text">
      <style:text-properties fo:font-variant="normal" fo:text-transform="none" style:font-name="inherit" fo:font-size="10pt" fo:letter-spacing="normal" fo:font-style="italic" fo:font-weight="normal" style:font-size-asian="10pt" style:font-size-complex="10pt" fo:padding="0in" fo:border="none"/>
    </style:style>
    <style:style style:name="T55" style:family="text">
      <style:text-properties fo:font-variant="normal" fo:text-transform="none" fo:color="#ff0000" style:font-name="inherit" fo:font-size="10pt" fo:letter-spacing="normal" fo:font-style="normal" fo:font-weight="normal" style:font-size-asian="10pt" style:font-size-complex="10pt" fo:padding="0in" fo:border="none"/>
    </style:style>
    <style:style style:name="T56" style:family="text">
      <style:text-properties fo:font-variant="normal" fo:text-transform="none" fo:color="#ff0000" style:font-name="inherit" fo:font-size="10pt" fo:letter-spacing="normal" fo:font-style="normal" fo:font-weight="normal" fo:background-color="transparent" loext:char-shading-value="0" style:font-size-asian="10pt" style:font-size-complex="10pt" fo:padding="0in" fo:border="none"/>
    </style:style>
    <style:style style:name="T57" style:family="text">
      <style:text-properties fo:font-variant="normal" fo:text-transform="none" fo:color="#ff0000" style:font-name="inherit" fo:font-size="10pt" fo:letter-spacing="normal" fo:font-style="italic" fo:font-weight="normal" style:font-size-asian="10pt" style:font-size-complex="10pt" fo:padding="0in" fo:border="none"/>
    </style:style>
    <style:style style:name="T58" style:family="text">
      <style:text-properties fo:font-variant="normal" fo:text-transform="none" fo:color="#ff0000" style:font-name="Monaco" fo:font-size="10pt" fo:letter-spacing="normal" fo:font-style="normal" fo:font-weight="normal" style:font-size-asian="10pt" style:font-size-complex="10pt" fo:padding-left="0.0417in" fo:padding-right="0.0417in" fo:padding-top="0.0193in" fo:padding-bottom="0.0193in" fo:border="0.06pt solid #000000"/>
    </style:style>
    <style:style style:name="T59" style:family="text">
      <style:text-properties fo:font-variant="normal" fo:text-transform="none" fo:color="#ff0000" style:font-name="Monaco" fo:font-size="10pt" fo:letter-spacing="normal" fo:font-style="normal" fo:font-weight="normal" fo:background-color="transparent" loext:char-shading-value="0" style:font-size-asian="10pt" style:font-size-complex="10pt" fo:padding-left="0.0417in" fo:padding-right="0.0417in" fo:padding-top="0.0193in" fo:padding-bottom="0.0193in" fo:border="0.06pt solid #000000"/>
    </style:style>
    <style:style style:name="T60" style:family="text">
      <style:text-properties fo:font-variant="normal" fo:text-transform="none" fo:color="#ff0000" style:text-line-through-style="none" style:text-line-through-type="none" style:font-name="Monaco" fo:font-size="10pt" fo:letter-spacing="normal" fo:font-style="normal" style:text-underline-style="none" fo:font-weight="normal" style:text-blinking="false" fo:background-color="transparent" loext:char-shading-value="0" style:font-size-asian="10pt" style:font-size-complex="10pt" fo:padding-left="0.0417in" fo:padding-right="0.0417in" fo:padding-top="0.0193in" fo:padding-bottom="0.0193in" fo:border="0.06pt solid #000000"/>
    </style:style>
    <style:style style:name="T61" style:family="text">
      <style:text-properties fo:font-variant="normal" fo:text-transform="none" style:text-line-through-style="none" style:text-line-through-type="none" style:font-name="Monaco" fo:font-size="10pt" fo:letter-spacing="normal" fo:font-style="normal" style:text-underline-style="none" fo:font-weight="normal" style:text-blinking="false" fo:background-color="transparent" loext:char-shading-value="0" style:font-size-asian="10pt" style:font-size-complex="10pt" fo:padding-left="0.0417in" fo:padding-right="0.0417in" fo:padding-top="0.0193in" fo:padding-bottom="0.0193in" fo:border="0.06pt solid #000000"/>
    </style:style>
    <style:style style:name="T62" style:family="text">
      <style:text-properties fo:font-variant="normal" fo:text-transform="none" fo:color="#000000" style:font-name="Liberation Sans" fo:letter-spacing="normal" fo:font-style="normal" fo:font-weight="bold" style:font-name-asian="Droid Sans Fallback" style:font-weight-asian="bold" style:font-name-complex="FreeSans" style:font-weight-complex="bold"/>
    </style:style>
    <style:style style:name="T63" style:family="text">
      <style:text-properties fo:font-variant="normal" fo:text-transform="none" fo:color="#000000" style:font-name="Liberation Sans" fo:letter-spacing="normal" fo:font-style="normal" style:font-name-asian="Droid Sans Fallback" style:font-name-complex="FreeSans"/>
    </style:style>
    <style:style style:name="T64" style:family="text">
      <style:text-properties fo:font-variant="normal" fo:text-transform="none" fo:color="#ff0066" style:font-name="inherit" fo:font-size="10pt" fo:letter-spacing="normal" fo:font-style="normal" fo:font-weight="normal" style:font-size-asian="10pt" style:font-size-complex="10pt" fo:padding="0in" fo:border="none"/>
    </style:style>
    <style:style style:name="T65" style:family="text">
      <style:text-properties fo:font-variant="normal" fo:text-transform="none" fo:color="#ff0066" style:font-name="inherit" fo:font-size="10pt" fo:letter-spacing="normal" fo:font-style="italic" fo:font-weight="normal" style:font-size-asian="10pt" style:font-size-complex="10pt" fo:padding="0in" fo:border="none"/>
    </style:style>
    <style:style style:name="T66" style:family="text">
      <style:text-properties fo:font-variant="normal" fo:text-transform="none" fo:color="#ff0066" style:text-line-through-style="none" style:text-line-through-type="none" style:font-name="Monaco" fo:font-size="10pt" fo:letter-spacing="normal" fo:font-style="normal" style:text-underline-style="none" fo:font-weight="normal" style:text-blinking="false" fo:background-color="transparent" loext:char-shading-value="0" style:font-size-asian="10pt" style:font-size-complex="10pt" fo:padding-left="0.0417in" fo:padding-right="0.0417in" fo:padding-top="0.0193in" fo:padding-bottom="0.0193in" fo:border="0.06pt solid #000000"/>
    </style:style>
    <style:style style:name="T67" style:family="text">
      <style:text-properties fo:font-variant="normal" fo:text-transform="none" fo:color="#ff0066" style:font-name="Monaco" fo:font-size="10pt" fo:letter-spacing="normal" fo:font-style="normal" fo:font-weight="normal" style:font-size-asian="10pt" style:font-size-complex="10pt" fo:padding-left="0.0417in" fo:padding-right="0.0417in" fo:padding-top="0.0193in" fo:padding-bottom="0.0193in" fo:border="0.06pt solid #000000"/>
    </style:style>
    <style:style style:name="T68" style:family="text">
      <style:text-properties fo:font-variant="normal" fo:text-transform="none" style:font-name="Liberation Sans" fo:letter-spacing="normal" fo:font-style="normal" fo:font-weight="bold" style:font-name-asian="Droid Sans Fallback" style:font-weight-asian="bold" style:font-name-complex="FreeSans" style:font-weight-complex="bold"/>
    </style:style>
    <style:style style:name="T69" style:family="text">
      <style:text-properties fo:font-variant="normal" fo:text-transform="none" style:font-name="Liberation Sans" fo:letter-spacing="normal" fo:font-style="normal" style:font-name-asian="Droid Sans Fallback" style:font-name-complex="FreeSans"/>
    </style:style>
    <style:style style:name="T70" style:family="text">
      <style:text-properties fo:color="#0000ff" style:font-name="Comic Sans MS" fo:font-size="10pt" style:font-size-asian="10pt" style:font-size-complex="10pt"/>
    </style:style>
    <style:style style:name="T71" style:family="text">
      <style:text-properties fo:color="#0000ff" style:font-name="Comic Sans MS" fo:font-size="10pt" officeooo:rsid="00029f1a" style:font-size-asian="10pt" style:font-size-complex="10pt"/>
    </style:style>
    <style:style style:name="T72" style:family="text">
      <style:text-properties fo:color="#0000ff" style:font-name="Comic Sans MS" officeooo:rsid="0000be3c"/>
    </style:style>
    <style:style style:name="T73" style:family="text">
      <style:text-properties officeooo:rsid="00032086"/>
    </style:style>
    <style:style style:name="T74" style:family="text">
      <style:text-properties officeooo:rsid="0005fbc2"/>
    </style:style>
    <style:style style:name="T75" style:family="text">
      <style:text-properties officeooo:rsid="00060754"/>
    </style:style>
    <style:style style:name="T76" style:family="text">
      <style:text-properties officeooo:rsid="0007ba05"/>
    </style:style>
    <style:style style:name="T77" style:family="text">
      <style:text-properties style:text-underline-style="solid" style:text-underline-width="auto" style:text-underline-color="font-color" officeooo:rsid="0009e670"/>
    </style:style>
    <style:style style:name="T78" style:family="text">
      <style:text-properties officeooo:rsid="000ba4e4"/>
    </style:style>
    <style:style style:name="T79" style:family="text">
      <style:text-properties fo:color="#ff0000"/>
    </style:style>
    <style:style style:name="T80" style:family="text">
      <style:text-properties officeooo:rsid="00127038"/>
    </style:style>
    <style:style style:name="T81" style:family="text">
      <style:text-properties officeooo:rsid="001608a2"/>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Chapter 1: Introduction</text:h>
      <text:h text:style-name="P108" text:outline-level="3">Convert data.frame to table</text:h>
      <text:p text:style-name="P72"/>
      <text:p text:style-name="P33"><text:span text:style-name="T5">A</text:span><text:span text:style-name="T6"> </text:span><text:span text:style-name="Strong_20_Emphasis"><text:span text:style-name="T9">tbl</text:span></text:span><text:span text:style-name="T6"> is just a special kind of data.frame. They make your data easier to look at, but also easier to work with. On top of this, a tbl is straightforwardly derived from a data.frame structure using </text:span><text:a xlink:type="simple" xlink:href="http://www.rdocumentation.org/packages/dplyr/functions/tbl_df" office:target-frame-name="_blank" xlink:show="new"><text:span text:style-name="Source_20_Text"><text:span text:style-name="T23">tbl_df()</text:span></text:span></text:a><text:span text:style-name="T6">.</text:span></text:p>
      <text:p text:style-name="P33"><text:span text:style-name="T6">The tbl format changes how R displays your data, but it does not change the data's underlying data structure. A tbl inherits the original class of its input, in this case, a data.frame. This means that you can still manipulate the tbl as if it were a data.frame; you can do anything with the </text:span><text:span text:style-name="Source_20_Text"><text:span text:style-name="T15">hflights</text:span></text:span><text:span text:style-name="T6"> tbl that you could do with the </text:span><text:span text:style-name="Source_20_Text"><text:span text:style-name="T15">hflights</text:span></text:span><text:span text:style-name="T6"> data.frame.</text:span></text:p>
      <text:h text:style-name="P110" text:outline-level="4">Instructions</text:h>
      <text:list xml:id="list7867890382698136038" text:style-name="L1">
        <text:list-item>
          <text:p text:style-name="P34"><text:span text:style-name="T6">Convert </text:span><text:span text:style-name="Source_20_Text"><text:span text:style-name="T15">hflights</text:span></text:span><text:span text:style-name="T6"> (which is a data.frame) into a tbl named </text:span><text:span text:style-name="Source_20_Text"><text:span text:style-name="T15">hflights</text:span></text:span><text:span text:style-name="T6"> and display it in your console window. Notice the easy-to-read layout.</text:span></text:p>
        </text:list-item>
        <text:list-item>
          <text:p text:style-name="P34"><text:span text:style-name="T6">To see how tbls behave like data.frames, save the </text:span><text:span text:style-name="Source_20_Text"><text:span text:style-name="T15">UniqueCarrier</text:span></text:span><text:span text:style-name="T6"> column of </text:span><text:span text:style-name="Source_20_Text"><text:span text:style-name="T15">hflights</text:span></text:span><text:span text:style-name="T6"> as an object named </text:span><text:span text:style-name="Source_20_Text"><text:span text:style-name="T15">carriers</text:span></text:span><text:span text:style-name="T6">, using standard R syntax only.</text:span></text:p>
        </text:list-item>
      </text:list>
      <text:p text:style-name="P2"/>
      <text:p text:style-name="P7"># Convert the hflights data.frame into a hflights tbl</text:p>
      <text:p text:style-name="P7">hflights &lt;-tbl_df(hflights)</text:p>
      <text:p text:style-name="P7"></text:p>
      <text:p text:style-name="P7"># Display the hflights tbl</text:p>
      <text:p text:style-name="P7">hflights</text:p>
      <text:p text:style-name="P7"></text:p>
      <text:p text:style-name="P7"># Create the object carriers, containing only the UniqueCarrier variable of hflights</text:p>
      <text:p text:style-name="P7">carriers &lt;- hflights$UniqueCarrier</text:p>
      <text:p text:style-name="P14"/>
      <text:p text:style-name="P17"/>
      <text:h text:style-name="P94" text:outline-level="3">Changing labels of hflights, part 1 of 2</text:h>
      <text:p text:style-name="P72"/>
      <text:p text:style-name="P33"><text:span text:style-name="T6">You can "clean" </text:span><text:span text:style-name="Source_20_Text"><text:span text:style-name="T15">hflights</text:span></text:span><text:span text:style-name="T6"> the same way you would clean a data.frame. A bit of cleaning would be a good idea since the </text:span><text:span text:style-name="Source_20_Text"><text:span text:style-name="T15">UniqueCarrier</text:span></text:span><text:span text:style-name="T6"> variable of </text:span><text:span text:style-name="Source_20_Text"><text:span text:style-name="T15">hflights</text:span></text:span><text:span text:style-name="T6"> uses a confusing code system.</text:span></text:p>
      <text:p text:style-name="P33"><text:span text:style-name="T6">You can create a lookup table with a named vector. When you subset the lookup table with a character string (like the character strings in </text:span><text:span text:style-name="Source_20_Text"><text:span text:style-name="T15">UniqueCarrier</text:span></text:span><text:span text:style-name="T6">), R will return the values of the lookup table that correspond to the names in the character string. To see how this works, run following code in the console:</text:span></text:p>
      <text:p text:style-name="P115"><text:span text:style-name="Source_20_Text"><text:span text:style-name="T28">two &lt;- c("AA", "AS")</text:span></text:span></text:p>
      <text:p text:style-name="P116"><text:span text:style-name="Source_20_Text"><text:span text:style-name="T28">lut &lt;- c("AA" = "American", </text:span></text:span></text:p>
      <text:p text:style-name="P116"><text:span text:style-name="Source_20_Text"><text:span text:style-name="T30"><text:s text:c="9"/></text:span></text:span><text:span text:style-name="Source_20_Text"><text:span text:style-name="T28">"AS" = "Alaska", </text:span></text:span></text:p>
      <text:p text:style-name="P116"><text:span text:style-name="Source_20_Text"><text:span text:style-name="T30"><text:s text:c="9"/></text:span></text:span><text:span text:style-name="Source_20_Text"><text:span text:style-name="T28">"B6" = "JetBlue")</text:span></text:span></text:p>
      <text:p text:style-name="P116"><text:span text:style-name="Source_20_Text"><text:span text:style-name="T28">two &lt;- lut[two]</text:span></text:span></text:p>
      <text:p text:style-name="P116"><text:span text:style-name="Source_20_Text"><text:span text:style-name="T28">two</text:span></text:span></text:p>
      <text:h text:style-name="P110" text:outline-level="4">Instructions</text:h>
      <text:list xml:id="list2097896296478487713" text:style-name="L3">
        <text:list-item>
          <text:p text:style-name="P35"><text:span text:style-name="T6">Use </text:span><text:span text:style-name="Source_20_Text"><text:span text:style-name="T15">lut</text:span></text:span><text:span text:style-name="T6"> to translate the </text:span><text:span text:style-name="Source_20_Text"><text:span text:style-name="T15">UniqueCarrier</text:span></text:span><text:span text:style-name="T6"> column of </text:span><text:span text:style-name="Source_20_Text"><text:span text:style-name="T15">hflights</text:span></text:span><text:span text:style-name="T6"> and assign its result again to the </text:span><text:span text:style-name="Source_20_Text"><text:span text:style-name="T15">UniqueCarrier</text:span></text:span><text:span text:style-name="T6"> column.</text:span></text:p>
        </text:list-item>
        <text:list-item>
          <text:p text:style-name="P35"><text:span text:style-name="T6">It's rather hard to assess whether your solution is actually the right one, since the </text:span><text:span text:style-name="Source_20_Text"><text:span text:style-name="T15">UniqueCarrier</text:span></text:span><text:span text:style-name="T6"> variable does not appear when you display </text:span><text:span text:style-name="Source_20_Text"><text:span text:style-name="T15">hflights</text:span></text:span><text:span text:style-name="T6">. Use the </text:span><text:a xlink:type="simple" xlink:href="http://www.rdocumentation.org/packages/dplyr/functions/glimpse" office:target-frame-name="_blank" xlink:show="new"><text:span text:style-name="Source_20_Text"><text:span text:style-name="T23">glimpse()</text:span></text:span></text:a><text:span text:style-name="T6"> function to inspect the raw values of the variables.</text:span></text:p>
        </text:list-item>
      </text:list>
      <text:p text:style-name="P3"/>
      <text:p text:style-name="P8"># Both the dplyr and hflights packages are loaded into workspace</text:p>
      <text:p text:style-name="P8">lut &lt;- c("AA" = "American", "AS" = "Alaska", "B6" = "JetBlue", "CO" = "Continental", "DL" = "Delta", "OO" = "SkyWest", "UA" = "United", "US" = "US_Airways", "WN" = "Southwest", "EV" = "Atlantic_Southeast", "F9" = "Frontier", "FL" = "AirTran", "MQ" = "American_Eagle", "XE" = "ExpressJet", "YV" = "Mesa")</text:p>
      <text:p text:style-name="P8"/>
      <text:p text:style-name="P8"># Use lut to translate the UniqueCarrier column of hflights</text:p>
      <text:p text:style-name="P8">hflights$UniqueCarrier&lt;-lut[hflights$UniqueCarrier]</text:p>
      <text:p text:style-name="P8"/>
      <text:p text:style-name="P8"># Inspect the resulting raw values of your variables</text:p>
      <text:p text:style-name="P8">glimpse(hflights)</text:p>
      <text:p text:style-name="P15"/>
      <text:h text:style-name="P89" text:outline-level="3">Changing labels of hflights, part 2 of 2</text:h>
      <text:p text:style-name="P72"/>
      <text:p text:style-name="P33"><text:span text:style-name="T6">To fix the concepts covered in the previous exercise, you are challenged with a similar exercise and minimal additional help. This time, you are to change the labels in the </text:span><text:span text:style-name="Source_20_Text"><text:span text:style-name="T15">CancellationCode</text:span></text:span><text:span text:style-name="T6"> column. This column lists reason why a flight was cancelled and uses a non-informative alphabetical code. To see this, execute </text:span><text:span text:style-name="Source_20_Text"><text:span text:style-name="T15">unique(hflights$CancellationCode)</text:span></text:span><text:span text:style-name="T6"> in the console.</text:span></text:p>
      <text:p text:style-name="P43">The actual meaning of the codes is the following:</text:p>
      <text:list xml:id="list6224409984836716061" text:style-name="L4">
        <text:list-item>
          <text:p text:style-name="P36"><text:soft-page-break/><text:span text:style-name="Source_20_Text"><text:span text:style-name="T15">"A"</text:span></text:span><text:span text:style-name="T6"> stands for </text:span><text:span text:style-name="Source_20_Text"><text:span text:style-name="T15">"carrier"</text:span></text:span><text:span text:style-name="T6">,</text:span></text:p>
        </text:list-item>
        <text:list-item>
          <text:p text:style-name="P36"><text:span text:style-name="Source_20_Text"><text:span text:style-name="T15">"B"</text:span></text:span><text:span text:style-name="T6"> stands for </text:span><text:span text:style-name="Source_20_Text"><text:span text:style-name="T15">"weather"</text:span></text:span><text:span text:style-name="T6">,</text:span></text:p>
        </text:list-item>
        <text:list-item>
          <text:p text:style-name="P36"><text:span text:style-name="Source_20_Text"><text:span text:style-name="T15">"C"</text:span></text:span><text:span text:style-name="T6"> stands for </text:span><text:span text:style-name="Source_20_Text"><text:span text:style-name="T15">"FFA"</text:span></text:span><text:span text:style-name="T6"> and</text:span></text:p>
        </text:list-item>
        <text:list-item>
          <text:p text:style-name="P36"><text:span text:style-name="Source_20_Text"><text:span text:style-name="T15">"D"</text:span></text:span><text:span text:style-name="T6"> denotes </text:span><text:span text:style-name="Source_20_Text"><text:span text:style-name="T15">"security"</text:span></text:span><text:span text:style-name="T6">.</text:span></text:p>
        </text:list-item>
        <text:list-item>
          <text:p text:style-name="P36"><text:span text:style-name="Source_20_Text"><text:span text:style-name="T15">"E"</text:span></text:span><text:span text:style-name="T6"> denotes that the flight was </text:span><text:span text:style-name="Source_20_Text"><text:span text:style-name="T15">"not cancelled"</text:span></text:span><text:span text:style-name="T6">.</text:span></text:p>
        </text:list-item>
      </text:list>
      <text:h text:style-name="P111" text:outline-level="4">Instructions</text:h>
      <text:list xml:id="list5302480024377881633" text:style-name="L5">
        <text:list-item>
          <text:p text:style-name="P47"><text:span text:style-name="T55">Using the information above, create a lookup table </text:span><text:span text:style-name="Source_20_Text"><text:span text:style-name="T58">lut</text:span></text:span><text:span text:style-name="T55"> that is able to convert the alphabetical codes into the more meaningful strings.</text:span></text:p>
        </text:list-item>
        <text:list-item>
          <text:p text:style-name="P47"><text:span text:style-name="T55">Use </text:span><text:span text:style-name="Source_20_Text"><text:span text:style-name="T58">lut</text:span></text:span><text:span text:style-name="T55"> to change the labels of the </text:span><text:span text:style-name="Source_20_Text"><text:span text:style-name="T58">CancellationCode</text:span></text:span><text:span text:style-name="T55"> column of </text:span><text:span text:style-name="Source_20_Text"><text:span text:style-name="T58">hflights</text:span></text:span><text:span text:style-name="T55">.</text:span></text:p>
        </text:list-item>
        <text:list-item>
          <text:p text:style-name="P68">As before, check your results by glimpsing at them.</text:p>
        </text:list-item>
      </text:list>
      <text:p text:style-name="P3"/>
      <text:p text:style-name="P9"># The hflights tbl you built in the previous exercise is available in the workspace.</text:p>
      <text:p text:style-name="P9"/>
      <text:p text:style-name="P9"># Build the lookup table</text:p>
      <text:p text:style-name="P9">lut &lt;- c("A"="carrier","B"="weather","C"="FFA","D"="security","E"="not cancelled")</text:p>
      <text:p text:style-name="P9"/>
      <text:p text:style-name="P9"># Use the lookup table to create a vector of code labels. Assign the vector to the CancellationCode column of hflights</text:p>
      <text:p text:style-name="P9">hflights$CancellationCode&lt;-lut[hflights$CancellationCode]</text:p>
      <text:p text:style-name="P9"/>
      <text:p text:style-name="P9"/>
      <text:p text:style-name="P9"># Inspect the resulting raw values of your variables</text:p>
      <text:p text:style-name="P9">glimpse(hflights)</text:p>
      <text:p text:style-name="P1"/>
      <text:h text:style-name="P109" text:outline-level="3">The five verbs and their meaning</text:h>
      <text:p text:style-name="P73"/>
      <text:p text:style-name="P43">As Garrett pointed out, the dplyr package contains five key data manipulation functions, also called verbs:</text:p>
      <text:list xml:id="list7213799545860482359" text:style-name="L6">
        <text:list-item>
          <text:p text:style-name="P37"><text:a xlink:type="simple" xlink:href="http://www.rdocumentation.org/packages/dplyr/functions/select" office:target-frame-name="_blank" xlink:show="new"><text:span text:style-name="Source_20_Text"><text:span text:style-name="T23">select()</text:span></text:span></text:a><text:span text:style-name="T6">, which returns a subset of the columns,</text:span></text:p>
        </text:list-item>
        <text:list-item>
          <text:p text:style-name="P37"><text:a xlink:type="simple" xlink:href="http://www.rdocumentation.org/packages/dplyr/functions/filter" office:target-frame-name="_blank" xlink:show="new"><text:span text:style-name="Source_20_Text"><text:span text:style-name="T23">filter()</text:span></text:span></text:a><text:span text:style-name="T6">, that is able to return a subset of the rows,</text:span></text:p>
        </text:list-item>
        <text:list-item>
          <text:p text:style-name="P37"><text:a xlink:type="simple" xlink:href="http://www.rdocumentation.org/packages/dplyr/functions/arrange" office:target-frame-name="_blank" xlink:show="new"><text:span text:style-name="Source_20_Text"><text:span text:style-name="T23">arrange()</text:span></text:span></text:a><text:span text:style-name="T6">, that reorders the rows according to single or multiple variables,</text:span></text:p>
        </text:list-item>
        <text:list-item>
          <text:p text:style-name="P37"><text:a xlink:type="simple" xlink:href="http://www.rdocumentation.org/packages/dplyr/functions/mutate" office:target-frame-name="_blank" xlink:show="new"><text:span text:style-name="Source_20_Text"><text:span text:style-name="T23">mutate()</text:span></text:span></text:a><text:span text:style-name="T6">, used to add columns from existing data,</text:span></text:p>
        </text:list-item>
        <text:list-item>
          <text:p text:style-name="P37"><text:a xlink:type="simple" xlink:href="http://www.rdocumentation.org/packages/dplyr/functions/summarise" office:target-frame-name="_blank" xlink:show="new"><text:span text:style-name="Source_20_Text"><text:span text:style-name="T23">summarise()</text:span></text:span></text:a><text:span text:style-name="T6">, which reduces each group to a single row by calculating aggregate measures.</text:span></text:p>
        </text:list-item>
      </text:list>
      <text:p text:style-name="P33"><text:span text:style-name="T6">If you want to find out more about these functions, consult the documentation by clicking on the functions above. What order of operations should we use to to find the average value of the </text:span><text:span text:style-name="Source_20_Text"><text:span text:style-name="T15">ArrDelay</text:span></text:span><text:span text:style-name="T6"> (arrival delay) variable for all American Airline flights in the </text:span><text:span text:style-name="Source_20_Text"><text:span text:style-name="T15">hflights</text:span></text:span><text:span text:style-name="T6"> tbl?</text:span></text:p>
      <text:p text:style-name="P33"><text:span text:style-name="T6">Feel free to play around in the console; </text:span><text:span text:style-name="Source_20_Text"><text:span text:style-name="T15">hflights</text:span></text:span><text:span text:style-name="T6"> is preloaded.</text:span></text:p>
      <text:h text:style-name="P110" text:outline-level="4">Instructions</text:h>
      <text:list xml:id="list5565681842949901326" text:style-name="L7">
        <text:list-header>
          <text:p><text:span text:style-name="Source_20_Text"><text:span text:style-name="T71">Answ: <text:s/></text:span></text:span><text:span text:style-name="Source_20_Text"><text:span text:style-name="T70">filter()</text:span></text:span><text:span text:style-name="T70">, then </text:span><text:span text:style-name="Source_20_Text"><text:span text:style-name="T70">summarise()</text:span></text:span><text:span text:style-name="T70">.</text:span></text:p>
        </text:list-header>
      </text:list>
      <text:p text:style-name="P44"><text:soft-page-break/></text:p>
      <text:h text:style-name="P125" text:outline-level="1">Chapter 2: Select &amp; Mutate</text:h>
      <text:p text:style-name="P44"/>
      <text:h text:style-name="P93" text:outline-level="3"><text:span text:style-name="T74">(2.1)<text:tab/></text:span>Choosing is not loosing! The select verb</text:h>
      <text:p text:style-name="P72"/>
      <text:p text:style-name="P33"><text:span text:style-name="T6">To answer the simple question whether flight delays tend to shrink or grow during a flight, we can safely discard a lot of the variables of each flight. To select only the ones that matter, we can use </text:span><text:a xlink:type="simple" xlink:href="http://www.rdocumentation.org/packages/dplyr/functions/select" office:target-frame-name="_blank" xlink:show="new"><text:span text:style-name="Source_20_Text"><text:span text:style-name="T23">select()</text:span></text:span></text:a><text:span text:style-name="T6">. Its syntax is plain and simple:</text:span></text:p>
      <text:p text:style-name="P115"><text:span text:style-name="Source_20_Text"><text:span text:style-name="T28">select(data, Var1, Var2, ...) ,</text:span></text:span></text:p>
      <text:p text:style-name="P33"><text:span text:style-name="T6">the first argument being the tbl you want to select variables from and the </text:span><text:span text:style-name="Source_20_Text"><text:span text:style-name="T15">VarX</text:span></text:span><text:span text:style-name="T6">arguments the variables you want to retain. You can also use the </text:span><text:span text:style-name="Source_20_Text"><text:span text:style-name="T15">:</text:span></text:span><text:span text:style-name="T6"> and </text:span><text:span text:style-name="Source_20_Text"><text:span text:style-name="T15">-</text:span></text:span><text:span text:style-name="T6">operators inside of </text:span><text:span text:style-name="Source_20_Text"><text:span text:style-name="T15">select</text:span></text:span><text:span text:style-name="T6">, similar to indexing a data.frame with hard brackets. </text:span><text:a xlink:type="simple" xlink:href="http://www.rdocumentation.org/packages/dplyr/functions/select" office:target-frame-name="_blank" xlink:show="new"><text:span text:style-name="Source_20_Text"><text:span text:style-name="T23">select()</text:span></text:span></text:a><text:span text:style-name="T6"> lets you apply them to names as well as integer indexes. The </text:span><text:span text:style-name="Source_20_Text"><text:span text:style-name="T15">-</text:span></text:span><text:span text:style-name="T6"> operator allows you to select everything </text:span><text:span text:style-name="Emphasis"><text:span text:style-name="T10">except</text:span></text:span><text:span text:style-name="T6"> a column or a range of columns.</text:span></text:p>
      <text:h text:style-name="P111" text:outline-level="4">Instructions</text:h>
      <text:list xml:id="list7633557804719500653" text:style-name="L8">
        <text:list-item>
          <text:p text:style-name="P48"><text:span text:style-name="T55">Use </text:span><text:a xlink:type="simple" xlink:href="http://www.rdocumentation.org/packages/dplyr/functions/select" office:target-frame-name="_blank" xlink:show="new"><text:span text:style-name="Source_20_Text"><text:span text:style-name="T60">select()</text:span></text:span></text:a><text:span text:style-name="T55"> to return a copy of </text:span><text:span text:style-name="Source_20_Text"><text:span text:style-name="T58">hflights</text:span></text:span><text:span text:style-name="T55"> that contains only the columns </text:span><text:span text:style-name="Source_20_Text"><text:span text:style-name="T58">ActualElapsedTime</text:span></text:span><text:span text:style-name="T55">, </text:span><text:span text:style-name="Source_20_Text"><text:span text:style-name="T58">AirTime</text:span></text:span><text:span text:style-name="T55">, </text:span><text:span text:style-name="Source_20_Text"><text:span text:style-name="T58">ArrDelay</text:span></text:span><text:span text:style-name="T55"> and </text:span><text:span text:style-name="Source_20_Text"><text:span text:style-name="T58">DepDelay</text:span></text:span><text:span text:style-name="T55">.</text:span></text:p>
        </text:list-item>
        <text:list-item>
          <text:p text:style-name="P48"><text:span text:style-name="T55">Print </text:span><text:span text:style-name="Source_20_Text"><text:span text:style-name="T58">hflights</text:span></text:span><text:span text:style-name="T55"> and assert that indeed, this dataset has not changed.</text:span></text:p>
        </text:list-item>
        <text:list-item>
          <text:p text:style-name="P48"><text:span text:style-name="T55">Return a copy of </text:span><text:span text:style-name="Source_20_Text"><text:span text:style-name="T58">hflights</text:span></text:span><text:span text:style-name="T55"> containing the columns </text:span><text:span text:style-name="Source_20_Text"><text:span text:style-name="T58">Origin</text:span></text:span><text:span text:style-name="T55"> up to </text:span><text:span text:style-name="Source_20_Text"><text:span text:style-name="T58">Cancelled</text:span></text:span><text:span text:style-name="T55">. Do not use integer indexes.</text:span></text:p>
        </text:list-item>
        <text:list-item>
          <text:p text:style-name="P48"><text:span text:style-name="T55">Find the most concise way to select: columns </text:span><text:span text:style-name="Source_20_Text"><text:span text:style-name="T58">Year</text:span></text:span><text:span text:style-name="T55"> up to and including </text:span><text:span text:style-name="Source_20_Text"><text:span text:style-name="T58">DayOfWeek</text:span></text:span><text:span text:style-name="T55">, columns </text:span><text:span text:style-name="Source_20_Text"><text:span text:style-name="T58">ArrDelay</text:span></text:span><text:span text:style-name="T55"> up to and including </text:span><text:span text:style-name="Source_20_Text"><text:span text:style-name="T58">Diverted</text:span></text:span><text:span text:style-name="T55">. You may want to examine the order of hflight's column names before you begin.</text:span></text:p>
        </text:list-item>
      </text:list>
      <text:p text:style-name="P44"/>
      <text:p text:style-name="P18"><text:span text:style-name="T72"># hflights is pre-loaded as a tbl, together with the necessary libraries.</text:span></text:p>
      <text:p text:style-name="P9"/>
      <text:p text:style-name="P9"># Return a copy of hflights that contains the four columns related to delay.</text:p>
      <text:p text:style-name="P9">select(hflights,ActualElapsedTime,AirTime,ArrDelay,DepDelay)</text:p>
      <text:p text:style-name="P9"/>
      <text:p text:style-name="P9"># print hflights, nothing has changed!</text:p>
      <text:p text:style-name="P9">hflights</text:p>
      <text:p text:style-name="P9"/>
      <text:p text:style-name="P9"># Return a copy of hflights containing the columns Origin up to Cancelled </text:p>
      <text:p text:style-name="P9">select(hflights,Origin:Cancelled)</text:p>
      <text:p text:style-name="P9"/>
      <text:p text:style-name="P9"># Answer to last question: be concise! </text:p>
      <text:p text:style-name="P9">#select(hflights,Year:DayOfWeek,ArrDelay:Diverted)</text:p>
      <text:p text:style-name="P9">select(hflights,-(DepTime:AirTime))</text:p>
      <text:p text:style-name="P3"/>
      <text:p text:style-name="P3"/>
      <text:h text:style-name="P89" text:outline-level="3"><text:soft-page-break/>Helper functions for variable selection</text:h>
      <text:p text:style-name="P72"/>
      <text:p text:style-name="P43">dplyr comes with a set of helper functions that can help you select variables. These functions find groups of variables to select, based on their names.</text:p>
      <text:p text:style-name="P33"><text:span text:style-name="T6">dplyr provides 6 helper functions, each of which only works when used inside </text:span><text:a xlink:type="simple" xlink:href="http://www.rdocumentation.org/packages/dplyr/functions/select" office:target-frame-name="_blank" xlink:show="new"><text:span text:style-name="Source_20_Text"><text:span text:style-name="T23">select()</text:span></text:span></text:a><text:span text:style-name="T6">.</text:span></text:p>
      <text:list xml:id="list6459081492981485044" text:style-name="L9">
        <text:list-item>
          <text:p text:style-name="P38"><text:span text:style-name="Source_20_Text"><text:span text:style-name="T15">starts_with("X")</text:span></text:span><text:span text:style-name="T6">: every name that starts with </text:span><text:span text:style-name="Source_20_Text"><text:span text:style-name="T15">"X"</text:span></text:span><text:span text:style-name="T6">,</text:span></text:p>
        </text:list-item>
        <text:list-item>
          <text:p text:style-name="P38"><text:span text:style-name="Source_20_Text"><text:span text:style-name="T15">ends_with("X")</text:span></text:span><text:span text:style-name="T6">: every name that ends with </text:span><text:span text:style-name="Source_20_Text"><text:span text:style-name="T15">"X"</text:span></text:span><text:span text:style-name="T6">,</text:span></text:p>
        </text:list-item>
        <text:list-item>
          <text:p text:style-name="P38"><text:span text:style-name="Source_20_Text"><text:span text:style-name="T15">contains("X")</text:span></text:span><text:span text:style-name="T6">: every name that contains </text:span><text:span text:style-name="Source_20_Text"><text:span text:style-name="T15">"X"</text:span></text:span><text:span text:style-name="T6">,</text:span></text:p>
        </text:list-item>
        <text:list-item>
          <text:p text:style-name="P38"><text:span text:style-name="Source_20_Text"><text:span text:style-name="T15">matches("X")</text:span></text:span><text:span text:style-name="T6">: every name that matches </text:span><text:span text:style-name="Source_20_Text"><text:span text:style-name="T15">"X"</text:span></text:span><text:span text:style-name="T6">, which can be a regular expression,</text:span></text:p>
        </text:list-item>
        <text:list-item>
          <text:p text:style-name="P38"><text:span text:style-name="Source_20_Text"><text:span text:style-name="T15">num_range("x", 1:5)</text:span></text:span><text:span text:style-name="T6">: the variables named </text:span><text:span text:style-name="Source_20_Text"><text:span text:style-name="T15">x01</text:span></text:span><text:span text:style-name="T6">, </text:span><text:span text:style-name="Source_20_Text"><text:span text:style-name="T15">x02</text:span></text:span><text:span text:style-name="T6">, </text:span><text:span text:style-name="Source_20_Text"><text:span text:style-name="T15">x03</text:span></text:span><text:span text:style-name="T6">, </text:span><text:span text:style-name="Source_20_Text"><text:span text:style-name="T15">x04</text:span></text:span><text:span text:style-name="T6"> and </text:span><text:span text:style-name="Source_20_Text"><text:span text:style-name="T15">x05</text:span></text:span><text:span text:style-name="T6">,</text:span></text:p>
        </text:list-item>
        <text:list-item>
          <text:p text:style-name="P38"><text:span text:style-name="Source_20_Text"><text:span text:style-name="T15">one_of(x)</text:span></text:span><text:span text:style-name="T6">: every name that appears in </text:span><text:span text:style-name="Source_20_Text"><text:span text:style-name="T15">x</text:span></text:span><text:span text:style-name="T6">, which should be a character vector.</text:span></text:p>
        </text:list-item>
      </text:list>
      <text:p text:style-name="P43">Watch out: Surround character strings with quotes when you pass them to a helper function, but do not surround variable names with quotes if you are not passing them to a helper function.</text:p>
      <text:h text:style-name="P111" text:outline-level="4">Instructions</text:h>
      <text:list xml:id="list1726549775890896516" text:style-name="L10">
        <text:list-item>
          <text:p text:style-name="P49"><text:span text:style-name="T55">Use select and a helper function to return a tbl copy of </text:span><text:span text:style-name="Source_20_Text"><text:span text:style-name="T58">hflights</text:span></text:span><text:span text:style-name="T55"> that contains just </text:span><text:span text:style-name="Source_20_Text"><text:span text:style-name="T58">ArrDelay</text:span></text:span><text:span text:style-name="T55"> and </text:span><text:span text:style-name="Source_20_Text"><text:span text:style-name="T58">DepDelay</text:span></text:span><text:span text:style-name="T55">.</text:span></text:p>
        </text:list-item>
        <text:list-item>
          <text:p text:style-name="P49"><text:span text:style-name="T55">Use a combination of helper functions and variable names to return the </text:span><text:span text:style-name="Source_20_Text"><text:span text:style-name="T58">UniqueCarrier</text:span></text:span><text:span text:style-name="T55">, </text:span><text:span text:style-name="Source_20_Text"><text:span text:style-name="T58">FlightNum</text:span></text:span><text:span text:style-name="T55">, </text:span><text:span text:style-name="Source_20_Text"><text:span text:style-name="T58">TailNum</text:span></text:span><text:span text:style-name="T55">, </text:span><text:span text:style-name="Source_20_Text"><text:span text:style-name="T58">Cancelled</text:span></text:span><text:span text:style-name="T55">, and </text:span><text:span text:style-name="Source_20_Text"><text:span text:style-name="T58">CancellationCode</text:span></text:span><text:span text:style-name="T55">columns of </text:span><text:span text:style-name="Source_20_Text"><text:span text:style-name="T58">hflights</text:span></text:span><text:span text:style-name="T55">.</text:span></text:p>
        </text:list-item>
        <text:list-item>
          <text:p text:style-name="P49"><text:span text:style-name="T55">Find the most concise way to return the following columns with </text:span><text:span text:style-name="Source_20_Text"><text:span text:style-name="T58">select</text:span></text:span><text:span text:style-name="T55"> and its helper functions: </text:span><text:span text:style-name="Source_20_Text"><text:span text:style-name="T58">DepTime</text:span></text:span><text:span text:style-name="T55">, </text:span><text:span text:style-name="Source_20_Text"><text:span text:style-name="T58">ArrTime</text:span></text:span><text:span text:style-name="T55">, </text:span><text:span text:style-name="Source_20_Text"><text:span text:style-name="T58">ActualElapsedTime</text:span></text:span><text:span text:style-name="T55">, </text:span><text:span text:style-name="Source_20_Text"><text:span text:style-name="T58">AirTime</text:span></text:span><text:span text:style-name="T55">, </text:span><text:span text:style-name="Source_20_Text"><text:span text:style-name="T58">ArrDelay</text:span></text:span><text:span text:style-name="T55">, </text:span><text:span text:style-name="Source_20_Text"><text:span text:style-name="T58">DepDelay</text:span></text:span><text:span text:style-name="T55">. Use only helper functions!</text:span></text:p>
        </text:list-item>
      </text:list>
      <text:p text:style-name="P3"/>
      <text:p text:style-name="P9"># As usual, hflights is pre-loaded as a tbl, together with the necessary libraries.</text:p>
      <text:p text:style-name="P9"/>
      <text:p text:style-name="P9"># Return a tbl containing just ArrDelay and DepDelay</text:p>
      <text:p text:style-name="P9">select(hflights, ends_with("Delay"))</text:p>
      <text:p text:style-name="P9"/>
      <text:p text:style-name="P9"># Return a tbl as described in the second exercise, using both helper functions and variable names</text:p>
      <text:p text:style-name="P9">select(hflights, UniqueCarrier, ends_with("Num"), starts_with("Cancel"))</text:p>
      <text:p text:style-name="P9"/>
      <text:p text:style-name="P9"># Return a tbl as described in the third exercise, using only helper functions.</text:p>
      <text:p text:style-name="P9">select(hflights, contains("Tim"), contains("Del"))</text:p>
      <text:p text:style-name="P3"/>
      <text:h text:style-name="P89" text:outline-level="3">Comparison to basic R</text:h>
      <text:p text:style-name="P72"/>
      <text:p text:style-name="P43">To see the added value of the dplyr package, it is useful to compare its syntax with basic R. Up to now, you have only considered functionality that is also available without the use of dplyr. However, the elegance and ease-of-use of dplyr should be clear from this short set of exercises. To provide continuity, you will keep on working with the hflights dataset.</text:p>
      <text:h text:style-name="P111" text:outline-level="4"><text:soft-page-break/>Instructions</text:h>
      <text:list xml:id="list7723799506559637121" text:style-name="L11">
        <text:list-item>
          <text:p text:style-name="P69">For exercises 1 to 3, duplicate each of the basic R commands shown in the editor on the right by using dplyr-specific syntax. Don't use integer indexes!</text:p>
        </text:list-item>
      </text:list>
      <text:p text:style-name="P3"/>
      <text:p text:style-name="P9"/>
      <text:p text:style-name="P9"># both hflights and dplyr are available</text:p>
      <text:p text:style-name="P9"/>
      <text:p text:style-name="P9"># Exercise 1</text:p>
      <text:p text:style-name="P9">ex1r &lt;- hflights[c("TaxiIn","TaxiOut","Distance")]</text:p>
      <text:p text:style-name="P9">ex1d &lt;- select(hflights,contains("Taxi"),Distance)</text:p>
      <text:p text:style-name="P9"/>
      <text:p text:style-name="P9"># Exercise 2</text:p>
      <text:p text:style-name="P9">ex2r &lt;- hflights[c("Year","Month","DayOfWeek","DepTime","ArrTime")]</text:p>
      <text:p text:style-name="P9">ex2d &lt;- select(hflights,Year:ArrTime,-DayofMonth)</text:p>
      <text:p text:style-name="P9"/>
      <text:p text:style-name="P9"># Exercise 3</text:p>
      <text:p text:style-name="P9">ex3r &lt;- hflights[c("TailNum","TaxiIn","TaxiOut")]</text:p>
      <text:p text:style-name="P9">ex3d &lt;- select(hflights,starts_with("T"))</text:p>
      <text:p text:style-name="P9"/>
      <text:p text:style-name="P3"/>
      <text:p text:style-name="P3"/>
      <text:p text:style-name="P3"/>
      <text:h text:style-name="P122" text:outline-level="2"><text:span text:style-name="T74">(2.2)<text:tab/></text:span>The second of five verbs: mutate</text:h>
      <text:p text:style-name="P3"/>
      <text:h text:style-name="P89" text:outline-level="3">Mutating is creating</text:h>
      <text:p text:style-name="P72"/>
      <text:p text:style-name="P33"><text:a xlink:type="simple" xlink:href="http://www.rdocumentation.org/packages/dplyr/functions/mutate" office:target-frame-name="_blank" xlink:show="new"><text:span text:style-name="Source_20_Text"><text:span text:style-name="T23">mutate()</text:span></text:span></text:a><text:span text:style-name="T6"> is the second of five data manipulation functions you will get familiar with in this course. In contrast to </text:span><text:a xlink:type="simple" xlink:href="http://www.rdocumentation.org/packages/dplyr/functions/select" office:target-frame-name="_blank" xlink:show="new"><text:span text:style-name="Source_20_Text"><text:span text:style-name="T23">select()</text:span></text:span></text:a><text:span text:style-name="T6">, which retains a subset of all variables, </text:span><text:a xlink:type="simple" xlink:href="http://www.rdocumentation.org/packages/dplyr/functions/mutate" office:target-frame-name="_blank" xlink:show="new"><text:span text:style-name="Source_20_Text"><text:span text:style-name="T23">mutate()</text:span></text:span></text:a><text:span text:style-name="T6"> creates new columns which are added to a copy of the dataset.</text:span></text:p>
      <text:p text:style-name="P43">Let's briefly recap the syntax:</text:p>
      <text:p text:style-name="P115"><text:span text:style-name="Source_20_Text"><text:span text:style-name="T28">mutate(data, Mutant1 = expr(Var0,Var1,...))</text:span></text:span></text:p>
      <text:p text:style-name="P33"><text:span text:style-name="T6">Here, </text:span><text:span text:style-name="Source_20_Text"><text:span text:style-name="T15">data</text:span></text:span><text:span text:style-name="T6"> is the tbl you want to use to create new columns. The second argument is an expression that assigns the result of any R function using already existing variables </text:span><text:span text:style-name="Source_20_Text"><text:span text:style-name="T15">Var0, Var1, ...</text:span></text:span><text:span text:style-name="T6"> to a new variable </text:span><text:span text:style-name="Source_20_Text"><text:span text:style-name="T15">Mutant1</text:span></text:span><text:span text:style-name="T6">.</text:span></text:p>
      <text:h text:style-name="P111" text:outline-level="4">Instructions</text:h>
      <text:list xml:id="list2852699655315093718" text:style-name="L12">
        <text:list-item>
          <text:p text:style-name="P50"><text:span text:style-name="T55">Add a new variable named </text:span><text:span text:style-name="Source_20_Text"><text:span text:style-name="T58">ActualGroundTime</text:span></text:span><text:span text:style-name="T55"> that measures the difference between </text:span><text:span text:style-name="Source_20_Text"><text:span text:style-name="T58">ActualElapsedTime</text:span></text:span><text:span text:style-name="T55"> and </text:span><text:span text:style-name="Source_20_Text"><text:span text:style-name="T58">AirTime</text:span></text:span><text:span text:style-name="T55"> to a copy of hflights. Save your results as </text:span><text:span text:style-name="Source_20_Text"><text:span text:style-name="T58">g1</text:span></text:span><text:span text:style-name="T55">.</text:span></text:p>
        </text:list-item>
        <text:list-item>
          <text:p text:style-name="P50"><text:span text:style-name="T55">Which variables in </text:span><text:span text:style-name="Source_20_Text"><text:span text:style-name="T58">g1</text:span></text:span><text:span text:style-name="T55"> do you think count as a plane's "ground time"? Use </text:span><text:a xlink:type="simple" xlink:href="http://www.rdocumentation.org/packages/dplyr/functions/mutate" office:target-frame-name="_blank" xlink:show="new"><text:span text:style-name="Source_20_Text"><text:span text:style-name="T60">mutate()</text:span></text:span></text:a><text:span text:style-name="T55"> to add these variables together and save them as </text:span><text:span text:style-name="Source_20_Text"><text:span text:style-name="T58">GroundTime</text:span></text:span><text:span text:style-name="T55">. Save your results as </text:span><text:span text:style-name="Source_20_Text"><text:span text:style-name="T58">g2</text:span></text:span><text:span text:style-name="T55">. Were you right? If you are GroundTime should equal </text:span><text:span text:style-name="Source_20_Text"><text:span text:style-name="T58">ActualGroundTime</text:span></text:span><text:span text:style-name="T55"> whenever an </text:span><text:span text:style-name="Source_20_Text"><text:span text:style-name="T58">NA</text:span></text:span><text:span text:style-name="T55"> is not involved. Check this by printouts in the console.</text:span></text:p>
        </text:list-item>
        <text:list-item>
          <text:p text:style-name="P50"><text:soft-page-break/><text:span text:style-name="T55">Add a new variable to </text:span><text:span text:style-name="Source_20_Text"><text:span text:style-name="T58">g2</text:span></text:span><text:span text:style-name="T55"> named </text:span><text:span text:style-name="Source_20_Text"><text:span text:style-name="T58">AverageSpeed</text:span></text:span><text:span text:style-name="T55"> that denotes the average speed that each plane flew in miles per hour. Save the resulting dataset as </text:span><text:span text:style-name="Source_20_Text"><text:span text:style-name="T58">g3</text:span></text:span><text:span text:style-name="T55">. Use </text:span><text:span text:style-name="Source_20_Text"><text:span text:style-name="T58">Distance / AirTime * 60</text:span></text:span><text:span text:style-name="T55">.</text:span></text:p>
        </text:list-item>
      </text:list>
      <text:p text:style-name="P3"/>
      <text:p text:style-name="P10"># hflights and dplyr are loaded and ready to serve you.</text:p>
      <text:p text:style-name="P10"/>
      <text:p text:style-name="P10"># Add the new variable ActualGroundTime to a copy of hflights and save the result as g1.</text:p>
      <text:p text:style-name="P10">g1 &lt;- mutate(hflights,ActualGroundTime=ActualElapsedTime-AirTime)</text:p>
      <text:p text:style-name="P10"/>
      <text:p text:style-name="P10"># Add the new variable GroundTime to a copy of g1 and save the result as g2.</text:p>
      <text:p text:style-name="P10">g2 &lt;- mutate(g1,GroundTime=TaxiIn+TaxiOut)</text:p>
      <text:p text:style-name="P10"/>
      <text:p text:style-name="P10"># Add the new variable AverageSpeed to a copy of g2 and save the result as g1.</text:p>
      <text:p text:style-name="P10">g3 &lt;- mutate(g2,AverageSpeed=Distance/AirTime*60)</text:p>
      <text:p text:style-name="P20"/>
      <text:p text:style-name="P20"/>
      <text:h text:style-name="P99" text:outline-level="3">Add multiple variables using mutate</text:h>
      <text:p text:style-name="P72"/>
      <text:p text:style-name="P33"><text:span text:style-name="T6">So far you've added variables to hflights one at a time, but you can also use </text:span><text:a xlink:type="simple" xlink:href="http://www.rdocumentation.org/packages/dplyr/functions/mutate" office:target-frame-name="_blank" xlink:show="new"><text:span text:style-name="Source_20_Text"><text:span text:style-name="T23">mutate()</text:span></text:span></text:a><text:span text:style-name="T6"> to add multiple variables at once. To create more than one variable, place a comma between each variable that you define inside </text:span><text:a xlink:type="simple" xlink:href="http://www.rdocumentation.org/packages/dplyr/functions/mutate" office:target-frame-name="_blank" xlink:show="new"><text:span text:style-name="Source_20_Text"><text:span text:style-name="T23">mutate()</text:span></text:span></text:a><text:span text:style-name="T6">.</text:span></text:p>
      <text:h text:style-name="P111" text:outline-level="4">Instructions</text:h>
      <text:list xml:id="list98752404036460419" text:style-name="L13">
        <text:list-item>
          <text:p text:style-name="P51"><text:span text:style-name="T55">In the video, we created a new variable named </text:span><text:span text:style-name="Source_20_Text"><text:span text:style-name="T58">loss</text:span></text:span><text:span text:style-name="T55"> with the first line of code on the right. Modify this code to create a second variable, </text:span><text:span text:style-name="Source_20_Text"><text:span text:style-name="T58">loss_percent</text:span></text:span><text:span text:style-name="T55">, the percentage of the </text:span><text:span text:style-name="Source_20_Text"><text:span text:style-name="T58">DepDelay</text:span></text:span><text:span text:style-name="T55"> represented by </text:span><text:span text:style-name="Source_20_Text"><text:span text:style-name="T58">ArrDelay - DepDelay</text:span></text:span><text:span text:style-name="T55">. Assign the result to </text:span><text:span text:style-name="Source_20_Text"><text:span text:style-name="T58">m1</text:span></text:span><text:span text:style-name="T55">.</text:span></text:p>
        </text:list-item>
        <text:list-item>
          <text:p text:style-name="P51"><text:span text:style-name="T55">You will notice that the </text:span><text:span text:style-name="Source_20_Text"><text:span text:style-name="T58">m1</text:span></text:span><text:span text:style-name="T55"> is redundantly defined: </text:span><text:span text:style-name="Source_20_Text"><text:span text:style-name="T58">loss_percent</text:span></text:span><text:span text:style-name="T55"> uses </text:span><text:span text:style-name="Source_20_Text"><text:span text:style-name="T58">ArrDelay - DepDelay</text:span></text:span><text:span text:style-name="T55">, which is already defined as the </text:span><text:span text:style-name="Source_20_Text"><text:span text:style-name="T58">loss</text:span></text:span><text:span text:style-name="T55"> variable. </text:span><text:a xlink:type="simple" xlink:href="http://www.rdocumentation.org/packages/dplyr/functions/mutate" office:target-frame-name="_blank" xlink:show="new"><text:span text:style-name="Source_20_Text"><text:span text:style-name="T60">mutate()</text:span></text:span></text:a><text:span text:style-name="T55">allows you to use a new variable while creating a second variable (or third variable, or etc.) in the same call. Rewrite the command above to use </text:span><text:span text:style-name="Source_20_Text"><text:span text:style-name="T58">loss</text:span></text:span><text:span text:style-name="T55"> to define </text:span><text:span text:style-name="Source_20_Text"><text:span text:style-name="T58">loss_percent</text:span></text:span><text:span text:style-name="T55"> and assign the result to </text:span><text:span text:style-name="Source_20_Text"><text:span text:style-name="T58">m2</text:span></text:span><text:span text:style-name="T55">.</text:span></text:p>
        </text:list-item>
        <text:list-item>
          <text:p text:style-name="P51"><text:span text:style-name="T55">Using </text:span><text:a xlink:type="simple" xlink:href="http://www.rdocumentation.org/packages/dplyr/functions/mutate" office:target-frame-name="_blank" xlink:show="new"><text:span text:style-name="Source_20_Text"><text:span text:style-name="T60">mutate()</text:span></text:span></text:a><text:span text:style-name="T55">, create three new variables: (1) </text:span><text:span text:style-name="Source_20_Text"><text:span text:style-name="T58">TotalTaxi</text:span></text:span><text:span text:style-name="T55">, which is the sum of all taxiing times; (2) </text:span><text:span text:style-name="Source_20_Text"><text:span text:style-name="T58">ActualGroundTime</text:span></text:span><text:span text:style-name="T55">, which is the difference of </text:span><text:span text:style-name="Source_20_Text"><text:span text:style-name="T58">ActualElapsedTime</text:span></text:span><text:span text:style-name="T55"> and </text:span><text:span text:style-name="Source_20_Text"><text:span text:style-name="T58">AirTime</text:span></text:span><text:span text:style-name="T55">; (3) </text:span><text:span text:style-name="Source_20_Text"><text:span text:style-name="T58">Diff</text:span></text:span><text:span text:style-name="T55">, the difference between the two newly created variables. Assign the result to </text:span><text:span text:style-name="Source_20_Text"><text:span text:style-name="T58">m3</text:span></text:span><text:span text:style-name="T55">. Observe that the </text:span><text:span text:style-name="Source_20_Text"><text:span text:style-name="T58">Diff</text:span></text:span><text:span text:style-name="T55">column will be zero at all times if you solved the exercise correctly!</text:span></text:p>
        </text:list-item>
      </text:list>
      <text:p text:style-name="P20"/>
      <text:p text:style-name="P10"># hflights and dplyr are ready, are you?</text:p>
      <text:p text:style-name="P10"/>
      <text:p text:style-name="P10"># Add a second variable loss_percent to the dataset and save the result to m1.</text:p>
      <text:p text:style-name="P10">m1 &lt;- mutate(hflights, loss = ArrDelay - DepDelay,loss_percent=(ArrDelay-DepDelay)/DepDelay*100)</text:p>
      <text:p text:style-name="P10"/>
      <text:p text:style-name="P10"># Remove the redundancy from your previous exercise and reuse loss to define the loss_percent variable.</text:p>
      <text:p text:style-name="P10"># Assign the result to m2</text:p>
      <text:p text:style-name="P10">m2 &lt;- mutate(hflights,loss=ArrDelay-DepDelay,loss_percent=loss/DepDelay*100)</text:p>
      <text:p text:style-name="P10"><text:soft-page-break/></text:p>
      <text:p text:style-name="P10"># Add the three variables as described in the third exercise and save the result to m3</text:p>
      <text:p text:style-name="P10">m3 &lt;- mutate(hflights,TotalTaxi=TaxiIn+TaxiOut,ActualGroundTime=ActualElapsedTime-AirTime,Diff=TotalTaxi-ActualGroundTime)</text:p>
      <text:p text:style-name="P20"/>
      <text:p text:style-name="P20"/>
      <text:h text:style-name="P95" text:outline-level="3">Recap on mutate and select</text:h>
      <text:p text:style-name="P75"/>
      <text:p text:style-name="P33"><text:span text:style-name="T6">As of now, you mastered two of the five data manipulation functions that are at the core of dplyr: </text:span><text:a xlink:type="simple" xlink:href="http://www.rdocumentation.org/packages/dplyr/functions/select" office:target-frame-name="_blank" xlink:show="new"><text:span text:style-name="Source_20_Text"><text:span text:style-name="T23">select()</text:span></text:span></text:a><text:span text:style-name="T6"> and </text:span><text:a xlink:type="simple" xlink:href="http://www.rdocumentation.org/packages/dplyr/functions/mutate" office:target-frame-name="_blank" xlink:show="new"><text:span text:style-name="Source_20_Text"><text:span text:style-name="T23">mutate()</text:span></text:span></text:a><text:span text:style-name="T6">.</text:span></text:p>
      <text:p text:style-name="P43">Which statement concerning the following four lines of code is correct?</text:p>
      <text:p text:style-name="P33"><text:span text:style-name="T6">(1) </text:span><text:span text:style-name="Source_20_Text"><text:span text:style-name="T15">hflights &lt;- select(hflights, -(Year:Month), -(DepTime:Diverted))</text:span></text:span></text:p>
      <text:p text:style-name="P33"><text:span text:style-name="T6">(2) </text:span><text:span text:style-name="Source_20_Text"><text:span text:style-name="T15">select(hflights, starts_with("D"))</text:span></text:span></text:p>
      <text:p text:style-name="P33"><text:span text:style-name="T6">(3) </text:span><text:span text:style-name="Source_20_Text"><text:span text:style-name="T15">select(hflights, -(Year:Month), -(DepTime:Diverted))</text:span></text:span></text:p>
      <text:p text:style-name="P33"><text:span text:style-name="T6">(4) </text:span><text:span text:style-name="Source_20_Text"><text:span text:style-name="T15">hflights &lt;- select(hflights, starts_with("Day"))</text:span></text:span></text:p>
      <text:p text:style-name="P33"><text:span text:style-name="T6">Feel free to experiment in the console, </text:span><text:span text:style-name="Source_20_Text"><text:span text:style-name="T15">hflights</text:span></text:span><text:span text:style-name="T6"> is loaded as a tbl.</text:span></text:p>
      <text:p text:style-name="P20"/>
      <text:p text:style-name="P16"><text:span text:style-name="T71">Answ: <text:s/></text:span><text:span text:style-name="T40">(1) and (4) lead to the same </text:span><text:span text:style-name="Source_20_Text"><text:span text:style-name="T41">hflights</text:span></text:span><text:span text:style-name="T42"> </text:span><text:span text:style-name="T40">variable and output; (2) and (3) do not.</text:span></text:p>
      <text:p text:style-name="P24"/>
      <text:p text:style-name="P24"/>
      <text:h text:style-name="P128" text:outline-level="1"><text:span text:style-name="T77">Chapter 3: Filter &amp; Arrange</text:span></text:h>
      <text:h text:style-name="P123" text:outline-level="2"><text:span text:style-name="T50">(3.</text:span><text:span text:style-name="T51">1</text:span><text:span text:style-name="T50">)<text:tab/></text:span><text:span text:style-name="T49">The third of five verbs: filter</text:span></text:h>
      <text:p text:style-name="P24"><text:span text:style-name="T39"/></text:p>
      <text:h text:style-name="P99" text:outline-level="3">Logical operators</text:h>
      <text:p text:style-name="P72"/>
      <text:p text:style-name="P33"><text:span text:style-name="T6">R comes with a set of logical operators that you can use to extract rows with </text:span><text:a xlink:type="simple" xlink:href="http://www.rdocumentation.org/packages/dplyr/functions/filter" office:target-frame-name="_blank" xlink:show="new"><text:span text:style-name="Source_20_Text"><text:span text:style-name="T23">filter()</text:span></text:span></text:a><text:span text:style-name="T6">. These operators are</text:span></text:p>
      <text:list xml:id="list4565100569971145188" text:style-name="L14">
        <text:list-item>
          <text:p text:style-name="P39"><text:span text:style-name="Source_20_Text"><text:span text:style-name="T15">x &lt; y</text:span></text:span><text:span text:style-name="T6">, </text:span><text:span text:style-name="Source_20_Text"><text:span text:style-name="T15">TRUE</text:span></text:span><text:span text:style-name="T6"> if </text:span><text:span text:style-name="Source_20_Text"><text:span text:style-name="T15">x</text:span></text:span><text:span text:style-name="T6"> is </text:span><text:span text:style-name="Emphasis"><text:span text:style-name="T10">less than</text:span></text:span><text:span text:style-name="T6"> </text:span><text:span text:style-name="Source_20_Text"><text:span text:style-name="T15">y</text:span></text:span></text:p>
        </text:list-item>
        <text:list-item>
          <text:p text:style-name="P39"><text:span text:style-name="Source_20_Text"><text:span text:style-name="T15">x &lt;= y</text:span></text:span><text:span text:style-name="T6">, </text:span><text:span text:style-name="Source_20_Text"><text:span text:style-name="T15">TRUE</text:span></text:span><text:span text:style-name="T6"> if </text:span><text:span text:style-name="Source_20_Text"><text:span text:style-name="T15">x</text:span></text:span><text:span text:style-name="T6"> is </text:span><text:span text:style-name="Emphasis"><text:span text:style-name="T10">less than or equal to</text:span></text:span><text:span text:style-name="T6"> </text:span><text:span text:style-name="Source_20_Text"><text:span text:style-name="T15">y</text:span></text:span></text:p>
        </text:list-item>
        <text:list-item>
          <text:p text:style-name="P39"><text:span text:style-name="Source_20_Text"><text:span text:style-name="T15">x == y</text:span></text:span><text:span text:style-name="T6">, </text:span><text:span text:style-name="Source_20_Text"><text:span text:style-name="T15">TRUE</text:span></text:span><text:span text:style-name="T6"> if </text:span><text:span text:style-name="Source_20_Text"><text:span text:style-name="T15">x</text:span></text:span><text:span text:style-name="T6"> </text:span><text:span text:style-name="Emphasis"><text:span text:style-name="T10">equals</text:span></text:span><text:span text:style-name="T6"> </text:span><text:span text:style-name="Source_20_Text"><text:span text:style-name="T15">y</text:span></text:span></text:p>
        </text:list-item>
        <text:list-item>
          <text:p text:style-name="P39"><text:span text:style-name="Source_20_Text"><text:span text:style-name="T15">x != y</text:span></text:span><text:span text:style-name="T6">, </text:span><text:span text:style-name="Source_20_Text"><text:span text:style-name="T15">TRUE</text:span></text:span><text:span text:style-name="T6"> if </text:span><text:span text:style-name="Source_20_Text"><text:span text:style-name="T15">x</text:span></text:span><text:span text:style-name="T6"> </text:span><text:span text:style-name="Emphasis"><text:span text:style-name="T10">does not equal</text:span></text:span><text:span text:style-name="T6"> </text:span><text:span text:style-name="Source_20_Text"><text:span text:style-name="T15">y</text:span></text:span></text:p>
        </text:list-item>
        <text:list-item>
          <text:p text:style-name="P39"><text:span text:style-name="Source_20_Text"><text:span text:style-name="T15">x &gt;= y</text:span></text:span><text:span text:style-name="T6">, </text:span><text:span text:style-name="Source_20_Text"><text:span text:style-name="T15">TRUE</text:span></text:span><text:span text:style-name="T6"> if </text:span><text:span text:style-name="Source_20_Text"><text:span text:style-name="T15">x</text:span></text:span><text:span text:style-name="T6"> </text:span><text:span text:style-name="Emphasis"><text:span text:style-name="T10">is greater than or equal to</text:span></text:span><text:span text:style-name="T6"> </text:span><text:span text:style-name="Source_20_Text"><text:span text:style-name="T15">y</text:span></text:span></text:p>
        </text:list-item>
        <text:list-item>
          <text:p text:style-name="P39"><text:span text:style-name="Source_20_Text"><text:span text:style-name="T15">x &gt; y</text:span></text:span><text:span text:style-name="T6">, </text:span><text:span text:style-name="Source_20_Text"><text:span text:style-name="T15">TRUE</text:span></text:span><text:span text:style-name="T6"> if </text:span><text:span text:style-name="Source_20_Text"><text:span text:style-name="T15">x</text:span></text:span><text:span text:style-name="T6"> is </text:span><text:span text:style-name="Emphasis"><text:span text:style-name="T10">greater than</text:span></text:span><text:span text:style-name="T6"> </text:span><text:span text:style-name="Source_20_Text"><text:span text:style-name="T15">y</text:span></text:span></text:p>
        </text:list-item>
        <text:list-item>
          <text:p text:style-name="P39"><text:span text:style-name="Source_20_Text"><text:span text:style-name="T15">x %in% c(a, b, c)</text:span></text:span><text:span text:style-name="T6">, </text:span><text:span text:style-name="Source_20_Text"><text:span text:style-name="T15">TRUE</text:span></text:span><text:span text:style-name="T6"> if </text:span><text:span text:style-name="Source_20_Text"><text:span text:style-name="T15">x</text:span></text:span><text:span text:style-name="T6"> is in the vector </text:span><text:span text:style-name="Source_20_Text"><text:span text:style-name="T15">c(a, b, c)</text:span></text:span></text:p>
        </text:list-item>
      </text:list>
      <text:h text:style-name="P111" text:outline-level="4">Instructions</text:h>
      <text:list xml:id="list298857350769925132" text:style-name="L15">
        <text:list-item>
          <text:p text:style-name="P52"><text:span text:style-name="T55">Extract from </text:span><text:span text:style-name="Source_20_Text"><text:span text:style-name="T58">hflights</text:span></text:span><text:span text:style-name="T55"> all flights that traveled 3000 or more miles. Save the result to </text:span><text:span text:style-name="Source_20_Text"><text:span text:style-name="T58">f1</text:span></text:span><text:span text:style-name="T55">. Check the hint if you have trouble with the syntax.</text:span></text:p>
        </text:list-item>
        <text:list-item>
          <text:p text:style-name="P52"><text:span text:style-name="T55">Extract from </text:span><text:span text:style-name="Source_20_Text"><text:span text:style-name="T58">hflights</text:span></text:span><text:span text:style-name="T55"> all flights flown by one of JetBlue, Southwest, or Delta airlines and assign the result to </text:span><text:span text:style-name="Source_20_Text"><text:span text:style-name="T58">f2</text:span></text:span><text:span text:style-name="T55">.</text:span></text:p>
        </text:list-item>
        <text:list-item>
          <text:p text:style-name="P52"><text:span text:style-name="T55">Extract from </text:span><text:span text:style-name="Source_20_Text"><text:span text:style-name="T58">hflights</text:span></text:span><text:span text:style-name="T55"> all flights where taxiing took longer than the actual flight. Try to avoid the use of </text:span><text:a xlink:type="simple" xlink:href="http://www.rdocumentation.org/packages/dplyr/functions/mutate" office:target-frame-name="_blank" xlink:show="new"><text:span text:style-name="Source_20_Text"><text:span text:style-name="T60">mutate()</text:span></text:span></text:a><text:span text:style-name="T55"> and do the math directly in the logical expression of </text:span><text:a xlink:type="simple" xlink:href="http://www.rdocumentation.org/packages/dplyr/functions/filter" office:target-frame-name="_blank" xlink:show="new"><text:span text:style-name="Source_20_Text"><text:span text:style-name="T60">filter()</text:span></text:span></text:a><text:span text:style-name="T55">. Save the result to </text:span><text:span text:style-name="Source_20_Text"><text:span text:style-name="T58">f3</text:span></text:span><text:span text:style-name="T55">.</text:span></text:p>
        </text:list-item>
      </text:list>
      <text:p text:style-name="P20"/>
      <text:p text:style-name="P11"># hflights is at your disposal as a tbl, with clean carrier names</text:p>
      <text:p text:style-name="P11"/>
      <text:p text:style-name="P11"># All flights that traveled 3000 miles or more.</text:p>
      <text:p text:style-name="P11">f1 &lt;- filter(hflights,Distance&gt;=3000)</text:p>
      <text:p text:style-name="P11"/>
      <text:p text:style-name="P11"># All flights flown by one of JetBlue, Southwest, or Delta airlines</text:p>
      <text:p text:style-name="P11">f2 &lt;- filter(hflights,UniqueCarrier%in%c("JetBlue","Southwest","Delta"))</text:p>
      <text:p text:style-name="P11"/>
      <text:p text:style-name="P11"># All flights where taxiing took longer than flying</text:p>
      <text:p text:style-name="P11">f3 &lt;- filter(hflights,TaxiIn+TaxiOut&gt;AirTime)</text:p>
      <text:p text:style-name="P21"/>
      <text:h text:style-name="P98" text:outline-level="3">Combining tests using boolean operators</text:h>
      <text:p text:style-name="P72"/>
      <text:p text:style-name="P33"><text:span text:style-name="T6">R also comes with a set of boolean operators that you can use to combine multiple logical tests into a single test. These include </text:span><text:span text:style-name="Source_20_Text"><text:span text:style-name="T15">&amp;</text:span></text:span><text:span text:style-name="T6">, </text:span><text:span text:style-name="Source_20_Text"><text:span text:style-name="T15">|</text:span></text:span><text:span text:style-name="T6">, and </text:span><text:span text:style-name="Source_20_Text"><text:span text:style-name="T15">!</text:span></text:span><text:span text:style-name="T6">, respectively the </text:span><text:span text:style-name="Emphasis"><text:span text:style-name="T10">and</text:span></text:span><text:span text:style-name="T6">, </text:span><text:span text:style-name="Emphasis"><text:span text:style-name="T10">or</text:span></text:span><text:span text:style-name="T6">and </text:span><text:span text:style-name="Emphasis"><text:span text:style-name="T10">not</text:span></text:span><text:span text:style-name="T6"> operators.</text:span></text:p>
      <text:p text:style-name="P33"><text:soft-page-break/><text:span text:style-name="T6">You can thus use R's </text:span><text:span text:style-name="Source_20_Text"><text:span text:style-name="T15">&amp;</text:span></text:span><text:span text:style-name="T6"> operator to combine logical tests in </text:span><text:a xlink:type="simple" xlink:href="http://www.rdocumentation.org/packages/dplyr/functions/filter" office:target-frame-name="_blank" xlink:show="new"><text:span text:style-name="Source_20_Text"><text:span text:style-name="T23">filter()</text:span></text:span></text:a><text:span text:style-name="T6">, but that is not necessary. If you supply </text:span><text:a xlink:type="simple" xlink:href="http://www.rdocumentation.org/packages/dplyr/functions/filter" office:target-frame-name="_blank" xlink:show="new"><text:span text:style-name="Source_20_Text"><text:span text:style-name="T23">filter()</text:span></text:span></text:a><text:span text:style-name="T6"> with multiple tests separated by commas, it will return just the rows that satisfy each test (as if the tests were joined by an </text:span><text:span text:style-name="Source_20_Text"><text:span text:style-name="T15">&amp;</text:span></text:span><text:span text:style-name="T6">operator).</text:span></text:p>
      <text:p text:style-name="P33"><text:span text:style-name="T6">Finally, </text:span><text:a xlink:type="simple" xlink:href="http://www.rdocumentation.org/packages/dplyr/functions/filter" office:target-frame-name="_blank" xlink:show="new"><text:span text:style-name="Source_20_Text"><text:span text:style-name="T23">filter()</text:span></text:span></text:a><text:span text:style-name="T6"> makes it very easy to screen out rows that contain </text:span><text:span text:style-name="Source_20_Text"><text:span text:style-name="T15">NA</text:span></text:span><text:span text:style-name="T6">'s, R's symbol for missing information. You can identify an </text:span><text:span text:style-name="Source_20_Text"><text:span text:style-name="T15">NA</text:span></text:span><text:span text:style-name="T6"> with the </text:span><text:a xlink:type="simple" xlink:href="http://www.rdocumentation.org/packages/base/functions/NA" office:target-frame-name="_blank" xlink:show="new"><text:span text:style-name="Source_20_Text"><text:span text:style-name="T23">is.na()</text:span></text:span></text:a><text:span text:style-name="T6"> function.</text:span></text:p>
      <text:h text:style-name="P111" text:outline-level="4">Instructions</text:h>
      <text:list xml:id="list7579138929144380319" text:style-name="L16">
        <text:list-item>
          <text:p text:style-name="P53"><text:span text:style-name="T55">Use R's logical and boolean operators to select just the rows where a flight left before 5:00 am or arrived after 10:00 pm. Save the result to </text:span><text:span text:style-name="Source_20_Text"><text:span text:style-name="T58">f1</text:span></text:span><text:span text:style-name="T55">.</text:span></text:p>
        </text:list-item>
        <text:list-item>
          <text:p text:style-name="P53"><text:span text:style-name="T55">Save all of the flights that departed late but arrived ahead of schedule to </text:span><text:span text:style-name="Source_20_Text"><text:span text:style-name="T58">f2</text:span></text:span><text:span text:style-name="T55">.</text:span></text:p>
        </text:list-item>
        <text:list-item>
          <text:p text:style-name="P53"><text:span text:style-name="T55">Assign all cancelled weekend flights to </text:span><text:span text:style-name="Source_20_Text"><text:span text:style-name="T58">f3</text:span></text:span><text:span text:style-name="T55">.</text:span></text:p>
        </text:list-item>
        <text:list-item>
          <text:p text:style-name="P53"><text:span text:style-name="T55">Find all of the flights that were cancelled after being delayed. These are flights that were cancelled, while having a </text:span><text:span text:style-name="Source_20_Text"><text:span text:style-name="T58">DepDelay</text:span></text:span><text:span text:style-name="T55"> greater than zero. Assign the result to </text:span><text:span text:style-name="Source_20_Text"><text:span text:style-name="T58">f4</text:span></text:span><text:span text:style-name="T55">.</text:span></text:p>
        </text:list-item>
      </text:list>
      <text:p text:style-name="P21"/>
      <text:p text:style-name="P11"># hflights is at your service as a tbl!</text:p>
      <text:p text:style-name="P11"/>
      <text:p text:style-name="P11"># all flights that departed before 5am or arrived after 10pm.</text:p>
      <text:p text:style-name="P11">f1 &lt;- filter(hflights,DepTime&lt;500 | ArrTime&gt;2200)</text:p>
      <text:p text:style-name="P11"/>
      <text:p text:style-name="P11"># all flights that departed late but arrived ahead of schedule</text:p>
      <text:p text:style-name="P11">f2 &lt;- filter(hflights,DepDelay&gt;0 &amp; ArrDelay&lt;0)</text:p>
      <text:p text:style-name="P11"/>
      <text:p text:style-name="P11"># all cancelled weekend flights</text:p>
      <text:p text:style-name="P11">f3 &lt;- filter(hflights,Cancelled==1 &amp; DayOfWeek%in%c(6,7))</text:p>
      <text:p text:style-name="P11"/>
      <text:p text:style-name="P11"># all flights that were cancelled after being delayed</text:p>
      <text:p text:style-name="P11">f4 &lt;- filter(hflights,Cancelled==1, !is.na(DepDelay))</text:p>
      <text:p text:style-name="P21"/>
      <text:h text:style-name="P107" text:outline-level="3">Blend together what you've learned!</text:h>
      <text:p text:style-name="P72"/>
      <text:p text:style-name="P33"><text:span text:style-name="T6">So far, you have learned three data manipulation functions in the dplyr package. Time for a summarizing exercise to check your understanding. You will generate a new database from the </text:span><text:span text:style-name="Source_20_Text"><text:span text:style-name="T15">hflights</text:span></text:span><text:span text:style-name="T6"> database that contains some useful information on flights that had JFK airport as their destination. You will need </text:span><text:a xlink:type="simple" xlink:href="http://www.rdocumentation.org/packages/dplyr/functions/select" office:target-frame-name="_blank" xlink:show="new"><text:span text:style-name="Source_20_Text"><text:span text:style-name="T23">select()</text:span></text:span></text:a><text:span text:style-name="T6">, </text:span><text:a xlink:type="simple" xlink:href="http://www.rdocumentation.org/packages/dplyr/functions/mutate" office:target-frame-name="_blank" xlink:show="new"><text:span text:style-name="Source_20_Text"><text:span text:style-name="T23">mutate()</text:span></text:span></text:a><text:span text:style-name="T6">, as well as </text:span><text:a xlink:type="simple" xlink:href="http://www.rdocumentation.org/packages/dplyr/functions/filter" office:target-frame-name="_blank" xlink:show="new"><text:span text:style-name="Source_20_Text"><text:span text:style-name="T23">filter()</text:span></text:span></text:a><text:span text:style-name="T6">.</text:span></text:p>
      <text:h text:style-name="P111" text:outline-level="4">Instructions</text:h>
      <text:list xml:id="list8193041010641906285" text:style-name="L17">
        <text:list-item>
          <text:p text:style-name="P54"><text:span text:style-name="T55">First, use </text:span><text:a xlink:type="simple" xlink:href="http://www.rdocumentation.org/packages/dplyr/functions/filter" office:target-frame-name="_blank" xlink:show="new"><text:span text:style-name="Source_20_Text"><text:span text:style-name="T60">filter()</text:span></text:span></text:a><text:span text:style-name="T55"> to select the flights that had JFK as their destination and save this result to </text:span><text:span text:style-name="Source_20_Text"><text:span text:style-name="T58">c1</text:span></text:span><text:span text:style-name="T55">.</text:span></text:p>
        </text:list-item>
        <text:list-item>
          <text:p text:style-name="P54"><text:span text:style-name="T55">Second, add a new column named </text:span><text:span text:style-name="Source_20_Text"><text:span text:style-name="T58">Date</text:span></text:span><text:span text:style-name="T55"> to a copy of </text:span><text:span text:style-name="Source_20_Text"><text:span text:style-name="T58">c1</text:span></text:span><text:span text:style-name="T55">. To make </text:span><text:span text:style-name="Source_20_Text"><text:span text:style-name="T58">Date</text:span></text:span><text:span text:style-name="T55">, </text:span><text:a xlink:type="simple" xlink:href="http://www.rdocumentation.org/packages/base/functions/paste" office:target-frame-name="_blank" xlink:show="new"><text:span text:style-name="Source_20_Text"><text:span text:style-name="T60">paste()</text:span></text:span></text:a><text:span text:style-name="T55"> together the </text:span><text:span text:style-name="Source_20_Text"><text:span text:style-name="T58">Year</text:span></text:span><text:span text:style-name="T55">, </text:span><text:span text:style-name="Source_20_Text"><text:span text:style-name="T58">Month</text:span></text:span><text:span text:style-name="T55"> and </text:span><text:span text:style-name="Source_20_Text"><text:span text:style-name="T58">DayofMonth</text:span></text:span><text:span text:style-name="T55"> variables, separated by a "-". Save the result to </text:span><text:span text:style-name="Source_20_Text"><text:span text:style-name="T58">c2</text:span></text:span><text:span text:style-name="T55">.</text:span></text:p>
        </text:list-item>
        <text:list-item>
          <text:p text:style-name="P54"><text:span text:style-name="T55">Finally, retain only some columns to provide an </text:span><text:soft-page-break/><text:span text:style-name="T55">overview: </text:span><text:span text:style-name="Source_20_Text"><text:span text:style-name="T58">Date</text:span></text:span><text:span text:style-name="T55">, </text:span><text:span text:style-name="Source_20_Text"><text:span text:style-name="T58">DepTime</text:span></text:span><text:span text:style-name="T55">, </text:span><text:span text:style-name="Source_20_Text"><text:span text:style-name="T58">ArrTime</text:span></text:span><text:span text:style-name="T55"> and </text:span><text:span text:style-name="Source_20_Text"><text:span text:style-name="T58">TailNum</text:span></text:span><text:span text:style-name="T55">. Do not assign the resulting database to a variable; just print it to the console.</text:span></text:p>
        </text:list-item>
      </text:list>
      <text:p text:style-name="P21"/>
      <text:p text:style-name="P11"># hflights is already available in the workspace</text:p>
      <text:p text:style-name="P11"/>
      <text:p text:style-name="P11"># Select the flights that had JFK as their destination</text:p>
      <text:p text:style-name="P11">c1 &lt;- filter(hflights,Dest=="JFK")</text:p>
      <text:p text:style-name="P11"/>
      <text:p text:style-name="P11"># Combine the Year, Month and DayOfMonth variables to create a Date column</text:p>
      <text:p text:style-name="P11">c2 &lt;- mutate(c1,Date=paste(Year,Month,DayofMonth,sep="-"))</text:p>
      <text:p text:style-name="P11"/>
      <text:p text:style-name="P11"># Retain only a subset of columns to provide an overview</text:p>
      <text:p text:style-name="P11">select(c2,Date,DepTime,ArrTime,TailNum)</text:p>
      <text:p text:style-name="P28"/>
      <text:h text:style-name="P96" text:outline-level="3">Recap on select, mutate and filter</text:h>
      <text:p text:style-name="P33"><text:span text:style-name="T6">If you mastered the first three functions, i.e. </text:span><text:a xlink:type="simple" xlink:href="http://www.rdocumentation.org/packages/dplyr/functions/select" office:target-frame-name="_blank" xlink:show="new"><text:span text:style-name="Source_20_Text"><text:span text:style-name="T23">select()</text:span></text:span></text:a><text:span text:style-name="T6">, </text:span><text:a xlink:type="simple" xlink:href="http://www.rdocumentation.org/packages/dplyr/functions/mutate" office:target-frame-name="_blank" xlink:show="new"><text:span text:style-name="Source_20_Text"><text:span text:style-name="T23">mutate()</text:span></text:span></text:a><text:span text:style-name="T6"> and </text:span><text:a xlink:type="simple" xlink:href="http://www.rdocumentation.org/packages/dplyr/functions/filter" office:target-frame-name="_blank" xlink:show="new"><text:span text:style-name="Source_20_Text"><text:span text:style-name="T23">filter()</text:span></text:span></text:a><text:span text:style-name="T6">, you can already reveal interesting information from the dataset. Through a combination of these expressions or by the use of a one-liner, try to answer the following question: How many weekend flights flew a distance of more than 1000 miles but had a total taxiing time below 15 minutes?</text:span></text:p>
      <text:p text:style-name="P33"><text:span text:style-name="T6">The </text:span><text:span text:style-name="Source_20_Text"><text:span text:style-name="T15">hflights</text:span></text:span><text:span text:style-name="T6"> dataset is pre-loaded as a tbl so you can start experimenting immediately.</text:span></text:p>
      <text:p text:style-name="P21"/>
      <text:p text:style-name="P21"/>
      <text:p text:style-name="P12"><text:span text:style-name="T73">Answ: </text:span><text:span text:style-name="T34">155 flights</text:span></text:p>
      <text:p text:style-name="P22"/>
      <text:p text:style-name="P22"/>
      <text:h text:style-name="P119" text:outline-level="2"><text:span text:style-name="T75">(3.2)<text:tab/></text:span>Almost there: the arrange verb</text:h>
      <text:p text:style-name="P22"/>
      <text:h text:style-name="P100" text:outline-level="3">Arranging your data</text:h>
      <text:p text:style-name="P72"/>
      <text:p text:style-name="P33"><text:span text:style-name="T6">The syntax of </text:span><text:a xlink:type="simple" xlink:href="http://www.rdocumentation.org/packages/dplyr/functions/arrange" office:target-frame-name="_blank" xlink:show="new"><text:span text:style-name="Source_20_Text"><text:span text:style-name="T23">arrange()</text:span></text:span></text:a><text:span text:style-name="T6"> is the following:</text:span></text:p>
      <text:p text:style-name="P115"><text:span text:style-name="Source_20_Text"><text:span text:style-name="T28">arrange(data, Var0, Var1, ... )</text:span></text:span></text:p>
      <text:p text:style-name="P33"><text:span text:style-name="T6">Here, </text:span><text:span text:style-name="Source_20_Text"><text:span text:style-name="T15">data</text:span></text:span><text:span text:style-name="T6"> is again the tbl you're working with and </text:span><text:span text:style-name="Source_20_Text"><text:span text:style-name="T15">Var0, Var1, ...</text:span></text:span><text:span text:style-name="T6"> are the variables according to which you arrange. When </text:span><text:span text:style-name="Source_20_Text"><text:span text:style-name="T15">Var0</text:span></text:span><text:span text:style-name="T6"> does not provide closure on the order, </text:span><text:span text:style-name="Source_20_Text"><text:span text:style-name="T15">Var1</text:span></text:span><text:span text:style-name="T6"> and possibly additional variables will serve as </text:span><text:span text:style-name="Emphasis"><text:span text:style-name="T10">tie breakers</text:span></text:span><text:span text:style-name="T6"> to decide the arrangement.</text:span></text:p>
      <text:p text:style-name="P33"><text:a xlink:type="simple" xlink:href="http://www.rdocumentation.org/packages/dplyr/functions/arrange" office:target-frame-name="_blank" xlink:show="new"><text:span text:style-name="Source_20_Text"><text:span text:style-name="T23">arrange()</text:span></text:span></text:a><text:span text:style-name="T6"> can be used to rearrange rows according to any type of data. If you pass </text:span><text:a xlink:type="simple" xlink:href="http://www.rdocumentation.org/packages/dplyr/functions/arrange" office:target-frame-name="_blank" xlink:show="new"><text:span text:style-name="Source_20_Text"><text:span text:style-name="T23">arrange()</text:span></text:span></text:a><text:span text:style-name="T6"> a character variable, for example, R will rearrange the rows in alphabetical order according to values of the variable. If you pass a factor variable, R will rearrange the rows according to the order of the levels in your factor (running</text:span><text:a xlink:type="simple" xlink:href="http://www.rdocumentation.org/packages/base/functions/levels" office:target-frame-name="_blank" xlink:show="new"><text:span text:style-name="Source_20_Text"><text:span text:style-name="T23">levels()</text:span></text:span></text:a><text:span text:style-name="T6"> on the variable reveals this order).</text:span></text:p>
      <text:h text:style-name="P111" text:outline-level="4"><text:soft-page-break/>Instructions</text:h>
      <text:list xml:id="list3746833948425965871" text:style-name="L18">
        <text:list-item>
          <text:p text:style-name="P55"><text:span text:style-name="T55">Arrange </text:span><text:span text:style-name="Source_20_Text"><text:span text:style-name="T58">dtc</text:span></text:span><text:span text:style-name="T55">, defined on the right, by departure delays so that the shortest departure delay is at the top of the data set. Assign the result to </text:span><text:span text:style-name="Source_20_Text"><text:span text:style-name="T58">a1</text:span></text:span><text:span text:style-name="T55">.</text:span></text:p>
        </text:list-item>
        <text:list-item>
          <text:p text:style-name="P55"><text:span text:style-name="T55">Arrange </text:span><text:span text:style-name="Source_20_Text"><text:span text:style-name="T58">dtc</text:span></text:span><text:span text:style-name="T55"> so that flights that were cancelled for the same reason appear next to each other and assign the resulting tbl to </text:span><text:span text:style-name="Source_20_Text"><text:span text:style-name="T58">a2</text:span></text:span><text:span text:style-name="T55">.</text:span></text:p>
        </text:list-item>
        <text:list-item>
          <text:p text:style-name="P55"><text:span text:style-name="T55">Arrange </text:span><text:span text:style-name="Source_20_Text"><text:span text:style-name="T58">hflights</text:span></text:span><text:span text:style-name="T55"> so that flights by the same carrier appear next to each other and within each carrier, flights that have smaller departure delays appear before flights that have higher departure delays. Do this in a one-liner and store the result in </text:span><text:span text:style-name="Source_20_Text"><text:span text:style-name="T58">a3</text:span></text:span><text:span text:style-name="T55">.</text:span></text:p>
        </text:list-item>
      </text:list>
      <text:p text:style-name="P29"/>
      <text:p text:style-name="P22"/>
      <text:p text:style-name="P13"><text:span text:style-name="T34"># dplyr and the hflights tbl are available</text:span></text:p>
      <text:p text:style-name="P13"><text:span text:style-name="T34">dtc &lt;- filter(hflights, Cancelled == 1, !is.na(DepDelay))</text:span></text:p>
      <text:p text:style-name="P13"/>
      <text:p text:style-name="P13"><text:span text:style-name="T34"># Arrange dtc by departure delays</text:span></text:p>
      <text:p text:style-name="P13"><text:span text:style-name="T34">a1 &lt;- arrange(dtc,DepDelay)</text:span></text:p>
      <text:p text:style-name="P13"/>
      <text:p text:style-name="P13"><text:span text:style-name="T34"># Arrange dtc so that cancellation reasons are grouped</text:span></text:p>
      <text:p text:style-name="P13"><text:span text:style-name="T34">a2 &lt;- arrange(dtc,CancellationCode)</text:span></text:p>
      <text:p text:style-name="P13"/>
      <text:p text:style-name="P13"><text:span text:style-name="T34"># Arrange according to carrier and departure delays</text:span></text:p>
      <text:p text:style-name="P13"><text:span text:style-name="T34">a3 &lt;- arrange(hflights,UniqueCarrier , DepDelay)</text:span></text:p>
      <text:p text:style-name="P23"/>
      <text:p text:style-name="P23"/>
      <text:p text:style-name="P23"/>
      <text:h text:style-name="P102" text:outline-level="3">Reverse the order of arranging</text:h>
      <text:p text:style-name="P72"/>
      <text:p text:style-name="P33"><text:span text:style-name="T6">By default, </text:span><text:a xlink:type="simple" xlink:href="http://www.rdocumentation.org/packages/dplyr/functions/arrange" office:target-frame-name="_blank" xlink:show="new"><text:span text:style-name="Source_20_Text"><text:span text:style-name="T23">arrange()</text:span></text:span></text:a><text:span text:style-name="T6"> arranges the rows from </text:span><text:span text:style-name="Emphasis"><text:span text:style-name="T10">smallest to largest</text:span></text:span><text:span text:style-name="T6">. Rows with the smallest value of the variable will appear at the top of the data set. You can reverse this behavior with the </text:span><text:a xlink:type="simple" xlink:href="http://www.rdocumentation.org/packages/dplyr/functions/desc" office:target-frame-name="_blank" xlink:show="new"><text:span text:style-name="Source_20_Text"><text:span text:style-name="T23">desc()</text:span></text:span></text:a><text:span text:style-name="T6"> function. </text:span><text:a xlink:type="simple" xlink:href="http://www.rdocumentation.org/packages/dplyr/functions/arrange" office:target-frame-name="_blank" xlink:show="new"><text:span text:style-name="Source_20_Text"><text:span text:style-name="T23">arrange()</text:span></text:span></text:a><text:span text:style-name="T6"> will reorder the rows from </text:span><text:span text:style-name="Emphasis"><text:span text:style-name="T10">largest to smallest</text:span></text:span><text:span text:style-name="T6"> values of a variable if you wrap the variable name in </text:span><text:a xlink:type="simple" xlink:href="http://www.rdocumentation.org/packages/dplyr/functions/desc" office:target-frame-name="_blank" xlink:show="new"><text:span text:style-name="Source_20_Text"><text:span text:style-name="T23">desc()</text:span></text:span></text:a><text:span text:style-name="T6"> before passing it to </text:span><text:a xlink:type="simple" xlink:href="http://www.rdocumentation.org/packages/dplyr/functions/arrange" office:target-frame-name="_blank" xlink:show="new"><text:span text:style-name="Source_20_Text"><text:span text:style-name="T23">arrange()</text:span></text:span></text:a><text:span text:style-name="T6">.</text:span></text:p>
      <text:p text:style-name="P43">In addition to this small extension, you will make some trickier exercises.</text:p>
      <text:h text:style-name="P111" text:outline-level="4">Instructions</text:h>
      <text:list xml:id="list7628629437903819221" text:style-name="L19">
        <text:list-item>
          <text:p text:style-name="P56"><text:span text:style-name="T55">Arrange </text:span><text:span text:style-name="Source_20_Text"><text:span text:style-name="T58">hflights</text:span></text:span><text:span text:style-name="T55"> so that flights by the same carrier appear next to each other and within each carrier, flights that have larger departure delays appear before flights that have smaller departure delays. Save the result to </text:span><text:span text:style-name="Source_20_Text"><text:span text:style-name="T58">a1</text:span></text:span><text:span text:style-name="T55">.</text:span></text:p>
        </text:list-item>
        <text:list-item>
          <text:p text:style-name="P56"><text:span text:style-name="T55">Arrange the flights in</text:span><text:span text:style-name="Source_20_Text"><text:span text:style-name="T58">hflights</text:span></text:span><text:span text:style-name="T55"> by their total delay (the sum of </text:span><text:span text:style-name="Source_20_Text"><text:span text:style-name="T58">DepDelay</text:span></text:span><text:span text:style-name="T55"> and </text:span><text:span text:style-name="Source_20_Text"><text:span text:style-name="T58">ArrDelay</text:span></text:span><text:span text:style-name="T55">). Can you do this without defining any new variables? Save the result to </text:span><text:span text:style-name="Source_20_Text"><text:span text:style-name="T58">a2</text:span></text:span><text:span text:style-name="T55">.</text:span></text:p>
        </text:list-item>
        <text:list-item>
          <text:p text:style-name="P56"><text:span text:style-name="T55">First use filter to keep flights that have Dallas Forth Worth (DFW) as destination and departed before 8:00 am. Next, arrange the result according to </text:span><text:span text:style-name="Source_20_Text"><text:span text:style-name="T58">AirTime</text:span></text:span><text:span text:style-name="T55"> such that the longest flights come first. Do this in a one-liner, without using a help variable! Store the result of this tricky </text:span><text:soft-page-break/><text:span text:style-name="T55">exercise in </text:span><text:span text:style-name="Source_20_Text"><text:span text:style-name="T58">a3</text:span></text:span><text:span text:style-name="T55">.</text:span></text:p>
        </text:list-item>
      </text:list>
      <text:p text:style-name="P23"/>
      <text:p text:style-name="P13"><text:span text:style-name="T34"># dplyr and the hflights tbl are available</text:span></text:p>
      <text:p text:style-name="P13"/>
      <text:p text:style-name="P13"><text:span text:style-name="T34"># Arrange according to carrier and decreasing departure delays</text:span></text:p>
      <text:p text:style-name="P13"><text:span text:style-name="T34">a1 &lt;- arrange(hflights,UniqueCarrier,desc(DepDelay))</text:span></text:p>
      <text:p text:style-name="P13"/>
      <text:p text:style-name="P13"><text:span text:style-name="T34"># Arrange flights by total delay (normal order).</text:span></text:p>
      <text:p text:style-name="P13"><text:span text:style-name="T34">a2 &lt;- arrange(hflights,DepDelay+ArrDelay)</text:span></text:p>
      <text:p text:style-name="P13"/>
      <text:p text:style-name="P13"><text:span text:style-name="T34"># Filter out flights leaving to DFW before 8am and arrange according to decreasing AirTime </text:span></text:p>
      <text:p text:style-name="P13"><text:span text:style-name="T34">a3 &lt;- arrange(filter(hflights,Dest=="DFW",DepTime&lt;800),desc(AirTime))</text:span></text:p>
      <text:p text:style-name="P23"/>
      <text:h text:style-name="P97" text:outline-level="3">Recap on select, mutate, filter and arrange</text:h>
      <text:p text:style-name="P45"><text:span text:style-name="T34">Four down, one more to go! As you might have noticed, our data analysis possibilities expand with every manipulation function we learn. Can you find the appropriate strategy for the following problem?</text:span></text:p>
      <text:p text:style-name="P33"><text:span text:style-name="T6">Again using </text:span><text:span text:style-name="Source_20_Text"><text:span text:style-name="T15">hflights</text:span></text:span><text:span text:style-name="T6"> (available as a tbl in the console), what steps do you take to print a list containing only </text:span><text:span text:style-name="Source_20_Text"><text:span text:style-name="T15">TailNum</text:span></text:span><text:span text:style-name="T6"> of flights that departed too late, sorted by total taxiing time?</text:span></text:p>
      <text:p text:style-name="P23"/>
      <text:p text:style-name="P19"><text:span text:style-name="T44">Answ: </text:span><text:span text:style-name="T43">First </text:span><text:span text:style-name="Source_20_Text"><text:span text:style-name="T45">filter()</text:span></text:span><text:span text:style-name="T43">, then </text:span><text:span text:style-name="Source_20_Text"><text:span text:style-name="T45">mutate()</text:span></text:span><text:span text:style-name="T43">, </text:span><text:span text:style-name="Source_20_Text"><text:span text:style-name="T45">arrange()</text:span></text:span><text:span text:style-name="T46"> </text:span><text:span text:style-name="T43">and finally </text:span><text:span text:style-name="Source_20_Text"><text:span text:style-name="T45">select()</text:span></text:span><text:span text:style-name="T43">.</text:span></text:p>
      <text:p text:style-name="P25"/>
      <text:p text:style-name="P25"/>
      <text:h text:style-name="P127" text:outline-level="1">Chapter 4: Summarize &amp; the pipe operator</text:h>
      <text:p text:style-name="P25"/>
      <text:h text:style-name="P121" text:outline-level="2"><text:span text:style-name="T75">(4.1)<text:tab/></text:span>Last but not least: summarise</text:h>
      <text:p text:style-name="P77"/>
      <text:h text:style-name="P101" text:outline-level="3">The syntax of summarise</text:h>
      <text:p text:style-name="P72"/>
      <text:p text:style-name="P33"><text:a xlink:type="simple" xlink:href="http://www.rdocumentation.org/packages/dplyr/functions/summarise" office:target-frame-name="_blank" xlink:show="new"><text:span text:style-name="Source_20_Text"><text:span text:style-name="T23">summarise()</text:span></text:span></text:a><text:span text:style-name="T6">, the last of the 5 verbs, follows the same syntax as </text:span><text:a xlink:type="simple" xlink:href="http://www.rdocumentation.org/packages/dplyr/functions/mutate" office:target-frame-name="_blank" xlink:show="new"><text:span text:style-name="Source_20_Text"><text:span text:style-name="T23">mutate()</text:span></text:span></text:a><text:span text:style-name="T6">, but the resulting dataset consists of a single row instead of an entire new column in the case of </text:span><text:a xlink:type="simple" xlink:href="http://www.rdocumentation.org/packages/dplyr/functions/mutate" office:target-frame-name="_blank" xlink:show="new"><text:span text:style-name="Source_20_Text"><text:span text:style-name="T23">mutate()</text:span></text:span></text:a><text:span text:style-name="T6">. Below, a typical </text:span><text:a xlink:type="simple" xlink:href="http://www.rdocumentation.org/packages/dplyr/functions/summarise" office:target-frame-name="_blank" xlink:show="new"><text:span text:style-name="Source_20_Text"><text:span text:style-name="T23">summarise()</text:span></text:span></text:a><text:span text:style-name="T6"> function is repeated to show the syntax, without going into detail on all arguments:</text:span></text:p>
      <text:p text:style-name="P115"><text:span text:style-name="Source_20_Text"><text:span text:style-name="T28">summarise(data, sumvar = sum(A), </text:span></text:span></text:p>
      <text:p text:style-name="P116"><text:span text:style-name="Source_20_Text"><text:span text:style-name="T30"><text:s text:c="16"/></text:span></text:span><text:span text:style-name="Source_20_Text"><text:span text:style-name="T28">avgvar = avg(B))</text:span></text:span></text:p>
      <text:p text:style-name="P33"><text:span text:style-name="T6">In contrast to the four other data manipulation functions, </text:span><text:a xlink:type="simple" xlink:href="http://www.rdocumentation.org/packages/dplyr/functions/summarise" office:target-frame-name="_blank" xlink:show="new"><text:span text:style-name="Source_20_Text"><text:span text:style-name="T23">summarise()</text:span></text:span></text:a><text:span text:style-name="T6"> does not return a copy of the dataset it is summarizing; instead, it builds a new dataset that contains only the summarzing statistics.</text:span></text:p>
      <text:h text:style-name="P111" text:outline-level="4">Instructions</text:h>
      <text:list xml:id="list5714236890970708052" text:style-name="L20">
        <text:list-item>
          <text:p text:style-name="P57"><text:span text:style-name="T55">Use </text:span><text:a xlink:type="simple" xlink:href="http://www.rdocumentation.org/packages/dplyr/functions/summarise" office:target-frame-name="_blank" xlink:show="new"><text:span text:style-name="Source_20_Text"><text:span text:style-name="T60">summarise()</text:span></text:span></text:a><text:span text:style-name="T55"> to further explore </text:span><text:span text:style-name="Source_20_Text"><text:span text:style-name="T58">hflights</text:span></text:span><text:span text:style-name="T55">. Determine the shortest distance flown (save this as a variable named </text:span><text:span text:style-name="Source_20_Text"><text:span text:style-name="T58">min_dist</text:span></text:span><text:span text:style-name="T55">) and the longest distance flown (save this as a variable named </text:span><text:span text:style-name="Source_20_Text"><text:span text:style-name="T58">max_dist</text:span></text:span><text:span text:style-name="T55">). Save your solution to variable </text:span><text:span text:style-name="Source_20_Text"><text:span text:style-name="T58">s1</text:span></text:span><text:span text:style-name="T55">.</text:span></text:p>
        </text:list-item>
        <text:list-item>
          <text:p text:style-name="P57"><text:span text:style-name="T55">Calculate the longest </text:span><text:span text:style-name="Source_20_Text"><text:span text:style-name="T58">Distance</text:span></text:span><text:span text:style-name="T55"> for diverted flights, and save this as a variable named </text:span><text:span text:style-name="Source_20_Text"><text:span text:style-name="T58">max_div</text:span></text:span><text:span text:style-name="T55">. You will need one of the four other verbs to do this! Do this in a one-liner and save the result to </text:span><text:span text:style-name="Source_20_Text"><text:span text:style-name="T58">s2</text:span></text:span><text:span text:style-name="T55">.</text:span></text:p>
          <text:p text:style-name="P40"><text:span text:style-name="T6"/></text:p>
        </text:list-item>
      </text:list>
      <text:p text:style-name="P83"><text:span text:style-name="T76"># hflights and dplyr are loaded in the workspace</text:span></text:p>
      <text:p text:style-name="P82"/>
      <text:p text:style-name="P82"># Determine the shortest and longest distance flown and save statistics to min_dist and max_dist resp.</text:p>
      <text:p text:style-name="P82">s1 &lt;- summarise(hflights, min_dist = min(Distance), max_dist = max(Distance))</text:p>
      <text:p text:style-name="P82"/>
      <text:p text:style-name="P82"># Determine the longest distance for diverted flights, save statistic to max_div. Use a one-liner!</text:p>
      <text:p text:style-name="P82">s2 &lt;- summarise(filter(hflights, Diverted==1), max_div = max(Distance))</text:p>
      <text:p text:style-name="P77"/>
      <text:h text:style-name="P101" text:outline-level="3"><text:soft-page-break/>Aggregate functions</text:h>
      <text:p text:style-name="P72"/>
      <text:p text:style-name="P33"><text:span text:style-name="T6">You can use any function you like in </text:span><text:a xlink:type="simple" xlink:href="http://www.rdocumentation.org/packages/dplyr/functions/summarise" office:target-frame-name="_blank" xlink:show="new"><text:span text:style-name="Source_20_Text"><text:span text:style-name="T23">summarise()</text:span></text:span></text:a><text:span text:style-name="T6">, so long as the function can take a vector of data and return a single number. R contains many </text:span><text:span text:style-name="Emphasis"><text:span text:style-name="T10">aggregating</text:span></text:span><text:span text:style-name="T6"> functions, as dplyr calls them. Here are some of the most useful:</text:span></text:p>
      <text:list xml:id="list4684351351566634325" text:style-name="L21">
        <text:list-item>
          <text:p text:style-name="P41"><text:a xlink:type="simple" xlink:href="http://www.rdocumentation.org/packages/base/functions/Extremes" office:target-frame-name="_blank" xlink:show="new"><text:span text:style-name="Source_20_Text"><text:span text:style-name="T23">min(x)</text:span></text:span></text:a><text:span text:style-name="T6"> - minimum value of vector </text:span><text:span text:style-name="Source_20_Text"><text:span text:style-name="T15">x</text:span></text:span><text:span text:style-name="T6">.</text:span></text:p>
        </text:list-item>
        <text:list-item>
          <text:p text:style-name="P41"><text:a xlink:type="simple" xlink:href="http://www.rdocumentation.org/packages/base/functions/Extremes" office:target-frame-name="_blank" xlink:show="new"><text:span text:style-name="Source_20_Text"><text:span text:style-name="T23">max(x)</text:span></text:span></text:a><text:span text:style-name="T6"> - maximum value of vector </text:span><text:span text:style-name="Source_20_Text"><text:span text:style-name="T15">x</text:span></text:span><text:span text:style-name="T6">.</text:span></text:p>
        </text:list-item>
        <text:list-item>
          <text:p text:style-name="P41"><text:a xlink:type="simple" xlink:href="http://www.rdocumentation.org/packages/base/functions/mean" office:target-frame-name="_blank" xlink:show="new"><text:span text:style-name="Source_20_Text"><text:span text:style-name="T23">mean(x)</text:span></text:span></text:a><text:span text:style-name="T6"> - mean value of vector </text:span><text:span text:style-name="Source_20_Text"><text:span text:style-name="T15">x</text:span></text:span><text:span text:style-name="T6">.</text:span></text:p>
        </text:list-item>
        <text:list-item>
          <text:p text:style-name="P41"><text:a xlink:type="simple" xlink:href="http://www.rdocumentation.org/packages/stats/functions/median" office:target-frame-name="_blank" xlink:show="new"><text:span text:style-name="Source_20_Text"><text:span text:style-name="T23">median(x)</text:span></text:span></text:a><text:span text:style-name="T6"> - median value of vector </text:span><text:span text:style-name="Source_20_Text"><text:span text:style-name="T15">x</text:span></text:span><text:span text:style-name="T6">.</text:span></text:p>
        </text:list-item>
        <text:list-item>
          <text:p text:style-name="P41"><text:a xlink:type="simple" xlink:href="http://www.rdocumentation.org/packages/stats/functions/quantile" office:target-frame-name="_blank" xlink:show="new"><text:span text:style-name="Source_20_Text"><text:span text:style-name="T23">quantile(x, p)</text:span></text:span></text:a><text:span text:style-name="T6"> - </text:span><text:span text:style-name="Source_20_Text"><text:span text:style-name="T15">p</text:span></text:span><text:span text:style-name="T6">th quantile of vector </text:span><text:span text:style-name="Source_20_Text"><text:span text:style-name="T15">x</text:span></text:span><text:span text:style-name="T6">.</text:span></text:p>
        </text:list-item>
        <text:list-item>
          <text:p text:style-name="P41"><text:a xlink:type="simple" xlink:href="http://www.rdocumentation.org/packages/stats/functions/sd" office:target-frame-name="_blank" xlink:show="new"><text:span text:style-name="Source_20_Text"><text:span text:style-name="T23">sd(x)</text:span></text:span></text:a><text:span text:style-name="T6"> - standard deviation of vector </text:span><text:span text:style-name="Source_20_Text"><text:span text:style-name="T15">x</text:span></text:span><text:span text:style-name="T6">.</text:span></text:p>
        </text:list-item>
        <text:list-item>
          <text:p text:style-name="P41"><text:a xlink:type="simple" xlink:href="http://www.rdocumentation.org/packages/stats/functions/cor" office:target-frame-name="_blank" xlink:show="new"><text:span text:style-name="Source_20_Text"><text:span text:style-name="T23">var(x)</text:span></text:span></text:a><text:span text:style-name="T6"> - variance of vector </text:span><text:span text:style-name="Source_20_Text"><text:span text:style-name="T15">x</text:span></text:span><text:span text:style-name="T6">.</text:span></text:p>
        </text:list-item>
        <text:list-item>
          <text:p text:style-name="P41"><text:a xlink:type="simple" xlink:href="http://www.rdocumentation.org/packages/stats/functions/IQR" office:target-frame-name="_blank" xlink:show="new"><text:span text:style-name="Source_20_Text"><text:span text:style-name="T23">IQR(x)</text:span></text:span></text:a><text:span text:style-name="T6"> - Inter Quartile Range (IQR) of vector </text:span><text:span text:style-name="Source_20_Text"><text:span text:style-name="T15">x</text:span></text:span><text:span text:style-name="T6">.</text:span></text:p>
        </text:list-item>
        <text:list-item>
          <text:p text:style-name="P41"><text:span text:style-name="Source_20_Text"><text:span text:style-name="T15">diff(range(x))</text:span></text:span><text:span text:style-name="T6"> - total range of vector </text:span><text:span text:style-name="Source_20_Text"><text:span text:style-name="T15">x</text:span></text:span><text:span text:style-name="T6">.</text:span></text:p>
        </text:list-item>
      </text:list>
      <text:h text:style-name="P111" text:outline-level="4">Instructions</text:h>
      <text:list xml:id="list4512484124973337671" text:style-name="L22">
        <text:list-item>
          <text:p text:style-name="P58"><text:span text:style-name="T55">Remove rows that have NA's in the arrival delay column and save the resulting dataset to </text:span><text:span text:style-name="Source_20_Text"><text:span text:style-name="T58">temp1</text:span></text:span><text:span text:style-name="T55">. Then create a table with the following variables (and variable names): the minimum arrival delay (</text:span><text:span text:style-name="Source_20_Text"><text:span text:style-name="T58">earliest</text:span></text:span><text:span text:style-name="T55">), the average arrival delay (</text:span><text:span text:style-name="Source_20_Text"><text:span text:style-name="T58">average</text:span></text:span><text:span text:style-name="T55">), the longest arrival delay (</text:span><text:span text:style-name="Source_20_Text"><text:span text:style-name="T58">latest</text:span></text:span><text:span text:style-name="T55">), and the standard deviation for arrival delays (</text:span><text:span text:style-name="Source_20_Text"><text:span text:style-name="T58">sd</text:span></text:span><text:span text:style-name="T55">). Save this data.frame in the variable </text:span><text:span text:style-name="Source_20_Text"><text:span text:style-name="T58">s1</text:span></text:span><text:span text:style-name="T55">.</text:span></text:p>
        </text:list-item>
        <text:list-item>
          <text:p text:style-name="P58"><text:span text:style-name="T55">Filter </text:span><text:span text:style-name="Source_20_Text"><text:span text:style-name="T58">hflights</text:span></text:span><text:span text:style-name="T55"> such that only rows that have no NA </text:span><text:span text:style-name="Source_20_Text"><text:span text:style-name="T58">TaxiIn</text:span></text:span><text:span text:style-name="T55"> and no NA </text:span><text:span text:style-name="Source_20_Text"><text:span text:style-name="T58">TaxiOut</text:span></text:span><text:span text:style-name="T55"> are kept; save this temporary result to </text:span><text:span text:style-name="Source_20_Text"><text:span text:style-name="T58">temp2</text:span></text:span><text:span text:style-name="T55">. Then create a data.frame using </text:span><text:span text:style-name="Source_20_Text"><text:span text:style-name="T58">summarise()</text:span></text:span><text:span text:style-name="T55">, with one variable, </text:span><text:span text:style-name="Source_20_Text"><text:span text:style-name="T58">max_taxi_diff</text:span></text:span><text:span text:style-name="T55"> that shows the biggest absolute difference in time between </text:span><text:span text:style-name="Source_20_Text"><text:span text:style-name="T58">TaxiIn</text:span></text:span><text:span text:style-name="T55"> and </text:span><text:span text:style-name="Source_20_Text"><text:span text:style-name="T58">TaxiOut</text:span></text:span><text:span text:style-name="T55"> for a single flight.</text:span></text:p>
        </text:list-item>
      </text:list>
      <text:p text:style-name="P25"/>
      <text:p text:style-name="P5"><text:span text:style-name="T47"># hflights is available</text:span></text:p>
      <text:p text:style-name="P5"/>
      <text:p text:style-name="P5"><text:span text:style-name="T47"># Calculate summarizing statistics for flights that have an ArrDelay that is not NA</text:span></text:p>
      <text:p text:style-name="P5"><text:span text:style-name="T47">temp1 &lt;- filter(hflights, !is.na(ArrDelay))</text:span></text:p>
      <text:p text:style-name="P5"><text:span text:style-name="T47">s1 &lt;- summarise(temp1, earliest = min(ArrDelay), </text:span></text:p>
      <text:p text:style-name="P5"><text:span text:style-name="T47"><text:s text:c="17"/>average = mean(ArrDelay), </text:span></text:p>
      <text:p text:style-name="P5"><text:span text:style-name="T47"><text:s text:c="17"/>latest = max(ArrDelay), </text:span></text:p>
      <text:p text:style-name="P5"><text:span text:style-name="T47"><text:s text:c="17"/>sd = sd(ArrDelay))</text:span></text:p>
      <text:p text:style-name="P5"/>
      <text:p text:style-name="P5"><text:span text:style-name="T47"># Calculate the maximum taxiing difference for flights that have taxi data available</text:span></text:p>
      <text:p text:style-name="P5"><text:span text:style-name="T47">temp2 &lt;- filter(hflights, !is.na(TaxiIn), !is.na(TaxiOut))</text:span></text:p>
      <text:p text:style-name="P5"><text:span text:style-name="T47">s2 &lt;- summarise(temp2, max_taxi_diff = max(abs(TaxiIn – TaxiOut)))</text:span></text:p>
      <text:p text:style-name="P5"/>
      <text:h text:style-name="P103" text:outline-level="3"><text:soft-page-break/></text:h>
      <text:h text:style-name="P103" text:outline-level="3">dplyr aggregate functions</text:h>
      <text:p text:style-name="P72"/>
      <text:p text:style-name="P43">dplyr provides several helpful aggregate functions of its own, in addition to the ones that are already defined in R. These include:</text:p>
      <text:list xml:id="list1920185547199809536" text:style-name="L23">
        <text:list-item>
          <text:p text:style-name="P42"><text:a xlink:type="simple" xlink:href="http://www.rdocumentation.org/packages/dplyr/functions/nth" office:target-frame-name="_blank" xlink:show="new"><text:span text:style-name="Source_20_Text"><text:span text:style-name="T23">first(x)</text:span></text:span></text:a><text:span text:style-name="T6"> - The first element of vector </text:span><text:span text:style-name="Source_20_Text"><text:span text:style-name="T15">x</text:span></text:span><text:span text:style-name="T6">.</text:span></text:p>
        </text:list-item>
        <text:list-item>
          <text:p text:style-name="P42"><text:a xlink:type="simple" xlink:href="http://www.rdocumentation.org/packages/dplyr/functions/nth" office:target-frame-name="_blank" xlink:show="new"><text:span text:style-name="Source_20_Text"><text:span text:style-name="T23">last(x)</text:span></text:span></text:a><text:span text:style-name="T6"> - The last element of vector </text:span><text:span text:style-name="Source_20_Text"><text:span text:style-name="T15">x</text:span></text:span><text:span text:style-name="T6">.</text:span></text:p>
        </text:list-item>
        <text:list-item>
          <text:p text:style-name="P42"><text:a xlink:type="simple" xlink:href="http://www.rdocumentation.org/packages/dplyr/functions/nth" office:target-frame-name="_blank" xlink:show="new"><text:span text:style-name="Source_20_Text"><text:span text:style-name="T23">nth(x, n)</text:span></text:span></text:a><text:span text:style-name="T6"> - The </text:span><text:span text:style-name="Source_20_Text"><text:span text:style-name="T15">n</text:span></text:span><text:span text:style-name="T6">th element of vector </text:span><text:span text:style-name="Source_20_Text"><text:span text:style-name="T15">x</text:span></text:span><text:span text:style-name="T6">.</text:span></text:p>
        </text:list-item>
        <text:list-item>
          <text:p text:style-name="P42"><text:a xlink:type="simple" xlink:href="http://www.rdocumentation.org/packages/dplyr/functions/n" office:target-frame-name="_blank" xlink:show="new"><text:span text:style-name="Source_20_Text"><text:span text:style-name="T23">n()</text:span></text:span></text:a><text:span text:style-name="T6"> - The number of rows in the data.frame or group of observations that </text:span><text:a xlink:type="simple" xlink:href="http://www.rdocumentation.org/packages/dplyr/functions/summarise" office:target-frame-name="_blank" xlink:show="new"><text:span text:style-name="Source_20_Text"><text:span text:style-name="T23">summarise()</text:span></text:span></text:a><text:span text:style-name="T6"> describes.</text:span></text:p>
        </text:list-item>
        <text:list-item>
          <text:p text:style-name="P42"><text:a xlink:type="simple" xlink:href="http://www.rdocumentation.org/packages/dplyr/functions/n_distinct" office:target-frame-name="_blank" xlink:show="new"><text:span text:style-name="Source_20_Text"><text:span text:style-name="T23">n_distinct(x)</text:span></text:span></text:a><text:span text:style-name="T6"> - The number of unique values in vector </text:span><text:span text:style-name="Source_20_Text"><text:span text:style-name="T15">x</text:span></text:span><text:span text:style-name="T6">.</text:span></text:p>
        </text:list-item>
      </text:list>
      <text:p text:style-name="P33"><text:span text:style-name="T6">Next to these dplyr-specific functions, you can also turn a logical test into an aggregating function with </text:span><text:a xlink:type="simple" xlink:href="http://www.rdocumentation.org/packages/base/functions/sum" office:target-frame-name="_blank" xlink:show="new"><text:span text:style-name="Source_20_Text"><text:span text:style-name="T23">sum()</text:span></text:span></text:a><text:span text:style-name="T6"> or </text:span><text:a xlink:type="simple" xlink:href="http://www.rdocumentation.org/packages/base/functions/mean" office:target-frame-name="_blank" xlink:show="new"><text:span text:style-name="Source_20_Text"><text:span text:style-name="T23">mean()</text:span></text:span></text:a><text:span text:style-name="T6">. A logical test returns a vector of </text:span><text:span text:style-name="Source_20_Text"><text:span text:style-name="T15">TRUE</text:span></text:span><text:span text:style-name="T6">'s and </text:span><text:span text:style-name="Source_20_Text"><text:span text:style-name="T15">FALSE</text:span></text:span><text:span text:style-name="T6">'s. When you apply </text:span><text:a xlink:type="simple" xlink:href="http://www.rdocumentation.org/packages/base/functions/sum" office:target-frame-name="_blank" xlink:show="new"><text:span text:style-name="Source_20_Text"><text:span text:style-name="T23">sum()</text:span></text:span></text:a><text:span text:style-name="T6"> or </text:span><text:a xlink:type="simple" xlink:href="http://www.rdocumentation.org/packages/base/functions/mean" office:target-frame-name="_blank" xlink:show="new"><text:span text:style-name="Source_20_Text"><text:span text:style-name="T23">mean()</text:span></text:span></text:a><text:span text:style-name="T6"> to such a vector, R coerces each </text:span><text:span text:style-name="Source_20_Text"><text:span text:style-name="T15">TRUE</text:span></text:span><text:span text:style-name="T6"> to a 1 and each </text:span><text:span text:style-name="Source_20_Text"><text:span text:style-name="T15">FALSE</text:span></text:span><text:span text:style-name="T6"> to a 0. This allows you to find the total number or proportion of observations that passed the test, respectively.</text:span></text:p>
      <text:h text:style-name="P111" text:outline-level="4">Instructions</text:h>
      <text:list xml:id="list5247245819774849357" text:style-name="L24">
        <text:list-item>
          <text:p text:style-name="P59"><text:span text:style-name="T55">Create a table with the following variables (and variable names): the total number of observations in </text:span><text:span text:style-name="Source_20_Text"><text:span text:style-name="T58">hflights</text:span></text:span><text:span text:style-name="T55"> (</text:span><text:span text:style-name="Source_20_Text"><text:span text:style-name="T58">n_obs</text:span></text:span><text:span text:style-name="T55">), the total number of carriers that appear in </text:span><text:span text:style-name="Source_20_Text"><text:span text:style-name="T58">hflights</text:span></text:span><text:span text:style-name="T55"> (</text:span><text:span text:style-name="Source_20_Text"><text:span text:style-name="T58">n_carrier</text:span></text:span><text:span text:style-name="T55">), the total number of destinations that appear in </text:span><text:span text:style-name="Source_20_Text"><text:span text:style-name="T58">hflights</text:span></text:span><text:span text:style-name="T55"> (</text:span><text:span text:style-name="Source_20_Text"><text:span text:style-name="T58">n_dest</text:span></text:span><text:span text:style-name="T55">), and the destination of the flight that appears in the 100th row of </text:span><text:span text:style-name="Source_20_Text"><text:span text:style-name="T58">hflights</text:span></text:span><text:span text:style-name="T55"> (</text:span><text:span text:style-name="Source_20_Text"><text:span text:style-name="T58">dest100</text:span></text:span><text:span text:style-name="T55">). Save the result to </text:span><text:span text:style-name="Source_20_Text"><text:span text:style-name="T58">s1</text:span></text:span><text:span text:style-name="T55">.</text:span></text:p>
        </text:list-item>
        <text:list-item>
          <text:p text:style-name="P59"><text:span text:style-name="T55">Keep all of the flights in </text:span><text:span text:style-name="Source_20_Text"><text:span text:style-name="T58">hflights</text:span></text:span><text:span text:style-name="T55"> flown by American Airlines ("American"), and assign the result to </text:span><text:span text:style-name="Source_20_Text"><text:span text:style-name="T58">aa</text:span></text:span><text:span text:style-name="T55">. Then calculate the total number of flights flown by American Airlines (</text:span><text:span text:style-name="Source_20_Text"><text:span text:style-name="T58">n_flights</text:span></text:span><text:span text:style-name="T55">), the total number of cancelled flights (</text:span><text:span text:style-name="Source_20_Text"><text:span text:style-name="T58">n_canc</text:span></text:span><text:span text:style-name="T55">), the </text:span><text:span text:style-name="Emphasis"><text:span text:style-name="T57">percentage</text:span></text:span><text:span text:style-name="T55"> of cancelled flights (</text:span><text:span text:style-name="Source_20_Text"><text:span text:style-name="T58">p_canc</text:span></text:span><text:span text:style-name="T55">), and the average arrival delay of the flights whose delay does not equal </text:span><text:span text:style-name="Source_20_Text"><text:span text:style-name="T58">NA</text:span></text:span><text:span text:style-name="T55"> (</text:span><text:span text:style-name="Source_20_Text"><text:span text:style-name="T58">avg_delay</text:span></text:span><text:span text:style-name="T55">). Store the final result in </text:span><text:span text:style-name="Source_20_Text"><text:span text:style-name="T58">s2</text:span></text:span><text:span text:style-name="T55">.</text:span></text:p>
        </text:list-item>
      </text:list>
      <text:p text:style-name="P26"/>
      <text:p text:style-name="P4"/>
      <text:p text:style-name="P5"><text:span text:style-name="T47"># hflights is available with full names for the carriers</text:span></text:p>
      <text:p text:style-name="P5"/>
      <text:p text:style-name="P5"><text:span text:style-name="T47"># Calculate the summarizing statistics of hflights</text:span></text:p>
      <text:p text:style-name="P5"><text:span text:style-name="T47">s1 &lt;- summarise(hflights, n_obs = n(), </text:span></text:p>
      <text:p text:style-name="P5"><text:span text:style-name="T47"><text:s text:c="20"/>n_carrier = n_distinct(UniqueCarrier), </text:span></text:p>
      <text:p text:style-name="P5"><text:span text:style-name="T47"><text:s text:c="20"/>n_dest = n_distinct(Dest), </text:span></text:p>
      <text:p text:style-name="P5"><text:span text:style-name="T47"><text:s text:c="20"/>dest100 = nth(Dest, 100))</text:span></text:p>
      <text:p text:style-name="P5"/>
      <text:p text:style-name="P5"><text:span text:style-name="T47"># Calculate the summarizing statistics for flights flown by American Airlines (carrier code "American")</text:span></text:p>
      <text:p text:style-name="P5"><text:span text:style-name="T47">aa &lt;- filter(hflights, UniqueCarrier == "American")</text:span></text:p>
      <text:p text:style-name="P5"><text:span text:style-name="T47">s2 &lt;- summarise(aa, n_flights = n(), </text:span></text:p>
      <text:p text:style-name="P5"><text:span text:style-name="T47"><text:s text:c="14"/>n_canc = sum(Cancelled == 1), </text:span></text:p>
      <text:p text:style-name="P5"><text:span text:style-name="T47"><text:s text:c="14"/>p_canc = mean(Cancelled == 1) * 100, </text:span></text:p>
      <text:p text:style-name="P5"><text:span text:style-name="T47"><text:s text:c="14"/>avg_delay = mean(ArrDelay, na.rm = TRUE))</text:span></text:p>
      <text:p text:style-name="P26"/>
      <text:p text:style-name="P26"/>
      <text:h text:style-name="P118" text:outline-level="2"><text:span text:style-name="T78">(4.2)<text:tab/></text:span>Chaining your functions: the pipe operator</text:h>
      <text:p text:style-name="P26"/>
      <text:h text:style-name="P103" text:outline-level="3">Overview of syntax</text:h>
      <text:p text:style-name="P72"/>
      <text:p text:style-name="P33"><text:span text:style-name="T6">Garrett clearly explained the use and functionality of the </text:span><text:span text:style-name="Source_20_Text"><text:span text:style-name="T15">%&gt;%</text:span></text:span><text:span text:style-name="T6">, but let's make sure you got the point. The following two statements are completely analogous:</text:span></text:p>
      <text:p text:style-name="P115"><text:span text:style-name="Source_20_Text"><text:span text:style-name="T28">mean(c(1, 2, 3, NA), na.rm = TRUE)</text:span></text:span></text:p>
      <text:p text:style-name="P116"><text:span text:style-name="Source_20_Text"><text:span text:style-name="T28">c(1, 2, 3, NA) %&gt;% mean(na.rm = TRUE)</text:span></text:span></text:p>
      <text:p text:style-name="P33"><text:span text:style-name="T6">The </text:span><text:span text:style-name="Source_20_Text"><text:span text:style-name="T15">%&gt;%</text:span></text:span><text:span text:style-name="T6"> operator allows you to extract the first argument of a function from the arguments list and put it in front of it, thus solving the </text:span><text:span text:style-name="Emphasis"><text:span text:style-name="T10">Dagwood sandwich problem</text:span></text:span><text:span text:style-name="T6">.</text:span></text:p>
      <text:h text:style-name="P111" text:outline-level="4">Instructions</text:h>
      <text:p text:style-name="P70">Use dplyr functions and the pipe operator to transform the following English sentences into R code:</text:p>
      <text:list xml:id="list5060918572234674060" text:style-name="L25">
        <text:list-item>
          <text:p text:style-name="P71"><text:span text:style-name="T55">Take the hflights data set </text:span><text:span text:style-name="Emphasis"><text:span text:style-name="T57">and then</text:span></text:span><text:span text:style-name="T55"> …</text:span></text:p>
        </text:list-item>
        <text:list-item>
          <text:p text:style-name="P60"><text:span text:style-name="T55">Add a variable named </text:span><text:span text:style-name="Source_20_Text"><text:span text:style-name="T58">diff</text:span></text:span><text:span text:style-name="T55"> that is the result of subtracting </text:span><text:span text:style-name="Source_20_Text"><text:span text:style-name="T58">TaxiIn</text:span></text:span><text:span text:style-name="T55"> from </text:span><text:span text:style-name="Source_20_Text"><text:span text:style-name="T58">TaxiOut</text:span></text:span><text:span text:style-name="T55">, </text:span><text:span text:style-name="Emphasis"><text:span text:style-name="T57">and then</text:span></text:span><text:span text:style-name="T55"> …</text:span></text:p>
        </text:list-item>
        <text:list-item>
          <text:p text:style-name="P60"><text:span text:style-name="T55">Pick all of the rows whose </text:span><text:span text:style-name="Source_20_Text"><text:span text:style-name="T58">diff</text:span></text:span><text:span text:style-name="T55"> value does not equal </text:span><text:span text:style-name="Source_20_Text"><text:span text:style-name="T58">NA</text:span></text:span><text:span text:style-name="T55">, </text:span><text:span text:style-name="Emphasis"><text:span text:style-name="T57">and then</text:span></text:span><text:span text:style-name="T55"> …</text:span></text:p>
        </text:list-item>
        <text:list-item>
          <text:p text:style-name="P60"><text:span text:style-name="T55">Summarise the data set with a value named </text:span><text:span text:style-name="Source_20_Text"><text:span text:style-name="T58">avg</text:span></text:span><text:span text:style-name="T55"> that is the mean </text:span><text:span text:style-name="Source_20_Text"><text:span text:style-name="T58">diff</text:span></text:span><text:span text:style-name="T55"> value.</text:span></text:p>
        </text:list-item>
      </text:list>
      <text:p text:style-name="P46"><text:span text:style-name="T55">Store the result in the variable </text:span><text:span text:style-name="Source_20_Text"><text:span text:style-name="T58">p</text:span></text:span><text:span text:style-name="T55">.</text:span></text:p>
      <text:p text:style-name="P26"/>
      <text:p text:style-name="P6"><text:span text:style-name="T47"># hflights and dplyr are both loaded and ready to serve you</text:span></text:p>
      <text:p text:style-name="P6"/>
      <text:p text:style-name="P6"><text:span text:style-name="T47"># Write the 'piped' version of the English sentences.</text:span></text:p>
      <text:p text:style-name="P6"><text:span text:style-name="T47">p &lt;- hflights%&gt;%mutate(diff=TaxiOut-TaxiIn)%&gt;%filter(!is.na(diff))%&gt;%summarise(avg=mean(diff))</text:span></text:p>
      <text:p text:style-name="P27"/>
      <text:p text:style-name="P27"/>
      <text:h text:style-name="P104" text:outline-level="3"><text:soft-page-break/>Drive or fly? Part 1 of 2</text:h>
      <text:p text:style-name="P72"/>
      <text:p text:style-name="P43">You can answer sophisticated questions by combining the verbs of dplyr. Over the next few exercises you will examine whether it sometimes makes sense to drive instead of fly. You will begin by making a data set that contains relevant variables. Then, you will find flights whose equivalent average velocity is lower than the velocity when traveling by car.</text:p>
      <text:h text:style-name="P111" text:outline-level="4">Instructions</text:h>
      <text:list xml:id="list2687405327184055589" text:style-name="L26">
        <text:list-item>
          <text:p text:style-name="P61"><text:span text:style-name="T55">Define a data set named </text:span><text:span text:style-name="Source_20_Text"><text:span text:style-name="T58">d</text:span></text:span><text:span text:style-name="T55"> that contains just the </text:span><text:span text:style-name="Source_20_Text"><text:span text:style-name="T58">Dest</text:span></text:span><text:span text:style-name="T55">, </text:span><text:span text:style-name="Source_20_Text"><text:span text:style-name="T58">UniqueCarrier</text:span></text:span><text:span text:style-name="T55">, </text:span><text:span text:style-name="Source_20_Text"><text:span text:style-name="T58">Distance</text:span></text:span><text:span text:style-name="T55">, and </text:span><text:span text:style-name="Source_20_Text"><text:span text:style-name="T58">ActualElapsedTime</text:span></text:span><text:span text:style-name="T55"> columns of </text:span><text:span text:style-name="Source_20_Text"><text:span text:style-name="T58">hflights</text:span></text:span><text:span text:style-name="T55"> as well as two additional variables: </text:span><text:span text:style-name="Source_20_Text"><text:span text:style-name="T58">RealTime</text:span></text:span><text:span text:style-name="T55"> and </text:span><text:span text:style-name="Source_20_Text"><text:span text:style-name="T58">mph</text:span></text:span><text:span text:style-name="T55">.</text:span><text:span text:style-name="Source_20_Text"><text:span text:style-name="T58">RealTime</text:span></text:span><text:span text:style-name="T55"> should equal the actual elapsed time plus 100 minutes. This will be an estimate of how much time a person spends getting from point A to point B while flying, including getting to the airport, security checks, etc. </text:span><text:span text:style-name="Source_20_Text"><text:span text:style-name="T58">mph</text:span></text:span><text:span text:style-name="T55"> will be the miles per hour that a person on the flight traveled based on the </text:span><text:span text:style-name="Source_20_Text"><text:span text:style-name="T58">RealTime</text:span></text:span><text:span text:style-name="T55"> of the flight.</text:span></text:p>
        </text:list-item>
        <text:list-item>
          <text:p text:style-name="P61"><text:span text:style-name="T55">On many highways you can drive at 70 mph. Continue with </text:span><text:span text:style-name="Source_20_Text"><text:span text:style-name="T58">d</text:span></text:span><text:span text:style-name="T55"> to calculate the following variables: </text:span><text:span text:style-name="Source_20_Text"><text:span text:style-name="T58">n_less</text:span></text:span><text:span text:style-name="T55">, the number of flights whose </text:span><text:span text:style-name="Source_20_Text"><text:span text:style-name="T58">mph</text:span></text:span><text:span text:style-name="T55"> value does not equal </text:span><text:span text:style-name="Source_20_Text"><text:span text:style-name="T58">NA</text:span></text:span><text:span text:style-name="T55"> that traveled at less than 70 mph in real time; </text:span><text:span text:style-name="Source_20_Text"><text:span text:style-name="T58">n_dest</text:span></text:span><text:span text:style-name="T55">, the number of destinations that were traveled to at less than 70 mph; </text:span><text:span text:style-name="Source_20_Text"><text:span text:style-name="T58">min_dist</text:span></text:span><text:span text:style-name="T55">, the minimum distance of these flights; </text:span><text:span text:style-name="Source_20_Text"><text:span text:style-name="T58">max_dist</text:span></text:span><text:span text:style-name="T55">, the maximum distance of these flights.</text:span></text:p>
        </text:list-item>
      </text:list>
      <text:p text:style-name="P27"/>
      <text:p text:style-name="P27"/>
      <text:p text:style-name="P6"><text:span text:style-name="T47"># hflights is pre-loaded</text:span></text:p>
      <text:p text:style-name="P6"/>
      <text:p text:style-name="P6"><text:span text:style-name="T47"># Part 1, concerning the selection and creation of columns</text:span></text:p>
      <text:p text:style-name="P6"><text:span text:style-name="T47">d &lt;- hflights %&gt;%</text:span></text:p>
      <text:p text:style-name="P6"><text:span text:style-name="T47"><text:s text:c="2"/>select(Dest, UniqueCarrier, Distance, ActualElapsedTime) %&gt;% <text:s/></text:span></text:p>
      <text:p text:style-name="P6"><text:span text:style-name="T47"><text:s text:c="2"/>mutate(RealTime = ActualElapsedTime + 100, mph = Distance / RealTime * 60) <text:s text:c="3"/></text:span></text:p>
      <text:p text:style-name="P6"/>
      <text:p text:style-name="P6"><text:span text:style-name="T47"># Part 2, concerning flights that had an actual average speed of less then 70 mph.</text:span></text:p>
      <text:p text:style-name="P6"><text:span text:style-name="T47">d %&gt;%</text:span></text:p>
      <text:p text:style-name="P6"><text:span text:style-name="T47"><text:s text:c="2"/>filter(!is.na(mph), mph &lt;= 70) %&gt;%</text:span></text:p>
      <text:p text:style-name="P6"><text:span text:style-name="T47"><text:s text:c="2"/>summarise( n_less = n(), </text:span></text:p>
      <text:p text:style-name="P6"><text:span text:style-name="T47"><text:s text:c="13"/>n_dest = n_distinct(Dest), </text:span></text:p>
      <text:p text:style-name="P6"><text:span text:style-name="T47"><text:s text:c="13"/>min_dist = min(Distance), </text:span></text:p>
      <text:p text:style-name="P6"><text:span text:style-name="T47"><text:s text:c="13"/>max_dist = max(Distance))</text:span></text:p>
      <text:p text:style-name="P27"/>
      <text:h text:style-name="P104" text:outline-level="3">Drive or fly? Part 2 of 2</text:h>
      <text:p text:style-name="P72"/>
      <text:p text:style-name="P43">The previous exercise suggested that some flights might be less efficient than driving in terms of speed. But is speed all that matters? Flying imposes burdens on a traveler that driving does not. For example, airplane tickets are very expensive. Air travelers also need to limit what they bring on their trip and arrange for a pick up or a drop off. Given these burdens we might demand that a flight provide a large speed advantage over driving.</text:p>
      <text:h text:style-name="P111" text:outline-level="4"><text:soft-page-break/>Instructions</text:h>
      <text:p text:style-name="P70">Let's define preferable flights as flights that are 150% faster than driving, i.e. that travel 105 mph or greater in real time. Also, assume that cancelled or diverted flights are less preferable than driving.</text:p>
      <text:p text:style-name="P46"><text:span text:style-name="T55">Write an adapted version of the solution to the previous exercise in an </text:span><text:span text:style-name="Emphasis"><text:span text:style-name="T57">all-in-one</text:span></text:span><text:span text:style-name="T55"> fashion (i.e. in a single expression without intermediary variables, using </text:span><text:span text:style-name="Source_20_Text"><text:span text:style-name="T58">%&gt;%</text:span></text:span><text:span text:style-name="T55">) to find:</text:span></text:p>
      <text:list xml:id="list7810006158907322709" text:style-name="L27">
        <text:list-item>
          <text:p text:style-name="P62"><text:span text:style-name="Source_20_Text"><text:span text:style-name="T58">n_non</text:span></text:span><text:span text:style-name="T55"> - the number of non-preferable flights in </text:span><text:span text:style-name="Source_20_Text"><text:span text:style-name="T58">hflights</text:span></text:span><text:span text:style-name="T55">,</text:span></text:p>
        </text:list-item>
        <text:list-item>
          <text:p text:style-name="P62"><text:span text:style-name="Source_20_Text"><text:span text:style-name="T58">p_non</text:span></text:span><text:span text:style-name="T55"> - the percentage of non-preferable flights in </text:span><text:span text:style-name="Source_20_Text"><text:span text:style-name="T58">hflights</text:span></text:span><text:span text:style-name="T55">,</text:span></text:p>
        </text:list-item>
        <text:list-item>
          <text:p text:style-name="P62"><text:span text:style-name="Source_20_Text"><text:span text:style-name="T58">n_dest</text:span></text:span><text:span text:style-name="T55"> - the number of destinations that non-preferable flights traveled to,</text:span></text:p>
        </text:list-item>
        <text:list-item>
          <text:p text:style-name="P62"><text:span text:style-name="Source_20_Text"><text:span text:style-name="T58">min_dist</text:span></text:span><text:span text:style-name="T55"> - the minimum distance that non-preferable flights traveled,</text:span></text:p>
        </text:list-item>
        <text:list-item>
          <text:p text:style-name="P62"><text:span text:style-name="Source_20_Text"><text:span text:style-name="T58">max_dist</text:span></text:span><text:span text:style-name="T55"> - the maximum distance that non-preferable flights traveled.</text:span></text:p>
        </text:list-item>
      </text:list>
      <text:p text:style-name="P46"><text:span text:style-name="T55">To maintain readability in this advanced exercise, start your operations with a </text:span><text:a xlink:type="simple" xlink:href="http://www.rdocumentation.org/packages/dplyr/functions/select" office:target-frame-name="_blank" xlink:show="new"><text:span text:style-name="Source_20_Text"><text:span text:style-name="T60">select()</text:span></text:span></text:a><text:span text:style-name="T55"> function to retain only the five columns that will be needed for the subsequent calculation steps.</text:span></text:p>
      <text:p text:style-name="P27"/>
      <text:p text:style-name="P27"/>
      <text:p text:style-name="P6"><text:span text:style-name="T47"># hflights and dplyr are loaded and ready to roll</text:span></text:p>
      <text:p text:style-name="P6"/>
      <text:p text:style-name="P6"><text:span text:style-name="T47"># Solve the exercise using a combination of dplyr verbs and %&gt;%</text:span></text:p>
      <text:p text:style-name="P6"><text:span text:style-name="T47">hflights %&gt;%</text:span></text:p>
      <text:p text:style-name="P6"><text:span text:style-name="T47"><text:s text:c="6"/>select(Dest, Cancelled, Distance, ActualElapsedTime, Diverted) %&gt;%</text:span></text:p>
      <text:p text:style-name="P6"><text:span text:style-name="T47"><text:s text:c="6"/>mutate(RealTime = ActualElapsedTime + 100, mph = Distance / RealTime * 60) %&gt;%</text:span></text:p>
      <text:p text:style-name="P6"><text:span text:style-name="T47"><text:s text:c="6"/>filter(mph &lt;= 105 | Cancelled == 1 | Diverted == 1) %&gt;%</text:span></text:p>
      <text:p text:style-name="P6"><text:span text:style-name="T47"><text:s text:c="6"/>summarise( n_non = n(), </text:span></text:p>
      <text:p text:style-name="P6"><text:span text:style-name="T47"><text:s text:c="17"/>p_non = n_non / nrow(hflights) * 100, </text:span></text:p>
      <text:p text:style-name="P6"><text:span text:style-name="T47"><text:s text:c="17"/>n_dest = n_distinct(Dest), </text:span></text:p>
      <text:p text:style-name="P6"><text:span text:style-name="T47"><text:s text:c="17"/>min_dist = min (Distance), </text:span></text:p>
      <text:p text:style-name="P6"><text:span text:style-name="T47"><text:s text:c="17"/>max_dist = max(Distance))</text:span></text:p>
      <text:p text:style-name="P27"/>
      <text:p text:style-name="P27"/>
      <text:h text:style-name="P104" text:outline-level="3">Advanced piping exercises</text:h>
      <text:p text:style-name="P72"/>
      <text:p text:style-name="P43">Because piping is a very powerful and commonly used feature, you are challenged with one more exercise. Become a piping master!</text:p>
      <text:h text:style-name="P111" text:outline-level="4">Instructions</text:h>
      <text:p text:style-name="P46"><text:span text:style-name="T55">How many flights were overnight flights (flights whose arrival time is earlier than their departed time). Do not count </text:span><text:span text:style-name="Source_20_Text"><text:span text:style-name="T58">NA</text:span></text:span><text:span text:style-name="T55"> values! Use </text:span><text:span text:style-name="Source_20_Text"><text:span text:style-name="T58">summarise()</text:span></text:span><text:span text:style-name="T55"> with the </text:span><text:span text:style-name="Source_20_Text"><text:span text:style-name="T58">n()</text:span></text:span><text:span text:style-name="T55"> function. The resulting data frame should contain a column named </text:span><text:span text:style-name="Source_20_Text"><text:span text:style-name="T58">n</text:span></text:span><text:span text:style-name="T55">.</text:span></text:p>
      <text:p text:style-name="P27"/>
      <text:p text:style-name="P27"/>
      <text:p text:style-name="P6"><text:span text:style-name="T47"># hflights and dplyr are loaded</text:span></text:p>
      <text:p text:style-name="P6"/>
      <text:p text:style-name="P6"><text:span text:style-name="T47"># Count the number of overnight flights</text:span></text:p>
      <text:p text:style-name="P6"><text:span text:style-name="T47">hflights %&gt;%</text:span></text:p>
      <text:p text:style-name="P6"><text:soft-page-break/><text:span text:style-name="T47"><text:s text:c="2"/>filter(!is.na(DepTime), !is.na(ArrTime), DepTime &gt; ArrTime) %&gt;%</text:span></text:p>
      <text:p text:style-name="P6"><text:span text:style-name="T47"><text:s text:c="2"/>summarise(n = n())</text:span></text:p>
      <text:p text:style-name="P27"/>
      <text:p text:style-name="P27"/>
      <text:h text:style-name="P126" text:outline-level="1"><text:span text:style-name="T33">Chapter 5: Group by &amp; working with Databases</text:span></text:h>
      <text:p text:style-name="P30"/>
      <text:h text:style-name="P120" text:outline-level="2"><text:span text:style-name="T80">(5.1)<text:tab/></text:span>Get group-wise insights: group_by</text:h>
      <text:h text:style-name="P91" text:outline-level="3"><text:span text:style-name="T20">Unite and conquer using group_by</text:span></text:h>
      <text:p text:style-name="P72"/>
      <text:p text:style-name="P33"><text:span text:style-name="T6">As Garrett explained, </text:span><text:a xlink:type="simple" xlink:href="http://www.rdocumentation.org/packages/dplyr/functions/group_by" office:target-frame-name="_blank" xlink:show="new"><text:span text:style-name="Source_20_Text"><text:span text:style-name="T23">group_by()</text:span></text:span></text:a><text:span text:style-name="T6"> lets you define groups within your data set. Its influence becomes clear when calling </text:span><text:a xlink:type="simple" xlink:href="http://www.rdocumentation.org/packages/dplyr/functions/summarise" office:target-frame-name="_blank" xlink:show="new"><text:span text:style-name="Source_20_Text"><text:span text:style-name="T23">summarise()</text:span></text:span></text:a><text:span text:style-name="T6"> on a grouped dataset: summarizing statistics are calculated for the different groups separately.</text:span></text:p>
      <text:p text:style-name="P43">The syntax for this function is again straightforward:</text:p>
      <text:p text:style-name="P115"><text:span text:style-name="Source_20_Text"><text:span text:style-name="T28">group_by(data, Var0, Var1, ...)</text:span></text:span></text:p>
      <text:p text:style-name="P33"><text:span text:style-name="T6">Here, </text:span><text:span text:style-name="Source_20_Text"><text:span text:style-name="T15">data</text:span></text:span><text:span text:style-name="T6"> is the tbl dataset you work with, and </text:span><text:span text:style-name="Source_20_Text"><text:span text:style-name="T15">Var0, Var1, ...</text:span></text:span><text:span text:style-name="T6"> are the variables you want to group by. If you pass on several variables as arguments, the number of separate sets of grouped observations will increase, but their size will decrease.</text:span></text:p>
      <text:h text:style-name="P112" text:outline-level="4">I<text:span text:style-name="T79">nstructions</text:span></text:h>
      <text:list xml:id="list5330459565031445405" text:style-name="L28">
        <text:list-item>
          <text:p text:style-name="P63"><text:span text:style-name="T55">Use </text:span><text:a xlink:type="simple" xlink:href="http://www.rdocumentation.org/packages/dplyr/functions/group_by" office:target-frame-name="_blank" xlink:show="new"><text:span text:style-name="Source_20_Text"><text:span text:style-name="T60">group_by()</text:span></text:span></text:a><text:span text:style-name="T55"> and </text:span><text:a xlink:type="simple" xlink:href="http://www.rdocumentation.org/packages/dplyr/functions/summarise" office:target-frame-name="_blank" xlink:show="new"><text:span text:style-name="Source_20_Text"><text:span text:style-name="T60">summarise()</text:span></text:span></text:a><text:span text:style-name="T55"> to compare the individual carriers. </text:span><text:span text:style-name="Emphasis"><text:span text:style-name="T57">For each carrier</text:span></text:span><text:span text:style-name="T55">, count the total number of flights flown by the carrier (</text:span><text:span text:style-name="Source_20_Text"><text:span text:style-name="T58">n_flights</text:span></text:span><text:span text:style-name="T55">), the total number of cancelled flights (</text:span><text:span text:style-name="Source_20_Text"><text:span text:style-name="T58">n_canc</text:span></text:span><text:span text:style-name="T55">), the </text:span><text:span text:style-name="Emphasis"><text:span text:style-name="T57">percentage</text:span></text:span><text:span text:style-name="T55"> of cancelled flights (</text:span><text:span text:style-name="Source_20_Text"><text:span text:style-name="T58">p_canc</text:span></text:span><text:span text:style-name="T55">), and the average arrival delay of the flights whose delay does not equal </text:span><text:span text:style-name="Source_20_Text"><text:span text:style-name="T58">NA</text:span></text:span><text:span text:style-name="T55"> (</text:span><text:span text:style-name="Source_20_Text"><text:span text:style-name="T58">avg_delay</text:span></text:span><text:span text:style-name="T55">). Once you've calculated these results, </text:span><text:a xlink:type="simple" xlink:href="http://www.rdocumentation.org/packages/dplyr/functions/arrange" office:target-frame-name="_blank" xlink:show="new"><text:span text:style-name="Source_20_Text"><text:span text:style-name="T60">arrange()</text:span></text:span></text:a><text:span text:style-name="T55"> the carriers from low to high by their average arrival delay. Use percentage of flights cancelled to break any ties. Which airline scores best based on these statistics?</text:span></text:p>
        </text:list-item>
        <text:list-item>
          <text:p text:style-name="P63"><text:span text:style-name="T55">Come up with a way to answer this question: At which day of the week is the average total taxiing time highest? Use </text:span><text:a xlink:type="simple" xlink:href="http://www.rdocumentation.org/packages/dplyr/functions/group_by" office:target-frame-name="_blank" xlink:show="new"><text:span text:style-name="Source_20_Text"><text:span text:style-name="T60">group_by()</text:span></text:span></text:a><text:span text:style-name="T55">, </text:span><text:a xlink:type="simple" xlink:href="http://www.rdocumentation.org/packages/dplyr/functions/summarise" office:target-frame-name="_blank" xlink:show="new"><text:span text:style-name="Source_20_Text"><text:span text:style-name="T60">summarise()</text:span></text:span></text:a><text:span text:style-name="T55"> and </text:span><text:a xlink:type="simple" xlink:href="http://www.rdocumentation.org/packages/dplyr/functions/arrange" office:target-frame-name="_blank" xlink:show="new"><text:span text:style-name="Source_20_Text"><text:span text:style-name="T60">arrange()</text:span></text:span></text:a><text:span text:style-name="T55">; you should avoid the use of </text:span><text:a xlink:type="simple" xlink:href="http://www.rdocumentation.org/packages/dplyr/functions/mutate" office:target-frame-name="_blank" xlink:show="new"><text:span text:style-name="Source_20_Text"><text:span text:style-name="T60">mutate()</text:span></text:span></text:a><text:span text:style-name="T55">. Define the grouped average total taxiing time to be </text:span><text:span text:style-name="Source_20_Text"><text:span text:style-name="T58">avg_taxi</text:span></text:span><text:span text:style-name="T55">.</text:span></text:p>
        </text:list-item>
      </text:list>
      <text:p text:style-name="P31"/>
      <text:p text:style-name="P85"><text:span text:style-name="T37"># hflights is in the workspace as a tbl, with translated carrier names</text:span></text:p>
      <text:p text:style-name="P85"/>
      <text:p text:style-name="P85"><text:span text:style-name="T37"># Make the calculations to end up with ordered statistics per carrier</text:span></text:p>
      <text:p text:style-name="P85"><text:span text:style-name="T37">hflights %&gt;% group_by(UniqueCarrier) %&gt;%</text:span></text:p>
      <text:p text:style-name="P85"><text:span text:style-name="T37"><text:s text:c="12"/>summarise(n_flights=n(), n_canc=sum(Cancelled), p_canc=mean(Cancelled)*100, avg_delay=mean(ArrDelay,na.rm=TRUE)) %&gt;%</text:span></text:p>
      <text:p text:style-name="P85"><text:span text:style-name="T37">arrange(avg_delay, p_canc)</text:span></text:p>
      <text:p text:style-name="P85"><text:soft-page-break/></text:p>
      <text:p text:style-name="P85"><text:span text:style-name="T37"># Answer the question: At which day of the week is total taxiing time highest?</text:span></text:p>
      <text:p text:style-name="P85"><text:span text:style-name="T37">hflights %&gt;% group_by(DayOfWeek) %&gt;%</text:span></text:p>
      <text:p text:style-name="P85"><text:span text:style-name="T37"><text:s text:c="12"/>summarise(avg_taxi=mean(TaxiIn+TaxiOut,na.rm=TRUE)) %&gt;%</text:span></text:p>
      <text:p text:style-name="P85"><text:span text:style-name="T37"><text:s text:c="12"/>arrange(desc(avg_taxi))</text:span></text:p>
      <text:h text:style-name="P92" text:outline-level="3"><text:span text:style-name="T38">Combine group_by with mutate</text:span></text:h>
      <text:p text:style-name="P72"/>
      <text:p text:style-name="P33"><text:span text:style-name="T6">You can also combine </text:span><text:a xlink:type="simple" xlink:href="http://www.rdocumentation.org/packages/dplyr/functions/group_by" office:target-frame-name="_blank" xlink:show="new"><text:span text:style-name="Source_20_Text"><text:span text:style-name="T23">group_by()</text:span></text:span></text:a><text:span text:style-name="T6"> with </text:span><text:a xlink:type="simple" xlink:href="http://www.rdocumentation.org/packages/dplyr/functions/mutate" office:target-frame-name="_blank" xlink:show="new"><text:span text:style-name="Source_20_Text"><text:span text:style-name="T23">mutate()</text:span></text:span></text:a><text:span text:style-name="T6">. When you mutate grouped data, </text:span><text:a xlink:type="simple" xlink:href="http://www.rdocumentation.org/packages/dplyr/functions/mutate" office:target-frame-name="_blank" xlink:show="new"><text:span text:style-name="Source_20_Text"><text:span text:style-name="T23">mutate()</text:span></text:span></text:a><text:span text:style-name="T6"> will calculate the new variables independently for each group. This is particularly useful when </text:span><text:a xlink:type="simple" xlink:href="http://www.rdocumentation.org/packages/dplyr/functions/mutate" office:target-frame-name="_blank" xlink:show="new"><text:span text:style-name="Source_20_Text"><text:span text:style-name="T23">mutate()</text:span></text:span></text:a><text:span text:style-name="T6"> uses the </text:span><text:a xlink:type="simple" xlink:href="http://www.rdocumentation.org/packages/base/functions/rank" office:target-frame-name="_blank" xlink:show="new"><text:span text:style-name="Source_20_Text"><text:span text:style-name="T23">rank()</text:span></text:span></text:a><text:span text:style-name="T6"> function, which calculates within group rankings. </text:span><text:a xlink:type="simple" xlink:href="http://www.rdocumentation.org/packages/base/functions/rank" office:target-frame-name="_blank" xlink:show="new"><text:span text:style-name="Source_20_Text"><text:span text:style-name="T23">rank()</text:span></text:span></text:a><text:span text:style-name="T6"> takes a group of values and calculates the rank of each value within the group, e.g.</text:span></text:p>
      <text:p text:style-name="P115"><text:span text:style-name="Source_20_Text"><text:span text:style-name="T28">rank(c(21, 22, 24, 23))</text:span></text:span></text:p>
      <text:p text:style-name="P43">has output</text:p>
      <text:p text:style-name="P115"><text:span text:style-name="Source_20_Text"><text:span text:style-name="T28">[1] 1 2 4 3</text:span></text:span></text:p>
      <text:p text:style-name="P33"><text:span text:style-name="T6">As with </text:span><text:a xlink:type="simple" xlink:href="http://www.rdocumentation.org/packages/dplyr/functions/arrange" office:target-frame-name="_blank" xlink:show="new"><text:span text:style-name="Source_20_Text"><text:span text:style-name="T23">arrange()</text:span></text:span></text:a><text:span text:style-name="T6">, </text:span><text:a xlink:type="simple" xlink:href="http://www.rdocumentation.org/packages/base/functions/rank" office:target-frame-name="_blank" xlink:show="new"><text:span text:style-name="Source_20_Text"><text:span text:style-name="T23">rank()</text:span></text:span></text:a><text:span text:style-name="T6"> ranks values from the largest to the smallest and this behavior can be reversed with the </text:span><text:a xlink:type="simple" xlink:href="http://www.rdocumentation.org/packages/dplyr/functions/desc" office:target-frame-name="_blank" xlink:show="new"><text:span text:style-name="Source_20_Text"><text:span text:style-name="T23">desc()</text:span></text:span></text:a><text:span text:style-name="T6"> function.</text:span></text:p>
      <text:h text:style-name="P111" text:outline-level="4">Instructions</text:h>
      <text:list xml:id="list7282545026896878486" text:style-name="L29">
        <text:list-item>
          <text:p text:style-name="P64"><text:span text:style-name="T55">Discard flights whose arrival delay equals </text:span><text:span text:style-name="Source_20_Text"><text:span text:style-name="T58">NA</text:span></text:span><text:span text:style-name="T55">, then rank the carriers by the proportion, i.e. the fraction, of their flights that arrived delayed (call this variable </text:span><text:span text:style-name="Source_20_Text"><text:span text:style-name="T58">p_delay</text:span></text:span><text:span text:style-name="T55">) and arrange the results based on the ranking. Create the </text:span><text:span text:style-name="Source_20_Text"><text:span text:style-name="T58">rank</text:span></text:span><text:span text:style-name="T55"> variable explicitly using </text:span><text:a xlink:type="simple" xlink:href="http://www.rdocumentation.org/packages/dplyr/functions/mutate" office:target-frame-name="_blank" xlink:show="new"><text:span text:style-name="Source_20_Text"><text:span text:style-name="T60">mutate()</text:span></text:span></text:a><text:span text:style-name="T55">.</text:span></text:p>
        </text:list-item>
        <text:list-item>
          <text:p text:style-name="P64"><text:span text:style-name="T55">In a similar fashion, rank the carriers by the average delay of flights that are delayed (ArrDelay &gt; 0). Call this summarizing variable </text:span><text:span text:style-name="Source_20_Text"><text:span text:style-name="T58">avg</text:span></text:span><text:span text:style-name="T55">. Then arrange the data based on the results. Again, build a </text:span><text:span text:style-name="Source_20_Text"><text:span text:style-name="T58">rank</text:span></text:span><text:span text:style-name="T55"> variable explicitly.</text:span></text:p>
        </text:list-item>
      </text:list>
      <text:p text:style-name="P32"/>
      <text:p text:style-name="P32"/>
      <text:p text:style-name="P32"/>
      <text:p text:style-name="P32"/>
      <text:p text:style-name="P32"/>
      <text:p text:style-name="P32"/>
      <text:p text:style-name="P32"/>
      <text:p text:style-name="P32"/>
      <text:p text:style-name="P32"/>
      <text:p text:style-name="P86"><text:soft-page-break/><text:span text:style-name="T37"># dplyr is loaded, hflights is loaded with fancy carrier names</text:span></text:p>
      <text:p text:style-name="P86"><text:span text:style-name="T37"># Solution to first instruction</text:span></text:p>
      <text:p text:style-name="P86"><text:span text:style-name="T37">hflights %&gt;%</text:span></text:p>
      <text:p text:style-name="P86"><text:span text:style-name="T37"><text:s text:c="6"/>group_by(UniqueCarrier) %&gt;%</text:span></text:p>
      <text:p text:style-name="P86"><text:span text:style-name="T37"><text:s text:c="6"/>filter(!is.na(ArrDelay)) %&gt;%</text:span></text:p>
      <text:p text:style-name="P86"><text:span text:style-name="T37"><text:s text:c="6"/>summarise(p_delay = mean(ArrDelay &gt; 0)) %&gt;%</text:span></text:p>
      <text:p text:style-name="P86"><text:span text:style-name="T37"><text:s text:c="6"/>mutate(rank = rank(p_delay)) %&gt;%</text:span></text:p>
      <text:p text:style-name="P86"><text:span text:style-name="T37"><text:s text:c="6"/>arrange(rank)</text:span></text:p>
      <text:p text:style-name="P86"/>
      <text:p text:style-name="P86"><text:span text:style-name="T37"># Solution to second instruction</text:span></text:p>
      <text:p text:style-name="P86"><text:span text:style-name="T37">hflights %&gt;%</text:span></text:p>
      <text:p text:style-name="P86"><text:span text:style-name="T37"><text:s text:c="6"/>group_by(UniqueCarrier) %&gt;%</text:span></text:p>
      <text:p text:style-name="P86"><text:span text:style-name="T37"><text:s text:c="6"/>filter(!is.na(ArrDelay), ArrDelay &gt; 0) %&gt;%</text:span></text:p>
      <text:p text:style-name="P86"><text:span text:style-name="T37"><text:s text:c="6"/>summarise(avg = mean(ArrDelay)) %&gt;%</text:span></text:p>
      <text:p text:style-name="P86"><text:span text:style-name="T37"><text:s text:c="6"/>mutate(rank = rank(avg)) %&gt;%</text:span></text:p>
      <text:p text:style-name="P86"><text:span text:style-name="T37"><text:s text:c="6"/>arrange(rank)</text:span></text:p>
      <text:p text:style-name="P32"/>
      <text:h text:style-name="P90" text:outline-level="3">Advanced group_by exercises</text:h>
      <text:p text:style-name="P72"/>
      <text:p text:style-name="P33"><text:span text:style-name="T6">By now you've learned the fundamentals of </text:span><text:span text:style-name="Source_20_Text"><text:span text:style-name="T15">dplyr</text:span></text:span><text:span text:style-name="T6">: the five data manipulation verbs and the additional </text:span><text:a xlink:type="simple" xlink:href="http://www.rdocumentation.org/packages/dplyr/functions/group_by" office:target-frame-name="_blank" xlink:show="new"><text:span text:style-name="Source_20_Text"><text:span text:style-name="T23">group_by()</text:span></text:span></text:a><text:span text:style-name="T6"> function to discover interesting groupwise statistics. The next challenges are an all-encompassing review of the concepts you have learned about. Answer the following questions as precisely as possible, i.e. the resulting dataset should only contain the information that is needed to answer the question.</text:span></text:p>
      <text:p text:style-name="P33"><text:span text:style-name="Emphasis"><text:span text:style-name="T10">Remember that the </text:span></text:span><text:span text:style-name="Emphasis"><text:span text:style-name="Source_20_Text"><text:span text:style-name="T18">hflights</text:span></text:span></text:span><text:span text:style-name="Emphasis"><text:span text:style-name="T10"> database contains only flights that flew from Houston; there is thus no need to filter on the </text:span></text:span><text:span text:style-name="Emphasis"><text:span text:style-name="Source_20_Text"><text:span text:style-name="T18">Origin</text:span></text:span></text:span><text:span text:style-name="Emphasis"><text:span text:style-name="T10"> column.</text:span></text:span></text:p>
      <text:h text:style-name="P111" text:outline-level="4">Instructions</text:h>
      <text:list xml:id="list8927181299457874003" text:style-name="L30">
        <text:list-item>
          <text:p text:style-name="P65"><text:span text:style-name="T55">Which plane (by tail number) flew out of Houston the most times? How many times? Name the column with this frequency </text:span><text:span text:style-name="Source_20_Text"><text:span text:style-name="T58">n</text:span></text:span><text:span text:style-name="T55">. Assign the result to </text:span><text:span text:style-name="Source_20_Text"><text:span text:style-name="T58">adv1</text:span></text:span><text:span text:style-name="T55">. To answer this question precisely, you will have to </text:span><text:a xlink:type="simple" xlink:href="http://www.rdocumentation.org/packages/dplyr/functions/filter" office:target-frame-name="_blank" xlink:show="new"><text:span text:style-name="Source_20_Text"><text:span text:style-name="T60">filter()</text:span></text:span></text:a><text:span text:style-name="T55"> as a final step to end up with only a single observation in </text:span><text:span text:style-name="Source_20_Text"><text:span text:style-name="T58">adv1</text:span></text:span><text:span text:style-name="T55">.</text:span></text:p>
        </text:list-item>
        <text:list-item>
          <text:p text:style-name="P65"><text:span text:style-name="T55">How many airplanes only flew to one destination from Houston? Save the resulting dataset in </text:span><text:span text:style-name="Source_20_Text"><text:span text:style-name="T58">adv2</text:span></text:span><text:span text:style-name="T55">, that contains only a single column, named </text:span><text:span text:style-name="Source_20_Text"><text:span text:style-name="T58">nplanes</text:span></text:span><text:span text:style-name="T55">and a single row.</text:span></text:p>
        </text:list-item>
        <text:list-item>
          <text:p text:style-name="P65"><text:span text:style-name="T55">Find the most visited destination for each carrier and save your solution to </text:span><text:span text:style-name="Source_20_Text"><text:span text:style-name="T58">adv3</text:span></text:span><text:span text:style-name="T55">. Your solution </text:span><text:soft-page-break/><text:span text:style-name="T55">should contain four columns:</text:span></text:p>
          <text:list>
            <text:list-item>
              <text:p text:style-name="P65"><text:span text:style-name="Source_20_Text"><text:span text:style-name="T58">UniqueCarrier</text:span></text:span><text:span text:style-name="T55"> and </text:span><text:span text:style-name="Source_20_Text"><text:span text:style-name="T58">Dest</text:span></text:span><text:span text:style-name="T55">,</text:span></text:p>
            </text:list-item>
            <text:list-item>
              <text:p text:style-name="P65"><text:span text:style-name="Source_20_Text"><text:span text:style-name="T58">n</text:span></text:span><text:span text:style-name="T55">, how often a carrier visited a particular destination,</text:span></text:p>
            </text:list-item>
            <text:list-item>
              <text:p text:style-name="P65"><text:span text:style-name="Source_20_Text"><text:span text:style-name="T58">rank</text:span></text:span><text:span text:style-name="T55">, how each destination ranks per carrier. </text:span><text:span text:style-name="Source_20_Text"><text:span text:style-name="T58">rank</text:span></text:span><text:span text:style-name="T55"> should be 1 for every row, as you want to find the most visited destination for each carrier.</text:span></text:p>
            </text:list-item>
          </text:list>
        </text:list-item>
        <text:list-item>
          <text:p text:style-name="P65"><text:span text:style-name="T55">For each destination, find the carrier that travels to that destination the most. Store the result in </text:span><text:span text:style-name="Source_20_Text"><text:span text:style-name="T58">adv4</text:span></text:span><text:span text:style-name="T55">. Again, your solution should contain 4 columns: </text:span><text:span text:style-name="Source_20_Text"><text:span text:style-name="T58">Dest</text:span></text:span><text:span text:style-name="T55">, </text:span><text:span text:style-name="Source_20_Text"><text:span text:style-name="T58">UniqueCarrier</text:span></text:span><text:span text:style-name="T55">, </text:span><text:span text:style-name="Source_20_Text"><text:span text:style-name="T58">n</text:span></text:span><text:span text:style-name="T55"> and </text:span><text:span text:style-name="Source_20_Text"><text:span text:style-name="T58">rank</text:span></text:span><text:span text:style-name="T55">.</text:span></text:p>
        </text:list-item>
      </text:list>
      <text:p text:style-name="P32"/>
      <text:p text:style-name="P86"><text:span text:style-name="T37"># dplyr and hflights (translated carrier names) are available.</text:span></text:p>
      <text:p text:style-name="P86"/>
      <text:p text:style-name="P86"><text:span text:style-name="T37"># Which plane (by tail number) flew out of Houston the most times? How many times?</text:span></text:p>
      <text:p text:style-name="P86"><text:span text:style-name="T37">adv1 &lt;- hflights %&gt;%</text:span></text:p>
      <text:p text:style-name="P86"><text:span text:style-name="T37"><text:s text:c="8"/>#filter(Origin=="HOU")%&gt;%</text:span></text:p>
      <text:p text:style-name="P86"><text:span text:style-name="T37"><text:s text:c="8"/>group_by(TailNum)%&gt;%</text:span></text:p>
      <text:p text:style-name="P86"><text:span text:style-name="T37"><text:s text:c="8"/>summarize(n=n())%&gt;%</text:span></text:p>
      <text:p text:style-name="P86"><text:span text:style-name="T37"><text:s text:c="8"/>select(TailNum,n)%&gt;%</text:span></text:p>
      <text:p text:style-name="P86"><text:span text:style-name="T37"><text:s text:c="8"/>filter(n==max(n))</text:span></text:p>
      <text:p text:style-name="P86"/>
      <text:p text:style-name="P86"><text:span text:style-name="T37"># How many airplanes only flew to one destination from Houston?</text:span></text:p>
      <text:p text:style-name="P86"><text:span text:style-name="T37">adv2 &lt;- hflights %&gt;%</text:span></text:p>
      <text:p text:style-name="P86"><text:span text:style-name="T37"><text:s text:c="8"/>#filter(Origin=="HOU")%&gt;%</text:span></text:p>
      <text:p text:style-name="P86"><text:span text:style-name="T37"><text:s text:c="8"/>group_by(TailNum)%&gt;%</text:span></text:p>
      <text:p text:style-name="P86"><text:span text:style-name="T37"><text:s text:c="8"/>summarize(ndest=n_distinct(Dest))%&gt;%</text:span></text:p>
      <text:p text:style-name="P86"><text:span text:style-name="T37"><text:s text:c="8"/>filter(ndest==1)</text:span></text:p>
      <text:p text:style-name="P86"/>
      <text:p text:style-name="P86"><text:span text:style-name="T37"># Find the most visited destination for each carrier </text:span></text:p>
      <text:p text:style-name="P86"><text:span text:style-name="T37">adv3 &lt;- hflights %&gt;% </text:span></text:p>
      <text:p text:style-name="P86"><text:span text:style-name="T37"><text:s text:c="4"/>group_by(UniqueCarrier,Dest)%&gt;%</text:span></text:p>
      <text:p text:style-name="P86"><text:span text:style-name="T37"><text:s text:c="4"/>summarise(n=n())%&gt;%</text:span></text:p>
      <text:p text:style-name="P86"><text:span text:style-name="T37"><text:s text:c="4"/>arrange(desc(n))%&gt;%</text:span></text:p>
      <text:p text:style-name="P86"><text:span text:style-name="T37"><text:s text:c="4"/>filter(n==max(n))</text:span></text:p>
      <text:p text:style-name="P86"/>
      <text:p text:style-name="P86"><text:soft-page-break/><text:span text:style-name="T37"># Find the carrier that travels to each destination the most. <text:s text:c="80"/></text:span></text:p>
      <text:p text:style-name="P86"><text:span text:style-name="T37">adv4&lt;-hflights%&gt;% </text:span></text:p>
      <text:p text:style-name="P86"><text:span text:style-name="T37"><text:s text:c="4"/>group_by(Dest,UniqueCarrier)%&gt;%</text:span></text:p>
      <text:p text:style-name="P86"><text:span text:style-name="T37"><text:s text:c="4"/>summarise(n=n())%&gt;%</text:span></text:p>
      <text:p text:style-name="P88"><text:span text:style-name="T62"><text:s text:c="2"/></text:span><text:span text:style-name="T48"><text:s text:c="2"/>arrange(desc(n))%&gt;%</text:span></text:p>
      <text:p text:style-name="P88"><text:span text:style-name="T48"><text:s text:c="4"/>filter(n==max(n))</text:span></text:p>
      <text:p text:style-name="P78"/>
      <text:h text:style-name="P117" text:outline-level="2"><text:span text:style-name="T81">(5.2)<text:tab/></text:span>dplyr and databases</text:h>
      <text:h text:style-name="P105" text:outline-level="3">dplyr deals with different types</text:h>
      <text:p text:style-name="P72"/>
      <text:p text:style-name="P33"><text:span text:style-name="Source_20_Text"><text:span text:style-name="T15">hflights2</text:span></text:span><text:span text:style-name="T6"> is a copy of </text:span><text:span text:style-name="Source_20_Text"><text:span text:style-name="T15">hflights</text:span></text:span><text:span text:style-name="T6"> that is saved as a data table. </text:span><text:span text:style-name="Source_20_Text"><text:span text:style-name="T15">hflights2</text:span></text:span><text:span text:style-name="T6"> was made available in the background using the following code:</text:span></text:p>
      <text:p text:style-name="P115"><text:span text:style-name="Source_20_Text"><text:span text:style-name="T28">library(data.table)</text:span></text:span></text:p>
      <text:p text:style-name="P116"><text:span text:style-name="Source_20_Text"><text:span text:style-name="T28">hflights2 &lt;- as.data.table(hflights)</text:span></text:span></text:p>
      <text:p text:style-name="P33"><text:span text:style-name="Source_20_Text"><text:span text:style-name="T15">hflights2</text:span></text:span><text:span text:style-name="T6"> contains all of the same information as </text:span><text:span text:style-name="Source_20_Text"><text:span text:style-name="T15">hflights</text:span></text:span><text:span text:style-name="T6">, but the information is stored in a different data structure. You can see this structure by typing </text:span><text:span text:style-name="Source_20_Text"><text:span text:style-name="T15">hflights2</text:span></text:span><text:span text:style-name="T6">at the command line.</text:span></text:p>
      <text:p text:style-name="P33"><text:span text:style-name="T6">Even though </text:span><text:span text:style-name="Source_20_Text"><text:span text:style-name="T15">hflights2</text:span></text:span><text:span text:style-name="T6"> is a different data structure, you can use the same dplyr functions to manipulate </text:span><text:span text:style-name="Source_20_Text"><text:span text:style-name="T15">hflights2</text:span></text:span><text:span text:style-name="T6"> as you used to manipulate </text:span><text:span text:style-name="Source_20_Text"><text:span text:style-name="T15">hflights</text:span></text:span><text:span text:style-name="T6">.</text:span></text:p>
      <text:h text:style-name="P113" text:outline-level="4">I<text:span text:style-name="T79">nstructions</text:span></text:h>
      <text:list xml:id="list2287766453579489422" text:style-name="L31">
        <text:list-item>
          <text:p text:style-name="P66"><text:span text:style-name="T56">Use </text:span><text:a xlink:type="simple" xlink:href="http://www.rdocumentation.org/packages/dplyr/functions/summarise" office:target-frame-name="_blank" xlink:show="new"><text:span text:style-name="Source_20_Text"><text:span text:style-name="T60">summarise()</text:span></text:span></text:a><text:span text:style-name="T56"> to calculate </text:span><text:span text:style-name="Source_20_Text"><text:span text:style-name="T59">n_carrier</text:span></text:span><text:span text:style-name="T56">, the total number of unique carriers in</text:span><text:span text:style-name="Source_20_Text"><text:span text:style-name="T59">hflights2</text:span></text:span><text:span text:style-name="T56">. Save the result to the variable </text:span><text:span text:style-name="Source_20_Text"><text:span text:style-name="T59">s2</text:span></text:span><text:span text:style-name="T56">. Whether or not you use the pipe is up to you!</text:span></text:p>
        </text:list-item>
      </text:list>
      <text:p text:style-name="P80"/>
      <text:p text:style-name="P87"># hflights2 is pre-loaded as a data.table</text:p>
      <text:p text:style-name="P84"># Use summarise to calculate n_carrier</text:p>
      <text:p text:style-name="P84">s2&lt;-summarise(hflights2,n_carrier=n_distinct(UniqueCarrier))</text:p>
      <text:p text:style-name="P79"/>
      <text:h text:style-name="P106" text:outline-level="3">dplyr and mySQL databases</text:h>
      <text:p text:style-name="P72"/>
      <text:p text:style-name="P33"><text:span text:style-name="T6">nycflights is a mySQL database on the DataCamp server. It contains information about flights that departed from New York City in 2013. This data is similar to the data in </text:span><text:span text:style-name="Source_20_Text"><text:span text:style-name="T15">hflights</text:span></text:span><text:span text:style-name="T6">, but it does not contain information about cancellations or diversions (you can access the same data in the </text:span><text:span text:style-name="Source_20_Text"><text:span text:style-name="T15">nycflights13</text:span></text:span><text:span text:style-name="T6"> R package).</text:span></text:p>
      <text:p text:style-name="P33"><text:span text:style-name="Source_20_Text"><text:span text:style-name="T15">nycflights</text:span></text:span><text:span text:style-name="T6">, an R object that stores a connection to the nycflights tbl that lives outside of R on </text:span><text:soft-page-break/><text:span text:style-name="T6">the datacamp server, will be created for you on the right. You can use such connection objects to pull data from databases into R. This lets you work with datasets that are too large to fit in R.</text:span></text:p>
      <text:p text:style-name="P43">You can learn a connection language to make sophisticated queries from such a database, or you can simply use dplyr. When you run a dplyr command on a database connection, dplyr will convert the command to the database's native language and do the query for you. As such, just the data that you need from the database will be retrieved. This will usually be a fraction of the total data, which will fit in R withouth memory issues.</text:p>
      <text:p text:style-name="P33"><text:span text:style-name="T6">For example, we can easily retrieve a summary of how many carriers and how many flights flew in and out of New York City in 2013 with the code (note that in </text:span><text:span text:style-name="Source_20_Text"><text:span text:style-name="T15">nycflights</text:span></text:span><text:span text:style-name="T6">, the </text:span><text:span text:style-name="Source_20_Text"><text:span text:style-name="T15">UniqueCarrier</text:span></text:span><text:span text:style-name="T6"> variable is named </text:span><text:span text:style-name="Source_20_Text"><text:span text:style-name="T15">carrier</text:span></text:span><text:span text:style-name="T6">):</text:span></text:p>
      <text:p text:style-name="P115"><text:span text:style-name="Source_20_Text"><text:span text:style-name="T28">summarise(nycflights, </text:span></text:span></text:p>
      <text:p text:style-name="P116"><text:span text:style-name="Source_20_Text"><text:span text:style-name="T30"><text:s text:c="4"/></text:span></text:span><text:span text:style-name="Source_20_Text"><text:span text:style-name="T28">n_carriers = n_distinct(carrier), </text:span></text:span></text:p>
      <text:p text:style-name="P116"><text:span text:style-name="Source_20_Text"><text:span text:style-name="T30"><text:s text:c="4"/></text:span></text:span><text:span text:style-name="Source_20_Text"><text:span text:style-name="T28">n_flights = n())</text:span></text:span></text:p>
      <text:h text:style-name="P114" text:outline-level="4">I<text:span text:style-name="T79">nstructions</text:span></text:h>
      <text:list xml:id="list453561770506748410" text:style-name="L32">
        <text:list-item>
          <text:p text:style-name="P74">Try to understand the already available code on the right. This code will create a reference to a tbl that resides in DataCamp's servers.</text:p>
        </text:list-item>
        <text:list-item>
          <text:p text:style-name="P67"><text:span text:style-name="T55">Glimpse at </text:span><text:span text:style-name="Source_20_Text"><text:span text:style-name="T58">nycflights</text:span></text:span><text:span text:style-name="T55">. Although </text:span><text:span text:style-name="Source_20_Text"><text:span text:style-name="T58">nycflights</text:span></text:span><text:span text:style-name="T55"> is a reference to a tbl in a remote database, there is no difference in syntax nor output!</text:span></text:p>
        </text:list-item>
        <text:list-item>
          <text:p text:style-name="P67"><text:span text:style-name="T55">Group the nycflights data by carrier, then create a grouped summary of the data that shows the number of flights (</text:span><text:span text:style-name="Source_20_Text"><text:span text:style-name="T58">n_flights</text:span></text:span><text:span text:style-name="T55">) flown by each carrier and the average arrival delay (</text:span><text:span text:style-name="Source_20_Text"><text:span text:style-name="T58">avg_delay</text:span></text:span><text:span text:style-name="T55">) of flights flown by each carrier. Finally, arrange the carriers by average delay from low to high. Assign the result to </text:span><text:span text:style-name="Source_20_Text"><text:span text:style-name="T58">dbsumm</text:span></text:span><text:span text:style-name="T55"> and use the pipe operator to maintain oversight in your calculations.</text:span></text:p>
        </text:list-item>
      </text:list>
      <text:p text:style-name="P79"/>
      <text:p text:style-name="P84"># set up a src that connects to the mysql database (src_mysql is provided by dplyr)</text:p>
      <text:p text:style-name="P84">my_db &lt;- src_mysql(dbname = "dplyr", </text:p>
      <text:p text:style-name="P84"><text:s text:c="18"/>host = "dplyr.csrrinzqubik.us-east-1.rds.amazonaws.com", </text:p>
      <text:p text:style-name="P84"><text:s text:c="18"/>port = 3306, user = "dplyr", password = "dplyr")</text:p>
      <text:p text:style-name="P84"># and reference a table within that src</text:p>
      <text:p text:style-name="P84">nycflights &lt;- tbl(my_db, "dplyr")</text:p>
      <text:p text:style-name="P84"># nycflights is now available as an R object that references to the remote nycflights table.</text:p>
      <text:p text:style-name="P84"/>
      <text:p text:style-name="P84"># glimpse at nycflights</text:p>
      <text:p text:style-name="P84">glimpse(nycflights)</text:p>
      <text:p text:style-name="P84"/>
      <text:p text:style-name="P84"><text:soft-page-break/># Calculate the grouped summaries detailed in the instructions.</text:p>
      <text:p text:style-name="P84">dbsumm &lt;- nycflights%&gt;%</text:p>
      <text:p text:style-name="P84"><text:s text:c="12"/>group_by(carrier)%&gt;%</text:p>
      <text:p text:style-name="P84"><text:s text:c="12"/>summarise(n_flights=n(),avg_delay=mean(arr_delay))%&gt;%</text:p>
      <text:p text:style-name="P84"><text:s text:c="12"/>arrange(avg_delay)</text:p>
      <text:p text:style-name="P81"/>
      <text:p text:style-name="P81"/>
      <text:p text:style-name="P79"/>
      <text:p text:style-name="P79"/>
      <text:p text:style-name="P78"/>
      <text:p text:style-name="P78"><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enlo, 'Ubuntu Mono', Consolas, source-code-pro, monospace"/>
    <style:font-face style:name="adelle" svg:font-family="adelle, sans-serif"/>
    <style:font-face style:name="ff-dagny-web-pro" svg:font-family="ff-dagny-web-pro, sans-serif"/>
    <style:font-face style:name="inherit" svg:font-family="inherit"/>
    <style:font-face style:name="FreeSans1" svg:font-family="FreeSans" style:font-family-generic="swiss"/>
    <style:font-face style:name="LM Mono 12" svg:font-family="'LM Mono 12'" style:font-pitch="fixed"/>
    <style:font-face style:name="LM Mono 9" svg:font-family="'LM Mono 9'" style:font-pitch="fixed"/>
    <style:font-face style:name="Courier New" svg:font-family="'Courier New'"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1:29:08.317742838</meta:creation-date>
    <dc:date>2015-08-12T13:01:40.500455501</dc:date>
    <meta:editing-duration>PT1H16M26S</meta:editing-duration>
    <meta:editing-cycles>28</meta:editing-cycles>
    <meta:generator>LibreOffice/4.2.8.2$Linux_X86_64 LibreOffice_project/420m0$Build-2</meta:generator>
    <meta:document-statistic meta:table-count="0" meta:image-count="0" meta:object-count="0" meta:page-count="26" meta:paragraph-count="496" meta:word-count="6715" meta:character-count="42353" meta:non-whitespace-character-count="35503"/>
  </office:meta>
</office:document-meta>
</file>